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fill="solid" draw:fill-color="#f0f0f0" draw:textarea-horizontal-align="justify" draw:textarea-vertical-align="top" draw:auto-grow-height="false" fo:min-height="0cm"/>
    </style:style>
    <style:style style:name="gr2" style:family="graphic" style:parent-style-name="standard">
      <style:graphic-properties draw:stroke="dash" draw:stroke-dash="Ultrafine_20_Dashed" svg:stroke-color="#000000" draw:marker-end="Arrowheads_20_2" draw:marker-end-width="0.152cm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svg:stroke-color="#808080" draw:marker-end="Arrowheads_20_2" draw:marker-end-width="0.152cm" draw:textarea-horizontal-align="center" draw:textarea-vertical-align="middle"/>
    </style:style>
    <style:style style:name="gr4" style:family="graphic" style:parent-style-name="standard">
      <style:graphic-properties draw:stroke="solid" svg:stroke-color="#000000" draw:marker-end="Arrowheads_20_2" draw:marker-end-width="0.152cm" draw:textarea-horizontal-align="center" draw:textarea-vertical-align="middle"/>
    </style:style>
    <style:style style:name="gr5" style:family="graphic" style:parent-style-name="standard">
      <style:graphic-properties draw:stroke="solid" svg:stroke-color="#808080" draw:marker-end="Arrowheads_20_2" draw:marker-end-width="0.152cm" draw:textarea-horizontal-align="center" draw:textarea-vertical-align="middle"/>
    </style:style>
    <style:style style:name="gr6" style:family="graphic" style:parent-style-name="standard">
      <style:graphic-properties draw:stroke="solid" draw:stroke-dash="Ultrafine_20_Dashed" svg:stroke-color="#808080" draw:marker-end="Arrowheads_20_2" draw:marker-end-width="0.152cm" draw:textarea-horizontal-align="center" draw:textarea-vertical-align="middle"/>
    </style:style>
    <style:style style:name="gr7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3cm" fo:min-width="0.756cm"/>
    </style:style>
    <style:style style:name="gr8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8cm" fo:min-width="0.514cm"/>
    </style:style>
    <style:style style:name="gr9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756cm"/>
    </style:style>
    <style:style style:name="gr10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16cm" fo:min-width="0.61cm"/>
    </style:style>
    <style:style style:name="gr11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657cm"/>
    </style:style>
    <style:style style:name="gr12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621cm"/>
    </style:style>
    <style:style style:name="gr13" style:family="graphic" style:parent-style-name="standard">
      <style:graphic-properties draw:stroke="none" draw:stroke-dash="Ultrafine_20_Dashed" svg:stroke-color="#000000" draw:marker-end="Arrowheads_20_2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svg:stroke-color="#808080" draw:fill="solid" draw:fill-color="#ffffff" draw:textarea-vertical-align="middle" draw:auto-grow-height="false" fo:min-height="0.749cm" fo:min-width="0.499cm" style:protect="size"/>
    </style:style>
    <style:style style:name="gr15" style:family="graphic" style:parent-style-name="standard">
      <style:graphic-properties draw:stroke="solid" svg:stroke-color="#000000" draw:fill="solid" draw:fill-color="#999999" draw:textarea-vertical-align="middle" draw:auto-grow-height="false" fo:min-height="0.749cm" fo:min-width="0.499cm" style:protect="size"/>
    </style:style>
    <style:style style:name="gr16" style:family="graphic" style:parent-style-name="standard">
      <style:graphic-properties draw:stroke="solid" svg:stroke-color="#000000" draw:fill="solid" draw:fill-color="#ffffff" draw:textarea-vertical-align="middle" draw:auto-grow-height="false" fo:min-height="0.749cm" fo:min-width="0.499cm" style:protect="size"/>
    </style:style>
    <style:style style:name="gr17" style:family="graphic" style:parent-style-name="standard">
      <style:graphic-properties draw:stroke="solid" draw:fill="solid" draw:fill-color="#999999" draw:textarea-vertical-align="middle" draw:auto-grow-height="false" fo:min-height="0.749cm" fo:min-width="0.499cm" style:protect="size"/>
    </style:style>
    <style:style style:name="gr18" style:family="graphic" style:parent-style-name="standard">
      <style:graphic-properties draw:stroke="solid" svg:stroke-color="#000000" draw:fill="solid" draw:fill-color="#ffffff" draw:textarea-vertical-align="middle" draw:auto-grow-height="false" fo:min-height="0.749cm" fo:min-width="0.499cm" style:protect="siz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Courier New'" style:font-pitch="fixed"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'Courier New'" style:font-style-name="Regular" style:font-pitch="fixed" fo:font-size="10pt"/>
    </style:style>
    <style:style style:name="P6" style:family="paragraph">
      <style:text-properties style:text-position="0% 100%" fo:font-family="'Courier New'" style:font-pitch="fixed" fo:font-size="10pt"/>
    </style:style>
    <style:style style:name="P7" style:family="paragraph">
      <style:text-properties fo:font-family="'Courier New'" style:font-pitch="fixed" fo:font-size="10pt"/>
    </style:style>
    <style:style style:name="P8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9pt"/>
    </style:style>
    <style:style style:name="P9" style:family="paragraph">
      <style:paragraph-properties fo:margin-left="0cm" fo:margin-right="0cm" fo:text-indent="0cm"/>
      <style:text-properties fo:font-weight="bold"/>
    </style:style>
    <style:style style:name="P10" style:family="paragraph">
      <style:paragraph-properties fo:margin-left="0cm" fo:margin-right="0cm" fo:text-indent="0cm"/>
      <style:text-properties fo:font-family="'Courier New'" style:font-style-name="Regular" style:font-pitch="fixed" fo:font-size="10pt" fo:font-weight="bold"/>
    </style:style>
    <style:style style:name="T1" style:family="text">
      <style:text-properties fo:font-family="'Courier New'" style:font-pitch="fixed" fo:font-size="7pt"/>
    </style:style>
    <style:style style:name="T2" style:family="text">
      <style:text-properties style:text-position="sub 58%" fo:font-family="'Courier New'" style:font-pitch="fixed" fo:font-size="10pt"/>
    </style:style>
    <style:style style:name="T3" style:family="text">
      <style:text-properties fo:font-family="'Courier New'" style:font-style-name="Regular" style:font-pitch="fixed" fo:font-size="10pt"/>
    </style:style>
    <style:style style:name="T4" style:family="text">
      <style:text-properties style:text-position="sub 58%" fo:font-family="'Courier New'" style:font-style-name="Regular" style:font-pitch="fixed" fo:font-size="10pt"/>
    </style:style>
    <style:style style:name="T5" style:family="text">
      <style:text-properties style:text-position="0% 100%" fo:font-family="'Courier New'" style:font-style-name="Regular" style:font-pitch="fixed" fo:font-size="10pt"/>
    </style:style>
    <style:style style:name="T6" style:family="text">
      <style:text-properties fo:font-family="'Courier New'" style:font-family-generic="modern" style:font-pitch="fixed" fo:font-size="9pt"/>
    </style:style>
    <style:style style:name="T7" style:family="text">
      <style:text-properties fo:font-family="'Courier New'" style:font-style-name="Regular" style:font-pitch="fixed" fo:font-size="1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4.202cm" svg:height="6.36cm" svg:x="18.453cm" svg:y="31.557cm">
          <text:p text:style-name="P1"><text:span text:style-name="T1">chunk</text:span><text:span text:style-name="T2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28.265524625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20.057cm" svg:y1="34.79cm" svg:x2="21.178cm" svg:y2="34.174cm" draw:start-shape="id1" draw:start-glue-point="10" draw:end-shape="id2" draw:end-glue-point="6">
          <text:p text:style-name="P4"/>
        </draw:connector>
        <draw:connector draw:style-name="gr2" draw:text-style-name="P3" draw:layer="layout" draw:type="line" svg:x1="20.057cm" svg:y1="35.705cm" svg:x2="21.178cm" svg:y2="34.79cm" draw:start-shape="id3" draw:start-glue-point="10" draw:end-shape="id4" draw:end-glue-point="6">
          <text:p text:style-name="P4"/>
        </draw:connector>
        <draw:connector draw:style-name="gr2" draw:text-style-name="P3" draw:layer="layout" draw:type="line" svg:x1="20.057cm" svg:y1="36.646cm" svg:x2="21.178cm" svg:y2="35.705cm" draw:start-shape="id5" draw:start-glue-point="10" draw:end-shape="id6" draw:end-glue-point="6">
          <text:p text:style-name="P4"/>
        </draw:connector>
        <draw:custom-shape draw:style-name="gr1" draw:text-style-name="P2" draw:layer="layout" svg:width="4.202cm" svg:height="6.36cm" svg:x="8.152cm" svg:y="23.956cm">
          <text:p text:style-name="P1"><text:span text:style-name="T1">chunk</text:span><text:span text:style-name="T2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28.265524625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02cm" svg:height="6.36cm" svg:x="8.151cm" svg:y="16.555cm">
          <text:p text:style-name="P1"><text:span text:style-name="T1">chunk</text:span><text:span text:style-name="T2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28.265524625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9.756cm" svg:y1="29.045cm" svg:x2="10.877cm" svg:y2="28.104cm" draw:start-shape="id7" draw:start-glue-point="10" draw:end-shape="id8" draw:end-glue-point="6">
          <text:p text:style-name="P4"/>
        </draw:connector>
        <draw:connector draw:style-name="gr3" draw:text-style-name="P3" draw:layer="layout" draw:type="line" svg:x1="9.756cm" svg:y1="28.104cm" svg:x2="10.877cm" svg:y2="27.189cm" draw:start-shape="id9" draw:start-glue-point="10" draw:end-shape="id10" draw:end-glue-point="6">
          <text:p text:style-name="P4"/>
        </draw:connector>
        <draw:connector draw:style-name="gr3" draw:text-style-name="P3" draw:layer="layout" draw:type="line" svg:x1="9.756cm" svg:y1="27.189cm" svg:x2="10.877cm" svg:y2="26.573cm" draw:start-shape="id11" draw:start-glue-point="10" draw:end-shape="id12" draw:end-glue-point="6">
          <text:p text:style-name="P4"/>
        </draw:connector>
        <draw:connector draw:style-name="gr3" draw:text-style-name="P3" draw:layer="layout" draw:type="line" svg:x1="9.755cm" svg:y1="21.644cm" svg:x2="10.93cm" svg:y2="20.838cm" draw:start-shape="id13" draw:start-glue-point="10" draw:end-shape="id14" draw:end-glue-point="7">
          <text:p text:style-name="P4"/>
        </draw:connector>
        <draw:connector draw:style-name="gr3" draw:text-style-name="P3" draw:layer="layout" draw:type="line" svg:x1="9.755cm" svg:y1="20.703cm" svg:x2="10.876cm" svg:y2="19.788cm" draw:start-shape="id15" draw:start-glue-point="10" draw:end-shape="id16" draw:end-glue-point="6">
          <text:p text:style-name="P4"/>
        </draw:connector>
        <draw:connector draw:style-name="gr3" draw:text-style-name="P3" draw:layer="layout" draw:type="line" svg:x1="9.755cm" svg:y1="19.788cm" svg:x2="10.876cm" svg:y2="19.172cm" draw:start-shape="id17" draw:start-glue-point="10" draw:end-shape="id18" draw:end-glue-point="6">
          <text:p text:style-name="P4"/>
        </draw:connector>
        <draw:custom-shape draw:style-name="gr1" draw:text-style-name="P2" draw:layer="layout" svg:width="4.202cm" svg:height="6.36cm" svg:x="8.152cm" svg:y="9.156cm">
          <text:p text:style-name="P1"><text:span text:style-name="T1">chunk</text:span><text:span text:style-name="T2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28.265524625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02cm" svg:height="6.36cm" svg:x="8.151cm" svg:y="1.755cm">
          <text:p text:style-name="P1"><text:span text:style-name="T1">chunk</text:span><text:span text:style-name="T2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28.265524625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9.756cm" svg:y1="14.245cm" svg:x2="10.877cm" svg:y2="13.304cm" draw:start-shape="id19" draw:start-glue-point="10" draw:end-shape="id20" draw:end-glue-point="6">
          <text:p text:style-name="P4"/>
        </draw:connector>
        <draw:connector draw:style-name="gr3" draw:text-style-name="P3" draw:layer="layout" draw:type="line" svg:x1="9.756cm" svg:y1="13.304cm" svg:x2="10.877cm" svg:y2="12.389cm" draw:start-shape="id21" draw:start-glue-point="10" draw:end-shape="id22" draw:end-glue-point="6">
          <text:p text:style-name="P4"/>
        </draw:connector>
        <draw:connector draw:style-name="gr3" draw:text-style-name="P3" draw:layer="layout" draw:type="line" svg:x1="9.756cm" svg:y1="12.389cm" svg:x2="10.877cm" svg:y2="11.773cm" draw:start-shape="id23" draw:start-glue-point="10" draw:end-shape="id24" draw:end-glue-point="6">
          <text:p text:style-name="P4"/>
        </draw:connector>
        <draw:connector draw:style-name="gr3" draw:text-style-name="P3" draw:layer="layout" draw:type="line" svg:x1="9.755cm" svg:y1="6.844cm" svg:x2="10.876cm" svg:y2="5.903cm" draw:start-shape="id25" draw:start-glue-point="10" draw:end-shape="id26" draw:end-glue-point="6">
          <text:p text:style-name="P4"/>
        </draw:connector>
        <draw:connector draw:style-name="gr3" draw:text-style-name="P3" draw:layer="layout" draw:type="line" svg:x1="9.755cm" svg:y1="5.903cm" svg:x2="10.876cm" svg:y2="4.988cm" draw:start-shape="id27" draw:start-glue-point="10" draw:end-shape="id28" draw:end-glue-point="6">
          <text:p text:style-name="P4"/>
        </draw:connector>
        <draw:connector draw:style-name="gr3" draw:text-style-name="P3" draw:layer="layout" draw:type="line" svg:x1="9.755cm" svg:y1="4.988cm" svg:x2="10.876cm" svg:y2="4.372cm" draw:start-shape="id29" draw:start-glue-point="10" draw:end-shape="id30" draw:end-glue-point="6">
          <text:p text:style-name="P4"/>
        </draw:connector>
        <draw:custom-shape draw:style-name="gr1" draw:text-style-name="P2" draw:layer="layout" svg:width="4.15cm" svg:height="6.36cm" svg:x="3.458cm" svg:y="1.755cm">
          <text:p text:style-name="P1"><text:span text:style-name="T1">chunk</text:span><text:span text:style-name="T2">t-1</text:span></text:p>
          <draw:enhanced-geometry svg:viewBox="0 0 21600 21600" draw:path-stretchpoint-x="10800" draw:path-stretchpoint-y="10800" draw:text-areas="?f3 ?f4 ?f5 ?f6" draw:type="round-rectangle" draw:modifiers="3542.60869565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draw:line-skew="-0.215cm 0.358cm" svg:x1="11.256cm" svg:y1="5.903cm" svg:x2="11.065cm" svg:y2="7.471cm" draw:start-shape="id26" draw:start-glue-point="10" draw:end-shape="id31" draw:end-glue-point="4">
          <text:p text:style-name="P4"/>
        </draw:connector>
        <draw:connector draw:style-name="gr4" draw:text-style-name="P3" draw:layer="layout" draw:type="curve" draw:line-skew="0.012cm 0.858cm" svg:x1="11.256cm" svg:y1="4.988cm" svg:x2="11.065cm" svg:y2="7.471cm" draw:start-shape="id28" draw:start-glue-point="10" draw:end-shape="id31" draw:end-glue-point="4">
          <text:p text:style-name="P4"/>
        </draw:connector>
        <draw:connector draw:style-name="gr4" draw:text-style-name="P3" draw:layer="layout" draw:type="curve" draw:line-skew="0.17cm 1.215cm" svg:x1="11.256cm" svg:y1="4.372cm" svg:x2="11.065cm" svg:y2="7.471cm" draw:start-shape="id30" draw:start-glue-point="10" draw:end-shape="id31" draw:end-glue-point="4">
          <text:p text:style-name="P4"/>
        </draw:connector>
        <draw:connector draw:style-name="gr3" draw:text-style-name="P3" draw:layer="layout" draw:type="line" svg:x1="6.456cm" svg:y1="4.372cm" svg:x2="9.375cm" svg:y2="4.988cm" draw:start-shape="id32" draw:start-glue-point="10" draw:end-shape="id29" draw:end-glue-point="6">
          <text:p text:style-name="P4"/>
        </draw:connector>
        <draw:connector draw:style-name="gr3" draw:text-style-name="P3" draw:layer="layout" draw:type="line" svg:x1="6.456cm" svg:y1="4.372cm" svg:x2="9.375cm" svg:y2="5.903cm" draw:start-shape="id32" draw:start-glue-point="10" draw:end-shape="id27" draw:end-glue-point="6">
          <text:p text:style-name="P4"/>
        </draw:connector>
        <draw:connector draw:style-name="gr3" draw:text-style-name="P3" draw:layer="layout" draw:type="line" svg:x1="6.456cm" svg:y1="4.988cm" svg:x2="9.375cm" svg:y2="5.903cm" draw:start-shape="id33" draw:start-glue-point="10" draw:end-shape="id27" draw:end-glue-point="6">
          <text:p text:style-name="P4"/>
        </draw:connector>
        <draw:connector draw:style-name="gr3" draw:text-style-name="P3" draw:layer="layout" draw:type="line" svg:x1="6.456cm" svg:y1="4.372cm" svg:x2="9.375cm" svg:y2="6.844cm" draw:start-shape="id32" draw:start-glue-point="10" draw:end-shape="id25" draw:end-glue-point="6">
          <text:p text:style-name="P4"/>
        </draw:connector>
        <draw:connector draw:style-name="gr3" draw:text-style-name="P3" draw:layer="layout" draw:type="line" svg:x1="6.456cm" svg:y1="4.988cm" svg:x2="9.375cm" svg:y2="6.844cm" draw:start-shape="id33" draw:start-glue-point="10" draw:end-shape="id25" draw:end-glue-point="6">
          <text:p text:style-name="P4"/>
        </draw:connector>
        <draw:connector draw:style-name="gr3" draw:text-style-name="P3" draw:layer="layout" draw:type="line" svg:x1="6.456cm" svg:y1="5.903cm" svg:x2="9.375cm" svg:y2="6.844cm" draw:start-shape="id34" draw:start-glue-point="10" draw:end-shape="id25" draw:end-glue-point="6">
          <text:p text:style-name="P4"/>
        </draw:connector>
        <draw:connector draw:style-name="gr3" draw:text-style-name="P3" draw:layer="layout" draw:type="line" svg:x1="8.925cm" svg:y1="3.894cm" svg:x2="9.429cm" svg:y2="5.768cm" draw:start-shape="id35" draw:start-glue-point="9" draw:end-shape="id27" draw:end-glue-point="5">
          <text:p text:style-name="P4"/>
        </draw:connector>
        <draw:connector draw:style-name="gr3" draw:text-style-name="P3" draw:layer="layout" draw:type="line" svg:x1="8.925cm" svg:y1="3.894cm" svg:x2="9.429cm" svg:y2="4.853cm" draw:start-shape="id35" draw:start-glue-point="9" draw:end-shape="id29" draw:end-glue-point="5">
          <text:p text:style-name="P4"/>
        </draw:connector>
        <draw:connector draw:style-name="gr3" draw:text-style-name="P3" draw:layer="layout" draw:type="line" svg:x1="8.925cm" svg:y1="3.894cm" svg:x2="9.429cm" svg:y2="4.237cm" draw:start-shape="id35" draw:start-glue-point="9" draw:end-shape="id36" draw:end-glue-point="5">
          <text:p text:style-name="P4"/>
        </draw:connector>
        <draw:connector draw:style-name="gr3" draw:text-style-name="P3" draw:layer="layout" draw:type="line" svg:x1="8.925cm" svg:y1="3.894cm" svg:x2="9.429cm" svg:y2="6.709cm" draw:start-shape="id35" draw:start-glue-point="9" draw:end-shape="id25" draw:end-glue-point="5">
          <text:p text:style-name="P4"/>
        </draw:connector>
        <draw:connector draw:style-name="gr5" draw:text-style-name="P3" draw:layer="layout" draw:type="curve" draw:line-skew="-0.215cm 0.358cm" svg:x1="6.456cm" svg:y1="5.903cm" svg:x2="6.265cm" svg:y2="7.471cm" draw:start-shape="id34" draw:start-glue-point="10" draw:end-shape="id37" draw:end-glue-point="4">
          <text:p text:style-name="P4"/>
        </draw:connector>
        <draw:connector draw:style-name="gr5" draw:text-style-name="P3" draw:layer="layout" draw:type="curve" draw:line-skew="0.012cm 0.858cm" svg:x1="6.456cm" svg:y1="4.988cm" svg:x2="6.265cm" svg:y2="7.471cm" draw:start-shape="id33" draw:start-glue-point="10" draw:end-shape="id37" draw:end-glue-point="4">
          <text:p text:style-name="P4"/>
        </draw:connector>
        <draw:connector draw:style-name="gr5" draw:text-style-name="P3" draw:layer="layout" draw:type="curve" draw:line-skew="0.17cm 1.215cm" svg:x1="6.456cm" svg:y1="4.372cm" svg:x2="6.265cm" svg:y2="7.471cm" draw:start-shape="id32" draw:start-glue-point="10" draw:end-shape="id37" draw:end-glue-point="4">
          <text:p text:style-name="P4"/>
        </draw:connector>
        <draw:connector draw:style-name="gr6" draw:text-style-name="P3" draw:layer="layout" draw:type="line" svg:x1="6.4cm" svg:y1="4.237cm" svg:x2="8.655cm" svg:y2="3.894cm" draw:start-shape="id32" draw:start-glue-point="11" draw:end-shape="id35" draw:end-glue-point="7">
          <text:p text:style-name="P4"/>
        </draw:connector>
        <draw:connector draw:style-name="gr6" draw:text-style-name="P3" draw:layer="layout" draw:type="line" svg:x1="6.4cm" svg:y1="4.853cm" svg:x2="8.655cm" svg:y2="3.894cm" draw:start-shape="id33" draw:start-glue-point="11" draw:end-shape="id35" draw:end-glue-point="7">
          <text:p text:style-name="P4"/>
        </draw:connector>
        <draw:connector draw:style-name="gr6" draw:text-style-name="P3" draw:layer="layout" draw:type="line" svg:x1="6.4cm" svg:y1="5.768cm" svg:x2="8.655cm" svg:y2="3.894cm" draw:start-shape="id34" draw:start-glue-point="11" draw:end-shape="id35" draw:end-glue-point="7">
          <text:p text:style-name="P4"/>
        </draw:connector>
        <draw:connector draw:style-name="gr6" draw:text-style-name="P3" draw:layer="layout" draw:type="line" svg:x1="6.4cm" svg:y1="6.709cm" svg:x2="8.655cm" svg:y2="3.894cm" draw:start-shape="id38" draw:start-glue-point="11" draw:end-shape="id35" draw:end-glue-point="7">
          <text:p text:style-name="P4"/>
        </draw:connector>
        <draw:connector draw:style-name="gr6" draw:text-style-name="P3" draw:layer="layout" draw:type="line" svg:x1="6.4cm" svg:y1="4.237cm" svg:x2="8.955cm" svg:y2="2.794cm" draw:start-shape="id32" draw:start-glue-point="11" draw:end-shape="id39" draw:end-glue-point="7">
          <text:p text:style-name="P4"/>
        </draw:connector>
        <draw:connector draw:style-name="gr6" draw:text-style-name="P3" draw:layer="layout" draw:type="line" svg:x1="6.4cm" svg:y1="4.853cm" svg:x2="8.955cm" svg:y2="2.794cm" draw:start-shape="id33" draw:start-glue-point="11" draw:end-shape="id39" draw:end-glue-point="7">
          <text:p text:style-name="P4"/>
        </draw:connector>
        <draw:connector draw:style-name="gr6" draw:text-style-name="P3" draw:layer="layout" draw:type="line" svg:x1="6.4cm" svg:y1="5.768cm" svg:x2="8.955cm" svg:y2="2.794cm" draw:start-shape="id34" draw:start-glue-point="11" draw:end-shape="id39" draw:end-glue-point="7">
          <text:p text:style-name="P4"/>
        </draw:connector>
        <draw:connector draw:style-name="gr6" draw:text-style-name="P3" draw:layer="layout" draw:type="line" svg:x1="6.4cm" svg:y1="6.709cm" svg:x2="8.955cm" svg:y2="2.794cm" draw:start-shape="id38" draw:start-glue-point="11" draw:end-shape="id39" draw:end-glue-point="7">
          <text:p text:style-name="P4"/>
        </draw:connector>
        <draw:frame draw:style-name="gr7" draw:text-style-name="P5" draw:layer="layout" svg:width="0.756cm" svg:height="0.399cm" svg:x="2.152cm" svg:y="7.445cm">
          <draw:text-box>
            <text:p text:style-name="P4"><text:span text:style-name="T3"><text:s/></text:span><text:span text:style-name="T3">w </text:span></text:p>
          </draw:text-box>
        </draw:frame>
        <draw:frame draw:style-name="gr8" draw:text-style-name="P5" draw:layer="layout" svg:width="0.761cm" svg:height="0.502cm" svg:x="2.152cm" svg:y="6.655cm">
          <draw:text-box>
            <text:p text:style-name="P4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9" draw:text-style-name="P5" draw:layer="layout" svg:width="1.061cm" svg:height="0.399cm" svg:x="2.152cm" svg:y="3.561cm">
          <draw:text-box>
            <text:p text:style-name="P4"><text:span text:style-name="T3"><text:s/></text:span><text:span text:style-name="T3">pop </text:span></text:p>
          </draw:text-box>
        </draw:frame>
        <draw:frame draw:style-name="gr10" draw:text-style-name="P5" draw:layer="layout" svg:width="0.761cm" svg:height="0.502cm" svg:x="2.152cm" svg:y="5.714cm">
          <draw:text-box>
            <text:p text:style-name="P4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11" draw:text-style-name="P5" draw:layer="layout" svg:width="0.761cm" svg:height="0.502cm" svg:x="2.152cm" svg:y="4.799cm">
          <draw:text-box>
            <text:p text:style-name="P4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12" draw:text-style-name="P5" draw:layer="layout" svg:width="0.761cm" svg:height="0.502cm" svg:x="2.152cm" svg:y="4.183cm">
          <draw:text-box>
            <text:p text:style-name="P4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3" draw:text-style-name="P3" draw:layer="layout" draw:type="line" svg:x1="4.125cm" svg:y1="3.894cm" svg:x2="4.629cm" svg:y2="5.768cm" draw:start-shape="id40" draw:start-glue-point="9" draw:end-shape="id41" draw:end-glue-point="5">
          <text:p text:style-name="P4"/>
        </draw:connector>
        <draw:connector draw:style-name="gr3" draw:text-style-name="P3" draw:layer="layout" draw:type="line" svg:x1="4.125cm" svg:y1="3.894cm" svg:x2="4.629cm" svg:y2="4.853cm" draw:start-shape="id40" draw:start-glue-point="9" draw:end-shape="id42" draw:end-glue-point="5">
          <text:p text:style-name="P4"/>
        </draw:connector>
        <draw:frame draw:style-name="gr13" draw:text-style-name="P6" draw:layer="layout" svg:width="0.337cm" svg:height="0.502cm" svg:x="10.645cm" svg:y="8.375cm">
          <draw:text-box>
            <text:p text:style-name="P4"><text:span text:style-name="T5">w</text:span><text:span text:style-name="T2">t</text:span></text:p>
          </draw:text-box>
        </draw:frame>
        <draw:frame draw:style-name="gr13" draw:text-style-name="P7" draw:layer="layout" svg:width="0.582cm" svg:height="0.502cm" svg:x="5.727cm" svg:y="8.375cm">
          <draw:text-box>
            <text:p text:style-name="P4"><text:span text:style-name="T5">w</text:span><text:span text:style-name="T2">t-1</text:span></text:p>
          </draw:text-box>
        </draw:frame>
        <draw:connector draw:style-name="gr3" draw:text-style-name="P3" draw:layer="layout" draw:type="line" svg:x1="4.125cm" svg:y1="3.894cm" svg:x2="4.629cm" svg:y2="4.237cm" draw:start-shape="id40" draw:start-glue-point="9" draw:end-shape="id43" draw:end-glue-point="5">
          <text:p text:style-name="P4"/>
        </draw:connector>
        <draw:custom-shape draw:style-name="gr14" draw:text-style-name="P3" draw:id="id40" draw:layer="layout" svg:width="0.38cm" svg:height="0.38cm" svg:x="3.801cm" svg:y="3.5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44" draw:layer="layout" svg:width="0.38cm" svg:height="0.38cm" svg:x="4.575cm" svg:y="6.65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41" draw:layer="layout" svg:width="0.38cm" svg:height="0.38cm" svg:x="4.575cm" svg:y="5.71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42" draw:layer="layout" svg:width="0.38cm" svg:height="0.38cm" svg:x="4.575cm" svg:y="4.79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43" draw:layer="layout" svg:width="0.38cm" svg:height="0.38cm" svg:x="4.575cm" svg:y="4.18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line" svg:x1="6.456cm" svg:y1="4.372cm" svg:x2="9.375cm" svg:y2="4.372cm" draw:start-shape="id32" draw:start-glue-point="10" draw:end-shape="id36" draw:end-glue-point="6">
          <text:p text:style-name="P4"/>
        </draw:connector>
        <draw:connector draw:style-name="gr2" draw:text-style-name="P3" draw:layer="layout" draw:type="line" svg:x1="6.456cm" svg:y1="5.903cm" svg:x2="9.375cm" svg:y2="5.903cm" draw:start-shape="id34" draw:start-glue-point="10" draw:end-shape="id27" draw:end-glue-point="6">
          <text:p text:style-name="P4"/>
        </draw:connector>
        <draw:connector draw:style-name="gr2" draw:text-style-name="P3" draw:layer="layout" draw:type="line" svg:x1="6.456cm" svg:y1="6.844cm" svg:x2="9.375cm" svg:y2="6.844cm" draw:start-shape="id38" draw:start-glue-point="10" draw:end-shape="id25" draw:end-glue-point="6">
          <text:p text:style-name="P4"/>
        </draw:connector>
        <draw:frame draw:style-name="gr9" draw:text-style-name="P5" draw:layer="layout" svg:width="1.272cm" svg:height="0.399cm" svg:x="2.153cm" svg:y="2.461cm">
          <draw:text-box>
            <text:p text:style-name="P4"><text:span text:style-name="T3"><text:s/></text:span><text:span text:style-name="T3">push </text:span></text:p>
          </draw:text-box>
        </draw:frame>
        <draw:custom-shape draw:style-name="gr14" draw:text-style-name="P3" draw:id="id45" draw:layer="layout" svg:width="0.38cm" svg:height="0.38cm" svg:x="4.101cm" svg:y="2.4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svg:x1="6.265cm" svg:y1="7.035cm" svg:x2="6.265cm" svg:y2="7.471cm" draw:start-shape="id38" draw:start-glue-point="8" draw:end-shape="id37" draw:end-glue-point="4">
          <text:p text:style-name="P4"/>
        </draw:connector>
        <draw:custom-shape draw:style-name="gr15" draw:text-style-name="P3" draw:id="id37" draw:layer="layout" svg:width="0.38cm" svg:height="0.38cm" svg:x="6.076cm" svg:y="7.47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6.13cm" svg:y1="5.123cm" svg:x2="6.265cm" svg:y2="6.655cm" draw:start-shape="id33" draw:start-glue-point="7" draw:end-shape="id38" draw:end-glue-point="4">
          <text:p text:style-name="P4"/>
        </draw:connector>
        <draw:connector draw:style-name="gr5" draw:text-style-name="P3" draw:layer="layout" draw:type="curve" draw:line-skew="0.128cm 0.705cm" svg:x1="6.13cm" svg:y1="4.507cm" svg:x2="6.265cm" svg:y2="6.655cm" draw:start-shape="id32" draw:start-glue-point="7" draw:end-shape="id38" draw:end-glue-point="4">
          <text:p text:style-name="P4"/>
        </draw:connector>
        <draw:connector draw:style-name="gr5" draw:text-style-name="P3" draw:layer="layout" draw:type="curve" svg:x1="6.265cm" svg:y1="6.094cm" svg:x2="6.265cm" svg:y2="6.655cm" draw:start-shape="id34" draw:start-glue-point="8" draw:end-shape="id38" draw:end-glue-point="4">
          <text:p text:style-name="P4"/>
        </draw:connector>
        <draw:connector draw:style-name="gr3" draw:text-style-name="P3" draw:layer="layout" draw:type="line" svg:x1="4.125cm" svg:y1="3.894cm" svg:x2="4.629cm" svg:y2="6.709cm" draw:start-shape="id40" draw:start-glue-point="9" draw:end-shape="id44" draw:end-glue-point="5">
          <text:p text:style-name="P4"/>
        </draw:connector>
        <draw:connector draw:style-name="gr3" draw:text-style-name="P3" draw:layer="layout" draw:type="line" svg:x1="4.425cm" svg:y1="2.794cm" svg:x2="6.13cm" svg:y2="5.768cm" draw:start-shape="id45" draw:start-glue-point="9" draw:end-shape="id34" draw:end-glue-point="5">
          <text:p text:style-name="P4"/>
        </draw:connector>
        <draw:connector draw:style-name="gr3" draw:text-style-name="P3" draw:layer="layout" draw:type="line" svg:x1="4.425cm" svg:y1="2.794cm" svg:x2="6.13cm" svg:y2="4.853cm" draw:start-shape="id45" draw:start-glue-point="9" draw:end-shape="id33" draw:end-glue-point="5">
          <text:p text:style-name="P4"/>
        </draw:connector>
        <draw:connector draw:style-name="gr3" draw:text-style-name="P3" draw:layer="layout" draw:type="line" svg:x1="4.425cm" svg:y1="2.794cm" svg:x2="6.13cm" svg:y2="4.237cm" draw:start-shape="id45" draw:start-glue-point="9" draw:end-shape="id32" draw:end-glue-point="5">
          <text:p text:style-name="P4"/>
        </draw:connector>
        <draw:connector draw:style-name="gr3" draw:text-style-name="P3" draw:layer="layout" draw:type="line" svg:x1="4.955cm" svg:y1="4.372cm" svg:x2="6.076cm" svg:y2="4.372cm" draw:start-shape="id43" draw:start-glue-point="10" draw:end-shape="id32" draw:end-glue-point="6">
          <text:p text:style-name="P4"/>
        </draw:connector>
        <draw:connector draw:style-name="gr3" draw:text-style-name="P3" draw:layer="layout" draw:type="line" svg:x1="4.955cm" svg:y1="4.988cm" svg:x2="6.076cm" svg:y2="4.372cm" draw:start-shape="id42" draw:start-glue-point="10" draw:end-shape="id32" draw:end-glue-point="6">
          <text:p text:style-name="P4"/>
        </draw:connector>
        <draw:connector draw:style-name="gr3" draw:text-style-name="P3" draw:layer="layout" draw:type="line" svg:x1="4.955cm" svg:y1="4.988cm" svg:x2="6.076cm" svg:y2="4.988cm" draw:start-shape="id42" draw:start-glue-point="10" draw:end-shape="id33" draw:end-glue-point="6">
          <text:p text:style-name="P4"/>
        </draw:connector>
        <draw:connector draw:style-name="gr3" draw:text-style-name="P3" draw:layer="layout" draw:type="line" svg:x1="4.955cm" svg:y1="5.903cm" svg:x2="6.076cm" svg:y2="4.988cm" draw:start-shape="id41" draw:start-glue-point="10" draw:end-shape="id33" draw:end-glue-point="6">
          <text:p text:style-name="P4"/>
        </draw:connector>
        <draw:connector draw:style-name="gr3" draw:text-style-name="P3" draw:layer="layout" draw:type="line" svg:x1="4.955cm" svg:y1="5.903cm" svg:x2="6.076cm" svg:y2="5.903cm" draw:start-shape="id41" draw:start-glue-point="10" draw:end-shape="id34" draw:end-glue-point="6">
          <text:p text:style-name="P4"/>
        </draw:connector>
        <draw:connector draw:style-name="gr3" draw:text-style-name="P3" draw:layer="layout" draw:type="line" svg:x1="4.955cm" svg:y1="6.844cm" svg:x2="6.076cm" svg:y2="5.903cm" draw:start-shape="id44" draw:start-glue-point="10" draw:end-shape="id34" draw:end-glue-point="6">
          <text:p text:style-name="P4"/>
        </draw:connector>
        <draw:connector draw:style-name="gr3" draw:text-style-name="P3" draw:layer="layout" draw:type="line" svg:x1="4.955cm" svg:y1="6.844cm" svg:x2="6.076cm" svg:y2="6.844cm" draw:start-shape="id44" draw:start-glue-point="10" draw:end-shape="id38" draw:end-glue-point="6">
          <text:p text:style-name="P4"/>
        </draw:connector>
        <draw:connector draw:style-name="gr3" draw:text-style-name="P3" draw:layer="layout" draw:type="line" svg:x1="4.425cm" svg:y1="2.794cm" svg:x2="6.13cm" svg:y2="6.709cm" draw:start-shape="id45" draw:start-glue-point="9" draw:end-shape="id38" draw:end-glue-point="5">
          <text:p text:style-name="P4"/>
        </draw:connector>
        <draw:custom-shape draw:style-name="gr16" draw:text-style-name="P3" draw:id="id25" draw:layer="layout" svg:width="0.38cm" svg:height="0.38cm" svg:x="9.375cm" svg:y="6.65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7" draw:layer="layout" svg:width="0.38cm" svg:height="0.38cm" svg:x="9.375cm" svg:y="5.71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9" draw:layer="layout" svg:width="0.38cm" svg:height="0.38cm" svg:x="9.375cm" svg:y="4.79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36" draw:layer="layout" svg:width="0.38cm" svg:height="0.38cm" svg:x="9.375cm" svg:y="4.18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svg:x1="11.065cm" svg:y1="7.035cm" svg:x2="11.065cm" svg:y2="7.471cm" draw:start-shape="id46" draw:start-glue-point="8" draw:end-shape="id31" draw:end-glue-point="4">
          <text:p text:style-name="P4"/>
        </draw:connector>
        <draw:custom-shape draw:style-name="gr17" draw:text-style-name="P3" draw:id="id31" draw:layer="layout" svg:width="0.38cm" svg:height="0.38cm" svg:x="10.876cm" svg:y="7.47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10.93cm" svg:y1="5.123cm" svg:x2="11.065cm" svg:y2="6.655cm" draw:start-shape="id28" draw:start-glue-point="7" draw:end-shape="id46" draw:end-glue-point="4">
          <text:p text:style-name="P4"/>
        </draw:connector>
        <draw:connector draw:style-name="gr5" draw:text-style-name="P3" draw:layer="layout" draw:type="curve" draw:line-skew="0.128cm 0.705cm" svg:x1="10.93cm" svg:y1="4.507cm" svg:x2="11.065cm" svg:y2="6.655cm" draw:start-shape="id30" draw:start-glue-point="7" draw:end-shape="id46" draw:end-glue-point="4">
          <text:p text:style-name="P4"/>
        </draw:connector>
        <draw:connector draw:style-name="gr5" draw:text-style-name="P3" draw:layer="layout" draw:type="curve" svg:x1="11.065cm" svg:y1="6.094cm" svg:x2="11.065cm" svg:y2="6.655cm" draw:start-shape="id26" draw:start-glue-point="8" draw:end-shape="id46" draw:end-glue-point="4">
          <text:p text:style-name="P4"/>
        </draw:connector>
        <draw:connector draw:style-name="gr3" draw:text-style-name="P3" draw:layer="layout" draw:type="line" svg:x1="9.225cm" svg:y1="2.794cm" svg:x2="10.93cm" svg:y2="5.768cm" draw:start-shape="id39" draw:start-glue-point="9" draw:end-shape="id26" draw:end-glue-point="5">
          <text:p text:style-name="P4"/>
        </draw:connector>
        <draw:connector draw:style-name="gr3" draw:text-style-name="P3" draw:layer="layout" draw:type="line" svg:x1="9.225cm" svg:y1="2.794cm" svg:x2="10.93cm" svg:y2="4.853cm" draw:start-shape="id39" draw:start-glue-point="9" draw:end-shape="id28" draw:end-glue-point="5">
          <text:p text:style-name="P4"/>
        </draw:connector>
        <draw:connector draw:style-name="gr3" draw:text-style-name="P3" draw:layer="layout" draw:type="line" svg:x1="9.225cm" svg:y1="2.794cm" svg:x2="10.93cm" svg:y2="4.237cm" draw:start-shape="id39" draw:start-glue-point="9" draw:end-shape="id30" draw:end-glue-point="5">
          <text:p text:style-name="P4"/>
        </draw:connector>
        <draw:connector draw:style-name="gr3" draw:text-style-name="P3" draw:layer="layout" draw:type="line" svg:x1="9.225cm" svg:y1="2.794cm" svg:x2="10.93cm" svg:y2="6.709cm" draw:start-shape="id39" draw:start-glue-point="9" draw:end-shape="id46" draw:end-glue-point="5">
          <text:p text:style-name="P4"/>
        </draw:connector>
        <draw:connector draw:style-name="gr2" draw:text-style-name="P3" draw:layer="layout" draw:type="line" svg:x1="6.456cm" svg:y1="4.988cm" svg:x2="9.375cm" svg:y2="4.988cm" draw:start-shape="id33" draw:start-glue-point="10" draw:end-shape="id29" draw:end-glue-point="6">
          <text:p text:style-name="P4"/>
        </draw:connector>
        <draw:custom-shape draw:style-name="gr16" draw:text-style-name="P3" draw:id="id38" draw:layer="layout" svg:width="0.38cm" svg:height="0.38cm" svg:x="6.076cm" svg:y="6.65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34" draw:layer="layout" svg:width="0.38cm" svg:height="0.38cm" svg:x="6.076cm" svg:y="5.71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33" draw:layer="layout" svg:width="0.38cm" svg:height="0.38cm" svg:x="6.076cm" svg:y="4.79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32" draw:layer="layout" svg:width="0.38cm" svg:height="0.38cm" svg:x="6.076cm" svg:y="4.18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39" draw:layer="layout" svg:width="0.38cm" svg:height="0.38cm" svg:x="8.901cm" svg:y="2.47cm">
          <text:p text:style-name="P1"><text:span text:style-name="T6">0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35" draw:layer="layout" svg:width="0.38cm" svg:height="0.38cm" svg:x="8.601cm" svg:y="3.57cm">
          <text:p text:style-name="P1"><text:span text:style-name="T6">0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46" draw:layer="layout" svg:width="0.38cm" svg:height="0.38cm" svg:x="10.876cm" svg:y="6.65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6" draw:layer="layout" svg:width="0.38cm" svg:height="0.38cm" svg:x="10.876cm" svg:y="5.71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8" draw:layer="layout" svg:width="0.38cm" svg:height="0.38cm" svg:x="10.876cm" svg:y="4.79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30" draw:layer="layout" svg:width="0.38cm" svg:height="0.38cm" svg:x="10.876cm" svg:y="4.18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line" svg:x1="9.755cm" svg:y1="4.372cm" svg:x2="10.876cm" svg:y2="4.372cm" draw:start-shape="id36" draw:start-glue-point="10" draw:end-shape="id30" draw:end-glue-point="6">
          <text:p text:style-name="P4"/>
        </draw:connector>
        <draw:connector draw:style-name="gr2" draw:text-style-name="P3" draw:layer="layout" draw:type="line" svg:x1="9.755cm" svg:y1="4.988cm" svg:x2="10.876cm" svg:y2="4.988cm" draw:start-shape="id29" draw:start-glue-point="10" draw:end-shape="id28" draw:end-glue-point="6">
          <text:p text:style-name="P4"/>
        </draw:connector>
        <draw:connector draw:style-name="gr2" draw:text-style-name="P3" draw:layer="layout" draw:type="line" svg:x1="9.755cm" svg:y1="5.903cm" svg:x2="10.876cm" svg:y2="5.903cm" draw:start-shape="id27" draw:start-glue-point="10" draw:end-shape="id26" draw:end-glue-point="6">
          <text:p text:style-name="P4"/>
        </draw:connector>
        <draw:connector draw:style-name="gr2" draw:text-style-name="P3" draw:layer="layout" draw:type="line" svg:x1="9.755cm" svg:y1="6.844cm" svg:x2="10.876cm" svg:y2="6.844cm" draw:start-shape="id25" draw:start-glue-point="10" draw:end-shape="id46" draw:end-glue-point="6">
          <text:p text:style-name="P4"/>
        </draw:connector>
        <draw:custom-shape draw:style-name="gr1" draw:text-style-name="P2" draw:layer="layout" svg:width="4.15cm" svg:height="6.36cm" svg:x="3.459cm" svg:y="9.156cm">
          <text:p text:style-name="P1"><text:span text:style-name="T1">chunk</text:span><text:span text:style-name="T2">t-1</text:span></text:p>
          <draw:enhanced-geometry svg:viewBox="0 0 21600 21600" draw:path-stretchpoint-x="10800" draw:path-stretchpoint-y="10800" draw:text-areas="?f3 ?f4 ?f5 ?f6" draw:type="round-rectangle" draw:modifiers="3542.60869565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draw:line-skew="-0.215cm 0.358cm" svg:x1="11.257cm" svg:y1="13.304cm" svg:x2="11.066cm" svg:y2="14.872cm" draw:start-shape="id20" draw:start-glue-point="10" draw:end-shape="id47" draw:end-glue-point="4">
          <text:p text:style-name="P4"/>
        </draw:connector>
        <draw:connector draw:style-name="gr4" draw:text-style-name="P3" draw:layer="layout" draw:type="curve" draw:line-skew="0.012cm 0.858cm" svg:x1="11.257cm" svg:y1="12.389cm" svg:x2="11.066cm" svg:y2="14.872cm" draw:start-shape="id22" draw:start-glue-point="10" draw:end-shape="id47" draw:end-glue-point="4">
          <text:p text:style-name="P4"/>
        </draw:connector>
        <draw:connector draw:style-name="gr4" draw:text-style-name="P3" draw:layer="layout" draw:type="curve" draw:line-skew="0.17cm 1.215cm" svg:x1="11.257cm" svg:y1="11.773cm" svg:x2="11.066cm" svg:y2="14.872cm" draw:start-shape="id24" draw:start-glue-point="10" draw:end-shape="id47" draw:end-glue-point="4">
          <text:p text:style-name="P4"/>
        </draw:connector>
        <draw:connector draw:style-name="gr2" draw:text-style-name="P3" draw:layer="layout" draw:type="line" svg:x1="6.457cm" svg:y1="11.773cm" svg:x2="9.376cm" svg:y2="12.389cm" draw:start-shape="id48" draw:start-glue-point="10" draw:end-shape="id23" draw:end-glue-point="6">
          <text:p text:style-name="P4"/>
        </draw:connector>
        <draw:connector draw:style-name="gr3" draw:text-style-name="P3" draw:layer="layout" draw:type="line" svg:x1="6.457cm" svg:y1="11.773cm" svg:x2="9.376cm" svg:y2="13.304cm" draw:start-shape="id48" draw:start-glue-point="10" draw:end-shape="id21" draw:end-glue-point="6">
          <text:p text:style-name="P4"/>
        </draw:connector>
        <draw:connector draw:style-name="gr2" draw:text-style-name="P3" draw:layer="layout" draw:type="line" svg:x1="6.457cm" svg:y1="12.389cm" svg:x2="9.376cm" svg:y2="13.304cm" draw:start-shape="id49" draw:start-glue-point="10" draw:end-shape="id21" draw:end-glue-point="6">
          <text:p text:style-name="P4"/>
        </draw:connector>
        <draw:connector draw:style-name="gr3" draw:text-style-name="P3" draw:layer="layout" draw:type="line" svg:x1="6.457cm" svg:y1="11.773cm" svg:x2="9.376cm" svg:y2="14.245cm" draw:start-shape="id48" draw:start-glue-point="10" draw:end-shape="id19" draw:end-glue-point="6">
          <text:p text:style-name="P4"/>
        </draw:connector>
        <draw:connector draw:style-name="gr3" draw:text-style-name="P3" draw:layer="layout" draw:type="line" svg:x1="6.457cm" svg:y1="12.389cm" svg:x2="9.376cm" svg:y2="14.245cm" draw:start-shape="id49" draw:start-glue-point="10" draw:end-shape="id19" draw:end-glue-point="6">
          <text:p text:style-name="P4"/>
        </draw:connector>
        <draw:connector draw:style-name="gr2" draw:text-style-name="P3" draw:layer="layout" draw:type="line" svg:x1="6.457cm" svg:y1="13.304cm" svg:x2="9.376cm" svg:y2="14.245cm" draw:start-shape="id50" draw:start-glue-point="10" draw:end-shape="id19" draw:end-glue-point="6">
          <text:p text:style-name="P4"/>
        </draw:connector>
        <draw:connector draw:style-name="gr3" draw:text-style-name="P3" draw:layer="layout" draw:type="line" svg:x1="8.926cm" svg:y1="11.295cm" svg:x2="9.43cm" svg:y2="13.169cm" draw:start-shape="id51" draw:start-glue-point="9" draw:end-shape="id21" draw:end-glue-point="5">
          <text:p text:style-name="P4"/>
        </draw:connector>
        <draw:connector draw:style-name="gr3" draw:text-style-name="P3" draw:layer="layout" draw:type="line" svg:x1="8.926cm" svg:y1="11.295cm" svg:x2="9.43cm" svg:y2="12.254cm" draw:start-shape="id51" draw:start-glue-point="9" draw:end-shape="id23" draw:end-glue-point="5">
          <text:p text:style-name="P4"/>
        </draw:connector>
        <draw:connector draw:style-name="gr3" draw:text-style-name="P3" draw:layer="layout" draw:type="line" svg:x1="8.926cm" svg:y1="11.295cm" svg:x2="9.43cm" svg:y2="11.638cm" draw:start-shape="id51" draw:start-glue-point="9" draw:end-shape="id52" draw:end-glue-point="5">
          <text:p text:style-name="P4"/>
        </draw:connector>
        <draw:connector draw:style-name="gr3" draw:text-style-name="P3" draw:layer="layout" draw:type="line" svg:x1="8.926cm" svg:y1="11.295cm" svg:x2="9.43cm" svg:y2="14.11cm" draw:start-shape="id51" draw:start-glue-point="9" draw:end-shape="id19" draw:end-glue-point="5">
          <text:p text:style-name="P4"/>
        </draw:connector>
        <draw:connector draw:style-name="gr5" draw:text-style-name="P3" draw:layer="layout" draw:type="curve" draw:line-skew="-0.215cm 0.358cm" svg:x1="6.457cm" svg:y1="13.304cm" svg:x2="6.266cm" svg:y2="14.872cm" draw:start-shape="id50" draw:start-glue-point="10" draw:end-shape="id53" draw:end-glue-point="4">
          <text:p text:style-name="P4"/>
        </draw:connector>
        <draw:connector draw:style-name="gr5" draw:text-style-name="P3" draw:layer="layout" draw:type="curve" draw:line-skew="0.012cm 0.858cm" svg:x1="6.457cm" svg:y1="12.389cm" svg:x2="6.266cm" svg:y2="14.872cm" draw:start-shape="id49" draw:start-glue-point="10" draw:end-shape="id53" draw:end-glue-point="4">
          <text:p text:style-name="P4"/>
        </draw:connector>
        <draw:connector draw:style-name="gr5" draw:text-style-name="P3" draw:layer="layout" draw:type="curve" draw:line-skew="0.17cm 1.215cm" svg:x1="6.457cm" svg:y1="11.773cm" svg:x2="6.266cm" svg:y2="14.872cm" draw:start-shape="id48" draw:start-glue-point="10" draw:end-shape="id53" draw:end-glue-point="4">
          <text:p text:style-name="P4"/>
        </draw:connector>
        <draw:connector draw:style-name="gr6" draw:text-style-name="P3" draw:layer="layout" draw:type="line" svg:x1="6.401cm" svg:y1="11.638cm" svg:x2="8.656cm" svg:y2="11.295cm" draw:start-shape="id48" draw:start-glue-point="11" draw:end-shape="id51" draw:end-glue-point="7">
          <text:p text:style-name="P4"/>
        </draw:connector>
        <draw:connector draw:style-name="gr6" draw:text-style-name="P3" draw:layer="layout" draw:type="line" svg:x1="6.401cm" svg:y1="12.254cm" svg:x2="8.656cm" svg:y2="11.295cm" draw:start-shape="id49" draw:start-glue-point="11" draw:end-shape="id51" draw:end-glue-point="7">
          <text:p text:style-name="P4"/>
        </draw:connector>
        <draw:connector draw:style-name="gr6" draw:text-style-name="P3" draw:layer="layout" draw:type="line" svg:x1="6.401cm" svg:y1="13.169cm" svg:x2="8.656cm" svg:y2="11.295cm" draw:start-shape="id50" draw:start-glue-point="11" draw:end-shape="id51" draw:end-glue-point="7">
          <text:p text:style-name="P4"/>
        </draw:connector>
        <draw:connector draw:style-name="gr6" draw:text-style-name="P3" draw:layer="layout" draw:type="line" svg:x1="6.401cm" svg:y1="14.11cm" svg:x2="8.656cm" svg:y2="11.295cm" draw:start-shape="id54" draw:start-glue-point="11" draw:end-shape="id51" draw:end-glue-point="7">
          <text:p text:style-name="P4"/>
        </draw:connector>
        <draw:connector draw:style-name="gr6" draw:text-style-name="P3" draw:layer="layout" draw:type="line" svg:x1="6.401cm" svg:y1="11.638cm" svg:x2="8.956cm" svg:y2="10.195cm" draw:start-shape="id48" draw:start-glue-point="11" draw:end-shape="id55" draw:end-glue-point="7">
          <text:p text:style-name="P4"/>
        </draw:connector>
        <draw:connector draw:style-name="gr6" draw:text-style-name="P3" draw:layer="layout" draw:type="line" svg:x1="6.401cm" svg:y1="12.254cm" svg:x2="8.956cm" svg:y2="10.195cm" draw:start-shape="id49" draw:start-glue-point="11" draw:end-shape="id55" draw:end-glue-point="7">
          <text:p text:style-name="P4"/>
        </draw:connector>
        <draw:connector draw:style-name="gr6" draw:text-style-name="P3" draw:layer="layout" draw:type="line" svg:x1="6.401cm" svg:y1="13.169cm" svg:x2="8.956cm" svg:y2="10.195cm" draw:start-shape="id50" draw:start-glue-point="11" draw:end-shape="id55" draw:end-glue-point="7">
          <text:p text:style-name="P4"/>
        </draw:connector>
        <draw:connector draw:style-name="gr6" draw:text-style-name="P3" draw:layer="layout" draw:type="line" svg:x1="6.401cm" svg:y1="14.11cm" svg:x2="8.956cm" svg:y2="10.195cm" draw:start-shape="id54" draw:start-glue-point="11" draw:end-shape="id55" draw:end-glue-point="7">
          <text:p text:style-name="P4"/>
        </draw:connector>
        <draw:frame draw:style-name="gr7" draw:text-style-name="P5" draw:layer="layout" svg:width="0.756cm" svg:height="0.399cm" svg:x="2.153cm" svg:y="14.846cm">
          <draw:text-box>
            <text:p text:style-name="P4"><text:span text:style-name="T3"><text:s/></text:span><text:span text:style-name="T3">w </text:span></text:p>
          </draw:text-box>
        </draw:frame>
        <draw:frame draw:style-name="gr8" draw:text-style-name="P5" draw:layer="layout" svg:width="0.761cm" svg:height="0.502cm" svg:x="2.153cm" svg:y="14.056cm">
          <draw:text-box>
            <text:p text:style-name="P4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9" draw:text-style-name="P5" draw:layer="layout" svg:width="1.061cm" svg:height="0.399cm" svg:x="2.153cm" svg:y="10.962cm">
          <draw:text-box>
            <text:p text:style-name="P4"><text:span text:style-name="T3"><text:s/></text:span><text:span text:style-name="T3">pop </text:span></text:p>
          </draw:text-box>
        </draw:frame>
        <draw:frame draw:style-name="gr10" draw:text-style-name="P5" draw:layer="layout" svg:width="0.761cm" svg:height="0.502cm" svg:x="2.153cm" svg:y="13.115cm">
          <draw:text-box>
            <text:p text:style-name="P4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11" draw:text-style-name="P5" draw:layer="layout" svg:width="0.761cm" svg:height="0.502cm" svg:x="2.153cm" svg:y="12.2cm">
          <draw:text-box>
            <text:p text:style-name="P4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12" draw:text-style-name="P5" draw:layer="layout" svg:width="0.761cm" svg:height="0.502cm" svg:x="2.153cm" svg:y="11.584cm">
          <draw:text-box>
            <text:p text:style-name="P4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3" draw:text-style-name="P3" draw:layer="layout" draw:type="line" svg:x1="4.126cm" svg:y1="11.295cm" svg:x2="4.63cm" svg:y2="13.169cm" draw:start-shape="id56" draw:start-glue-point="9" draw:end-shape="id57" draw:end-glue-point="5">
          <text:p text:style-name="P4"/>
        </draw:connector>
        <draw:connector draw:style-name="gr3" draw:text-style-name="P3" draw:layer="layout" draw:type="line" svg:x1="4.126cm" svg:y1="11.295cm" svg:x2="4.63cm" svg:y2="12.254cm" draw:start-shape="id56" draw:start-glue-point="9" draw:end-shape="id58" draw:end-glue-point="5">
          <text:p text:style-name="P4"/>
        </draw:connector>
        <draw:frame draw:style-name="gr13" draw:text-style-name="P6" draw:layer="layout" svg:width="0.337cm" svg:height="0.502cm" svg:x="10.546cm" svg:y="15.776cm">
          <draw:text-box>
            <text:p text:style-name="P4"><text:span text:style-name="T5">w</text:span><text:span text:style-name="T2">t</text:span></text:p>
          </draw:text-box>
        </draw:frame>
        <draw:frame draw:style-name="gr13" draw:text-style-name="P7" draw:layer="layout" svg:width="0.582cm" svg:height="0.502cm" svg:x="5.728cm" svg:y="15.776cm">
          <draw:text-box>
            <text:p text:style-name="P4"><text:span text:style-name="T5">w</text:span><text:span text:style-name="T2">t-1</text:span></text:p>
          </draw:text-box>
        </draw:frame>
        <draw:connector draw:style-name="gr3" draw:text-style-name="P3" draw:layer="layout" draw:type="line" svg:x1="4.126cm" svg:y1="11.295cm" svg:x2="4.63cm" svg:y2="11.638cm" draw:start-shape="id56" draw:start-glue-point="9" draw:end-shape="id59" draw:end-glue-point="5">
          <text:p text:style-name="P4"/>
        </draw:connector>
        <draw:custom-shape draw:style-name="gr14" draw:text-style-name="P3" draw:id="id56" draw:layer="layout" svg:width="0.38cm" svg:height="0.38cm" svg:x="3.802cm" svg:y="10.97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60" draw:layer="layout" svg:width="0.38cm" svg:height="0.38cm" svg:x="4.576cm" svg:y="14.05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57" draw:layer="layout" svg:width="0.38cm" svg:height="0.38cm" svg:x="4.576cm" svg:y="13.11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58" draw:layer="layout" svg:width="0.38cm" svg:height="0.38cm" svg:x="4.576cm" svg:y="12.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59" draw:layer="layout" svg:width="0.38cm" svg:height="0.38cm" svg:x="4.576cm" svg:y="11.58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3" draw:layer="layout" draw:type="line" svg:x1="6.457cm" svg:y1="11.773cm" svg:x2="9.376cm" svg:y2="11.773cm" draw:start-shape="id48" draw:start-glue-point="10" draw:end-shape="id52" draw:end-glue-point="6">
          <text:p text:style-name="P4"/>
        </draw:connector>
        <draw:connector draw:style-name="gr3" draw:text-style-name="P3" draw:layer="layout" draw:type="line" svg:x1="6.457cm" svg:y1="13.304cm" svg:x2="9.376cm" svg:y2="13.304cm" draw:start-shape="id50" draw:start-glue-point="10" draw:end-shape="id21" draw:end-glue-point="6">
          <text:p text:style-name="P4"/>
        </draw:connector>
        <draw:connector draw:style-name="gr3" draw:text-style-name="P3" draw:layer="layout" draw:type="line" svg:x1="6.457cm" svg:y1="14.245cm" svg:x2="9.376cm" svg:y2="14.245cm" draw:start-shape="id54" draw:start-glue-point="10" draw:end-shape="id19" draw:end-glue-point="6">
          <text:p text:style-name="P4"/>
        </draw:connector>
        <draw:frame draw:style-name="gr9" draw:text-style-name="P5" draw:layer="layout" svg:width="1.272cm" svg:height="0.399cm" svg:x="2.154cm" svg:y="9.862cm">
          <draw:text-box>
            <text:p text:style-name="P4"><text:span text:style-name="T3"><text:s/></text:span><text:span text:style-name="T3">push </text:span></text:p>
          </draw:text-box>
        </draw:frame>
        <draw:custom-shape draw:style-name="gr14" draw:text-style-name="P3" draw:id="id61" draw:layer="layout" svg:width="0.38cm" svg:height="0.38cm" svg:x="4.102cm" svg:y="9.87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svg:x1="6.266cm" svg:y1="14.436cm" svg:x2="6.266cm" svg:y2="14.872cm" draw:start-shape="id54" draw:start-glue-point="8" draw:end-shape="id53" draw:end-glue-point="4">
          <text:p text:style-name="P4"/>
        </draw:connector>
        <draw:custom-shape draw:style-name="gr15" draw:text-style-name="P3" draw:id="id53" draw:layer="layout" svg:width="0.38cm" svg:height="0.38cm" svg:x="6.077cm" svg:y="14.87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6.131cm" svg:y1="12.524cm" svg:x2="6.266cm" svg:y2="14.056cm" draw:start-shape="id49" draw:start-glue-point="7" draw:end-shape="id54" draw:end-glue-point="4">
          <text:p text:style-name="P4"/>
        </draw:connector>
        <draw:connector draw:style-name="gr5" draw:text-style-name="P3" draw:layer="layout" draw:type="curve" draw:line-skew="0.128cm 0.705cm" svg:x1="6.131cm" svg:y1="11.908cm" svg:x2="6.266cm" svg:y2="14.056cm" draw:start-shape="id48" draw:start-glue-point="7" draw:end-shape="id54" draw:end-glue-point="4">
          <text:p text:style-name="P4"/>
        </draw:connector>
        <draw:connector draw:style-name="gr5" draw:text-style-name="P3" draw:layer="layout" draw:type="curve" svg:x1="6.266cm" svg:y1="13.495cm" svg:x2="6.266cm" svg:y2="14.056cm" draw:start-shape="id50" draw:start-glue-point="8" draw:end-shape="id54" draw:end-glue-point="4">
          <text:p text:style-name="P4"/>
        </draw:connector>
        <draw:connector draw:style-name="gr3" draw:text-style-name="P3" draw:layer="layout" draw:type="line" svg:x1="4.126cm" svg:y1="11.295cm" svg:x2="4.63cm" svg:y2="14.11cm" draw:start-shape="id56" draw:start-glue-point="9" draw:end-shape="id60" draw:end-glue-point="5">
          <text:p text:style-name="P4"/>
        </draw:connector>
        <draw:connector draw:style-name="gr5" draw:text-style-name="P3" draw:layer="layout" draw:type="curve" svg:x1="6.266cm" svg:y1="12.58cm" svg:x2="6.266cm" svg:y2="13.115cm" draw:start-shape="id49" draw:start-glue-point="8" draw:end-shape="id50" draw:end-glue-point="4">
          <text:p text:style-name="P4"/>
        </draw:connector>
        <draw:connector draw:style-name="gr5" draw:text-style-name="P3" draw:layer="layout" draw:type="curve" draw:line-skew="0.403cm 1.82cm" svg:x1="6.131cm" svg:y1="11.908cm" svg:x2="6.266cm" svg:y2="13.115cm" draw:start-shape="id48" draw:start-glue-point="7" draw:end-shape="id50" draw:end-glue-point="4">
          <text:p text:style-name="P4"/>
        </draw:connector>
        <draw:connector draw:style-name="gr3" draw:text-style-name="P3" draw:layer="layout" draw:type="line" svg:x1="4.426cm" svg:y1="10.195cm" svg:x2="6.131cm" svg:y2="13.169cm" draw:start-shape="id61" draw:start-glue-point="9" draw:end-shape="id50" draw:end-glue-point="5">
          <text:p text:style-name="P4"/>
        </draw:connector>
        <draw:connector draw:style-name="gr3" draw:text-style-name="P3" draw:layer="layout" draw:type="line" svg:x1="4.426cm" svg:y1="10.195cm" svg:x2="6.131cm" svg:y2="12.254cm" draw:start-shape="id61" draw:start-glue-point="9" draw:end-shape="id49" draw:end-glue-point="5">
          <text:p text:style-name="P4"/>
        </draw:connector>
        <draw:connector draw:style-name="gr3" draw:text-style-name="P3" draw:layer="layout" draw:type="line" svg:x1="4.426cm" svg:y1="10.195cm" svg:x2="6.131cm" svg:y2="11.638cm" draw:start-shape="id61" draw:start-glue-point="9" draw:end-shape="id48" draw:end-glue-point="5">
          <text:p text:style-name="P4"/>
        </draw:connector>
        <draw:connector draw:style-name="gr3" draw:text-style-name="P3" draw:layer="layout" draw:type="line" svg:x1="4.956cm" svg:y1="11.773cm" svg:x2="6.077cm" svg:y2="11.773cm" draw:start-shape="id59" draw:start-glue-point="10" draw:end-shape="id48" draw:end-glue-point="6">
          <text:p text:style-name="P4"/>
        </draw:connector>
        <draw:connector draw:style-name="gr3" draw:text-style-name="P3" draw:layer="layout" draw:type="line" svg:x1="4.956cm" svg:y1="12.389cm" svg:x2="6.077cm" svg:y2="11.773cm" draw:start-shape="id58" draw:start-glue-point="10" draw:end-shape="id48" draw:end-glue-point="6">
          <text:p text:style-name="P4"/>
        </draw:connector>
        <draw:connector draw:style-name="gr3" draw:text-style-name="P3" draw:layer="layout" draw:type="line" svg:x1="4.956cm" svg:y1="12.389cm" svg:x2="6.077cm" svg:y2="12.389cm" draw:start-shape="id58" draw:start-glue-point="10" draw:end-shape="id49" draw:end-glue-point="6">
          <text:p text:style-name="P4"/>
        </draw:connector>
        <draw:connector draw:style-name="gr3" draw:text-style-name="P3" draw:layer="layout" draw:type="line" svg:x1="4.956cm" svg:y1="13.304cm" svg:x2="6.077cm" svg:y2="12.389cm" draw:start-shape="id57" draw:start-glue-point="10" draw:end-shape="id49" draw:end-glue-point="6">
          <text:p text:style-name="P4"/>
        </draw:connector>
        <draw:connector draw:style-name="gr3" draw:text-style-name="P3" draw:layer="layout" draw:type="line" svg:x1="4.956cm" svg:y1="13.304cm" svg:x2="6.077cm" svg:y2="13.304cm" draw:start-shape="id57" draw:start-glue-point="10" draw:end-shape="id50" draw:end-glue-point="6">
          <text:p text:style-name="P4"/>
        </draw:connector>
        <draw:connector draw:style-name="gr3" draw:text-style-name="P3" draw:layer="layout" draw:type="line" svg:x1="4.956cm" svg:y1="14.245cm" svg:x2="6.077cm" svg:y2="13.304cm" draw:start-shape="id60" draw:start-glue-point="10" draw:end-shape="id50" draw:end-glue-point="6">
          <text:p text:style-name="P4"/>
        </draw:connector>
        <draw:connector draw:style-name="gr3" draw:text-style-name="P3" draw:layer="layout" draw:type="line" svg:x1="4.956cm" svg:y1="14.245cm" svg:x2="6.077cm" svg:y2="14.245cm" draw:start-shape="id60" draw:start-glue-point="10" draw:end-shape="id54" draw:end-glue-point="6">
          <text:p text:style-name="P4"/>
        </draw:connector>
        <draw:connector draw:style-name="gr3" draw:text-style-name="P3" draw:layer="layout" draw:type="line" svg:x1="4.426cm" svg:y1="10.195cm" svg:x2="6.131cm" svg:y2="14.11cm" draw:start-shape="id61" draw:start-glue-point="9" draw:end-shape="id54" draw:end-glue-point="5">
          <text:p text:style-name="P4"/>
        </draw:connector>
        <draw:custom-shape draw:style-name="gr16" draw:text-style-name="P3" draw:id="id19" draw:layer="layout" svg:width="0.38cm" svg:height="0.38cm" svg:x="9.376cm" svg:y="14.05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1" draw:layer="layout" svg:width="0.38cm" svg:height="0.38cm" svg:x="9.376cm" svg:y="13.11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3" draw:layer="layout" svg:width="0.38cm" svg:height="0.38cm" svg:x="9.376cm" svg:y="12.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52" draw:layer="layout" svg:width="0.38cm" svg:height="0.38cm" svg:x="9.376cm" svg:y="11.58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svg:x1="11.066cm" svg:y1="14.436cm" svg:x2="11.066cm" svg:y2="14.872cm" draw:start-shape="id62" draw:start-glue-point="8" draw:end-shape="id47" draw:end-glue-point="4">
          <text:p text:style-name="P4"/>
        </draw:connector>
        <draw:custom-shape draw:style-name="gr17" draw:text-style-name="P3" draw:id="id47" draw:layer="layout" svg:width="0.38cm" svg:height="0.38cm" svg:x="10.877cm" svg:y="14.87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10.931cm" svg:y1="12.524cm" svg:x2="11.066cm" svg:y2="14.056cm" draw:start-shape="id22" draw:start-glue-point="7" draw:end-shape="id62" draw:end-glue-point="4">
          <text:p text:style-name="P4"/>
        </draw:connector>
        <draw:connector draw:style-name="gr5" draw:text-style-name="P3" draw:layer="layout" draw:type="curve" draw:line-skew="0.128cm 0.705cm" svg:x1="10.931cm" svg:y1="11.908cm" svg:x2="11.066cm" svg:y2="14.056cm" draw:start-shape="id24" draw:start-glue-point="7" draw:end-shape="id62" draw:end-glue-point="4">
          <text:p text:style-name="P4"/>
        </draw:connector>
        <draw:connector draw:style-name="gr5" draw:text-style-name="P3" draw:layer="layout" draw:type="curve" svg:x1="11.066cm" svg:y1="13.495cm" svg:x2="11.066cm" svg:y2="14.056cm" draw:start-shape="id20" draw:start-glue-point="8" draw:end-shape="id62" draw:end-glue-point="4">
          <text:p text:style-name="P4"/>
        </draw:connector>
        <draw:connector draw:style-name="gr5" draw:text-style-name="P3" draw:layer="layout" draw:type="curve" svg:x1="11.066cm" svg:y1="12.58cm" svg:x2="11.066cm" svg:y2="13.115cm" draw:start-shape="id22" draw:start-glue-point="8" draw:end-shape="id20" draw:end-glue-point="4">
          <text:p text:style-name="P4"/>
        </draw:connector>
        <draw:connector draw:style-name="gr5" draw:text-style-name="P3" draw:layer="layout" draw:type="curve" draw:line-skew="0.403cm 1.82cm" svg:x1="10.931cm" svg:y1="11.908cm" svg:x2="11.066cm" svg:y2="13.115cm" draw:start-shape="id24" draw:start-glue-point="7" draw:end-shape="id20" draw:end-glue-point="4">
          <text:p text:style-name="P4"/>
        </draw:connector>
        <draw:connector draw:style-name="gr3" draw:text-style-name="P3" draw:layer="layout" draw:type="line" svg:x1="9.226cm" svg:y1="10.195cm" svg:x2="10.931cm" svg:y2="13.169cm" draw:start-shape="id55" draw:start-glue-point="9" draw:end-shape="id20" draw:end-glue-point="5">
          <text:p text:style-name="P4"/>
        </draw:connector>
        <draw:connector draw:style-name="gr3" draw:text-style-name="P3" draw:layer="layout" draw:type="line" svg:x1="9.226cm" svg:y1="10.195cm" svg:x2="10.931cm" svg:y2="12.254cm" draw:start-shape="id55" draw:start-glue-point="9" draw:end-shape="id22" draw:end-glue-point="5">
          <text:p text:style-name="P4"/>
        </draw:connector>
        <draw:connector draw:style-name="gr3" draw:text-style-name="P3" draw:layer="layout" draw:type="line" svg:x1="9.226cm" svg:y1="10.195cm" svg:x2="10.931cm" svg:y2="11.638cm" draw:start-shape="id55" draw:start-glue-point="9" draw:end-shape="id24" draw:end-glue-point="5">
          <text:p text:style-name="P4"/>
        </draw:connector>
        <draw:connector draw:style-name="gr3" draw:text-style-name="P3" draw:layer="layout" draw:type="line" svg:x1="9.226cm" svg:y1="10.195cm" svg:x2="10.931cm" svg:y2="14.11cm" draw:start-shape="id55" draw:start-glue-point="9" draw:end-shape="id62" draw:end-glue-point="5">
          <text:p text:style-name="P4"/>
        </draw:connector>
        <draw:connector draw:style-name="gr3" draw:text-style-name="P3" draw:layer="layout" draw:type="line" svg:x1="6.457cm" svg:y1="12.389cm" svg:x2="9.376cm" svg:y2="12.389cm" draw:start-shape="id49" draw:start-glue-point="10" draw:end-shape="id23" draw:end-glue-point="6">
          <text:p text:style-name="P4"/>
        </draw:connector>
        <draw:custom-shape draw:style-name="gr16" draw:text-style-name="P3" draw:id="id54" draw:layer="layout" svg:width="0.38cm" svg:height="0.38cm" svg:x="6.077cm" svg:y="14.05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50" draw:layer="layout" svg:width="0.38cm" svg:height="0.38cm" svg:x="6.077cm" svg:y="13.11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49" draw:layer="layout" svg:width="0.38cm" svg:height="0.38cm" svg:x="6.077cm" svg:y="12.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48" draw:layer="layout" svg:width="0.38cm" svg:height="0.38cm" svg:x="6.077cm" svg:y="11.58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55" draw:layer="layout" svg:width="0.38cm" svg:height="0.38cm" svg:x="8.902cm" svg:y="9.871cm">
          <text:p text:style-name="P1"><text:span text:style-name="T6">0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51" draw:layer="layout" svg:width="0.38cm" svg:height="0.38cm" svg:x="8.602cm" svg:y="10.971cm">
          <text:p text:style-name="P1"><text:span text:style-name="T6">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62" draw:layer="layout" svg:width="0.38cm" svg:height="0.38cm" svg:x="10.877cm" svg:y="14.05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0" draw:layer="layout" svg:width="0.38cm" svg:height="0.38cm" svg:x="10.877cm" svg:y="13.11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2" draw:layer="layout" svg:width="0.38cm" svg:height="0.38cm" svg:x="10.877cm" svg:y="12.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4" draw:layer="layout" svg:width="0.38cm" svg:height="0.38cm" svg:x="10.877cm" svg:y="11.58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line" svg:x1="9.756cm" svg:y1="11.773cm" svg:x2="10.877cm" svg:y2="11.773cm" draw:start-shape="id52" draw:start-glue-point="10" draw:end-shape="id24" draw:end-glue-point="6">
          <text:p text:style-name="P4"/>
        </draw:connector>
        <draw:connector draw:style-name="gr2" draw:text-style-name="P3" draw:layer="layout" draw:type="line" svg:x1="9.756cm" svg:y1="12.389cm" svg:x2="10.877cm" svg:y2="12.389cm" draw:start-shape="id23" draw:start-glue-point="10" draw:end-shape="id22" draw:end-glue-point="6">
          <text:p text:style-name="P4"/>
        </draw:connector>
        <draw:connector draw:style-name="gr2" draw:text-style-name="P3" draw:layer="layout" draw:type="line" svg:x1="9.756cm" svg:y1="13.304cm" svg:x2="10.877cm" svg:y2="13.304cm" draw:start-shape="id21" draw:start-glue-point="10" draw:end-shape="id20" draw:end-glue-point="6">
          <text:p text:style-name="P4"/>
        </draw:connector>
        <draw:connector draw:style-name="gr2" draw:text-style-name="P3" draw:layer="layout" draw:type="line" svg:x1="9.756cm" svg:y1="14.245cm" svg:x2="10.877cm" svg:y2="14.245cm" draw:start-shape="id19" draw:start-glue-point="10" draw:end-shape="id62" draw:end-glue-point="6">
          <text:p text:style-name="P4"/>
        </draw:connector>
        <draw:custom-shape draw:style-name="gr1" draw:text-style-name="P2" draw:layer="layout" svg:width="4.15cm" svg:height="6.36cm" svg:x="3.458cm" svg:y="16.555cm">
          <text:p text:style-name="P1"><text:span text:style-name="T1">chunk</text:span><text:span text:style-name="T2">t-1</text:span></text:p>
          <draw:enhanced-geometry svg:viewBox="0 0 21600 21600" draw:path-stretchpoint-x="10800" draw:path-stretchpoint-y="10800" draw:text-areas="?f3 ?f4 ?f5 ?f6" draw:type="round-rectangle" draw:modifiers="3542.60869565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draw:line-skew="-0.215cm 0.358cm" svg:x1="11.256cm" svg:y1="20.703cm" svg:x2="11.065cm" svg:y2="22.271cm" draw:start-shape="id14" draw:start-glue-point="10" draw:end-shape="id63" draw:end-glue-point="4">
          <text:p text:style-name="P4"/>
        </draw:connector>
        <draw:connector draw:style-name="gr4" draw:text-style-name="P3" draw:layer="layout" draw:type="curve" draw:line-skew="0.012cm 0.858cm" svg:x1="11.256cm" svg:y1="19.788cm" svg:x2="11.065cm" svg:y2="22.271cm" draw:start-shape="id16" draw:start-glue-point="10" draw:end-shape="id63" draw:end-glue-point="4">
          <text:p text:style-name="P4"/>
        </draw:connector>
        <draw:connector draw:style-name="gr4" draw:text-style-name="P3" draw:layer="layout" draw:type="curve" draw:line-skew="0.17cm 1.215cm" svg:x1="11.256cm" svg:y1="19.172cm" svg:x2="11.065cm" svg:y2="22.271cm" draw:start-shape="id18" draw:start-glue-point="10" draw:end-shape="id63" draw:end-glue-point="4">
          <text:p text:style-name="P4"/>
        </draw:connector>
        <draw:connector draw:style-name="gr3" draw:text-style-name="P3" draw:layer="layout" draw:type="line" svg:x1="6.456cm" svg:y1="19.172cm" svg:x2="9.375cm" svg:y2="19.788cm" draw:start-shape="id64" draw:start-glue-point="10" draw:end-shape="id17" draw:end-glue-point="6">
          <text:p text:style-name="P4"/>
        </draw:connector>
        <draw:connector draw:style-name="gr2" draw:text-style-name="P3" draw:layer="layout" draw:type="line" svg:x1="6.456cm" svg:y1="19.172cm" svg:x2="9.375cm" svg:y2="20.703cm" draw:start-shape="id64" draw:start-glue-point="10" draw:end-shape="id15" draw:end-glue-point="6">
          <text:p text:style-name="P4"/>
        </draw:connector>
        <draw:connector draw:style-name="gr3" draw:text-style-name="P3" draw:layer="layout" draw:type="line" svg:x1="6.456cm" svg:y1="19.788cm" svg:x2="9.375cm" svg:y2="20.703cm" draw:start-shape="id65" draw:start-glue-point="10" draw:end-shape="id15" draw:end-glue-point="6">
          <text:p text:style-name="P4"/>
        </draw:connector>
        <draw:connector draw:style-name="gr3" draw:text-style-name="P3" draw:layer="layout" draw:type="line" svg:x1="6.456cm" svg:y1="19.172cm" svg:x2="9.375cm" svg:y2="21.644cm" draw:start-shape="id64" draw:start-glue-point="10" draw:end-shape="id13" draw:end-glue-point="6">
          <text:p text:style-name="P4"/>
        </draw:connector>
        <draw:connector draw:style-name="gr2" draw:text-style-name="P3" draw:layer="layout" draw:type="line" svg:x1="6.456cm" svg:y1="19.788cm" svg:x2="9.375cm" svg:y2="21.644cm" draw:start-shape="id65" draw:start-glue-point="10" draw:end-shape="id13" draw:end-glue-point="6">
          <text:p text:style-name="P4"/>
        </draw:connector>
        <draw:connector draw:style-name="gr3" draw:text-style-name="P3" draw:layer="layout" draw:type="line" svg:x1="6.456cm" svg:y1="20.703cm" svg:x2="9.375cm" svg:y2="21.644cm" draw:start-shape="id66" draw:start-glue-point="10" draw:end-shape="id13" draw:end-glue-point="6">
          <text:p text:style-name="P4"/>
        </draw:connector>
        <draw:connector draw:style-name="gr3" draw:text-style-name="P3" draw:layer="layout" draw:type="line" svg:x1="8.925cm" svg:y1="18.694cm" svg:x2="9.429cm" svg:y2="20.568cm" draw:start-shape="id67" draw:start-glue-point="9" draw:end-shape="id15" draw:end-glue-point="5">
          <text:p text:style-name="P4"/>
        </draw:connector>
        <draw:connector draw:style-name="gr3" draw:text-style-name="P3" draw:layer="layout" draw:type="line" svg:x1="8.925cm" svg:y1="18.694cm" svg:x2="9.429cm" svg:y2="19.653cm" draw:start-shape="id67" draw:start-glue-point="9" draw:end-shape="id17" draw:end-glue-point="5">
          <text:p text:style-name="P4"/>
        </draw:connector>
        <draw:connector draw:style-name="gr3" draw:text-style-name="P3" draw:layer="layout" draw:type="line" svg:x1="8.925cm" svg:y1="18.694cm" svg:x2="9.429cm" svg:y2="19.037cm" draw:start-shape="id67" draw:start-glue-point="9" draw:end-shape="id68" draw:end-glue-point="5">
          <text:p text:style-name="P4"/>
        </draw:connector>
        <draw:connector draw:style-name="gr3" draw:text-style-name="P3" draw:layer="layout" draw:type="line" svg:x1="8.925cm" svg:y1="18.694cm" svg:x2="9.429cm" svg:y2="21.509cm" draw:start-shape="id67" draw:start-glue-point="9" draw:end-shape="id13" draw:end-glue-point="5">
          <text:p text:style-name="P4"/>
        </draw:connector>
        <draw:connector draw:style-name="gr5" draw:text-style-name="P3" draw:layer="layout" draw:type="curve" draw:line-skew="-0.215cm 0.358cm" svg:x1="6.456cm" svg:y1="20.703cm" svg:x2="6.265cm" svg:y2="22.271cm" draw:start-shape="id66" draw:start-glue-point="10" draw:end-shape="id69" draw:end-glue-point="4">
          <text:p text:style-name="P4"/>
        </draw:connector>
        <draw:connector draw:style-name="gr5" draw:text-style-name="P3" draw:layer="layout" draw:type="curve" draw:line-skew="0.012cm 0.858cm" svg:x1="6.456cm" svg:y1="19.788cm" svg:x2="6.265cm" svg:y2="22.271cm" draw:start-shape="id65" draw:start-glue-point="10" draw:end-shape="id69" draw:end-glue-point="4">
          <text:p text:style-name="P4"/>
        </draw:connector>
        <draw:connector draw:style-name="gr5" draw:text-style-name="P3" draw:layer="layout" draw:type="curve" draw:line-skew="0.17cm 1.215cm" svg:x1="6.456cm" svg:y1="19.172cm" svg:x2="6.265cm" svg:y2="22.271cm" draw:start-shape="id64" draw:start-glue-point="10" draw:end-shape="id69" draw:end-glue-point="4">
          <text:p text:style-name="P4"/>
        </draw:connector>
        <draw:connector draw:style-name="gr6" draw:text-style-name="P3" draw:layer="layout" draw:type="line" svg:x1="6.4cm" svg:y1="19.037cm" svg:x2="8.655cm" svg:y2="18.694cm" draw:start-shape="id64" draw:start-glue-point="11" draw:end-shape="id67" draw:end-glue-point="7">
          <text:p text:style-name="P4"/>
        </draw:connector>
        <draw:connector draw:style-name="gr6" draw:text-style-name="P3" draw:layer="layout" draw:type="line" svg:x1="6.4cm" svg:y1="19.653cm" svg:x2="8.655cm" svg:y2="18.694cm" draw:start-shape="id65" draw:start-glue-point="11" draw:end-shape="id67" draw:end-glue-point="7">
          <text:p text:style-name="P4"/>
        </draw:connector>
        <draw:connector draw:style-name="gr6" draw:text-style-name="P3" draw:layer="layout" draw:type="line" svg:x1="6.4cm" svg:y1="20.568cm" svg:x2="8.655cm" svg:y2="18.694cm" draw:start-shape="id66" draw:start-glue-point="11" draw:end-shape="id67" draw:end-glue-point="7">
          <text:p text:style-name="P4"/>
        </draw:connector>
        <draw:connector draw:style-name="gr6" draw:text-style-name="P3" draw:layer="layout" draw:type="line" svg:x1="6.4cm" svg:y1="21.509cm" svg:x2="8.655cm" svg:y2="18.694cm" draw:start-shape="id70" draw:start-glue-point="11" draw:end-shape="id67" draw:end-glue-point="7">
          <text:p text:style-name="P4"/>
        </draw:connector>
        <draw:connector draw:style-name="gr6" draw:text-style-name="P3" draw:layer="layout" draw:type="line" svg:x1="6.4cm" svg:y1="19.037cm" svg:x2="8.955cm" svg:y2="17.594cm" draw:start-shape="id64" draw:start-glue-point="11" draw:end-shape="id71" draw:end-glue-point="7">
          <text:p text:style-name="P4"/>
        </draw:connector>
        <draw:connector draw:style-name="gr6" draw:text-style-name="P3" draw:layer="layout" draw:type="line" svg:x1="6.4cm" svg:y1="19.653cm" svg:x2="8.955cm" svg:y2="17.594cm" draw:start-shape="id65" draw:start-glue-point="11" draw:end-shape="id71" draw:end-glue-point="7">
          <text:p text:style-name="P4"/>
        </draw:connector>
        <draw:connector draw:style-name="gr6" draw:text-style-name="P3" draw:layer="layout" draw:type="line" svg:x1="6.4cm" svg:y1="20.568cm" svg:x2="8.955cm" svg:y2="17.594cm" draw:start-shape="id66" draw:start-glue-point="11" draw:end-shape="id71" draw:end-glue-point="7">
          <text:p text:style-name="P4"/>
        </draw:connector>
        <draw:connector draw:style-name="gr6" draw:text-style-name="P3" draw:layer="layout" draw:type="line" svg:x1="6.4cm" svg:y1="21.509cm" svg:x2="8.955cm" svg:y2="17.594cm" draw:start-shape="id70" draw:start-glue-point="11" draw:end-shape="id71" draw:end-glue-point="7">
          <text:p text:style-name="P4"/>
        </draw:connector>
        <draw:frame draw:style-name="gr7" draw:text-style-name="P5" draw:layer="layout" svg:width="0.756cm" svg:height="0.399cm" svg:x="2.152cm" svg:y="22.245cm">
          <draw:text-box>
            <text:p text:style-name="P4"><text:span text:style-name="T3"><text:s/></text:span><text:span text:style-name="T3">w</text:span></text:p>
          </draw:text-box>
        </draw:frame>
        <draw:frame draw:style-name="gr8" draw:text-style-name="P5" draw:layer="layout" svg:width="0.761cm" svg:height="0.502cm" svg:x="2.152cm" svg:y="21.455cm">
          <draw:text-box>
            <text:p text:style-name="P4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9" draw:text-style-name="P5" draw:layer="layout" svg:width="1.061cm" svg:height="0.399cm" svg:x="2.152cm" svg:y="18.361cm">
          <draw:text-box>
            <text:p text:style-name="P4"><text:span text:style-name="T3"><text:s/></text:span><text:span text:style-name="T3">pop </text:span></text:p>
          </draw:text-box>
        </draw:frame>
        <draw:frame draw:style-name="gr10" draw:text-style-name="P5" draw:layer="layout" svg:width="0.761cm" svg:height="0.502cm" svg:x="2.152cm" svg:y="20.514cm">
          <draw:text-box>
            <text:p text:style-name="P4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11" draw:text-style-name="P5" draw:layer="layout" svg:width="0.761cm" svg:height="0.502cm" svg:x="2.152cm" svg:y="19.599cm">
          <draw:text-box>
            <text:p text:style-name="P4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12" draw:text-style-name="P5" draw:layer="layout" svg:width="0.761cm" svg:height="0.502cm" svg:x="2.152cm" svg:y="18.983cm">
          <draw:text-box>
            <text:p text:style-name="P4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3" draw:text-style-name="P3" draw:layer="layout" draw:type="line" svg:x1="4.125cm" svg:y1="18.694cm" svg:x2="4.629cm" svg:y2="20.568cm" draw:start-shape="id72" draw:start-glue-point="9" draw:end-shape="id73" draw:end-glue-point="5">
          <text:p text:style-name="P4"/>
        </draw:connector>
        <draw:connector draw:style-name="gr3" draw:text-style-name="P3" draw:layer="layout" draw:type="line" svg:x1="4.125cm" svg:y1="18.694cm" svg:x2="4.629cm" svg:y2="19.653cm" draw:start-shape="id72" draw:start-glue-point="9" draw:end-shape="id74" draw:end-glue-point="5">
          <text:p text:style-name="P4"/>
        </draw:connector>
        <draw:frame draw:style-name="gr13" draw:text-style-name="P6" draw:layer="layout" svg:width="0.337cm" svg:height="0.502cm" svg:x="10.545cm" svg:y="23.175cm">
          <draw:text-box>
            <text:p text:style-name="P4"><text:span text:style-name="T5">w</text:span><text:span text:style-name="T2">t</text:span></text:p>
          </draw:text-box>
        </draw:frame>
        <draw:frame draw:style-name="gr13" draw:text-style-name="P7" draw:layer="layout" svg:width="0.582cm" svg:height="0.502cm" svg:x="5.727cm" svg:y="23.175cm">
          <draw:text-box>
            <text:p text:style-name="P4"><text:span text:style-name="T5">w</text:span><text:span text:style-name="T2">t-1</text:span></text:p>
          </draw:text-box>
        </draw:frame>
        <draw:connector draw:style-name="gr3" draw:text-style-name="P3" draw:layer="layout" draw:type="line" svg:x1="4.125cm" svg:y1="18.694cm" svg:x2="4.629cm" svg:y2="19.037cm" draw:start-shape="id72" draw:start-glue-point="9" draw:end-shape="id75" draw:end-glue-point="5">
          <text:p text:style-name="P4"/>
        </draw:connector>
        <draw:custom-shape draw:style-name="gr14" draw:text-style-name="P3" draw:id="id72" draw:layer="layout" svg:width="0.38cm" svg:height="0.38cm" svg:x="3.801cm" svg:y="18.3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76" draw:layer="layout" svg:width="0.38cm" svg:height="0.38cm" svg:x="4.575cm" svg:y="21.45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73" draw:layer="layout" svg:width="0.38cm" svg:height="0.38cm" svg:x="4.575cm" svg:y="20.51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74" draw:layer="layout" svg:width="0.38cm" svg:height="0.38cm" svg:x="4.575cm" svg:y="19.59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75" draw:layer="layout" svg:width="0.38cm" svg:height="0.38cm" svg:x="4.575cm" svg:y="18.98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3" draw:layer="layout" draw:type="line" svg:x1="6.456cm" svg:y1="19.172cm" svg:x2="9.375cm" svg:y2="19.172cm" draw:start-shape="id64" draw:start-glue-point="10" draw:end-shape="id68" draw:end-glue-point="6">
          <text:p text:style-name="P4"/>
        </draw:connector>
        <draw:connector draw:style-name="gr3" draw:text-style-name="P3" draw:layer="layout" draw:type="line" svg:x1="6.456cm" svg:y1="20.703cm" svg:x2="9.375cm" svg:y2="20.703cm" draw:start-shape="id66" draw:start-glue-point="10" draw:end-shape="id15" draw:end-glue-point="6">
          <text:p text:style-name="P4"/>
        </draw:connector>
        <draw:connector draw:style-name="gr3" draw:text-style-name="P3" draw:layer="layout" draw:type="line" svg:x1="6.456cm" svg:y1="21.644cm" svg:x2="9.375cm" svg:y2="21.644cm" draw:start-shape="id70" draw:start-glue-point="10" draw:end-shape="id13" draw:end-glue-point="6">
          <text:p text:style-name="P4"/>
        </draw:connector>
        <draw:frame draw:style-name="gr9" draw:text-style-name="P5" draw:layer="layout" svg:width="1.272cm" svg:height="0.399cm" svg:x="2.153cm" svg:y="17.261cm">
          <draw:text-box>
            <text:p text:style-name="P4"><text:span text:style-name="T3"><text:s/></text:span><text:span text:style-name="T3">push </text:span></text:p>
          </draw:text-box>
        </draw:frame>
        <draw:custom-shape draw:style-name="gr14" draw:text-style-name="P3" draw:id="id77" draw:layer="layout" svg:width="0.38cm" svg:height="0.38cm" svg:x="4.101cm" svg:y="17.2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svg:x1="6.265cm" svg:y1="21.835cm" svg:x2="6.265cm" svg:y2="22.271cm" draw:start-shape="id70" draw:start-glue-point="8" draw:end-shape="id69" draw:end-glue-point="4">
          <text:p text:style-name="P4"/>
        </draw:connector>
        <draw:custom-shape draw:style-name="gr15" draw:text-style-name="P3" draw:id="id69" draw:layer="layout" svg:width="0.38cm" svg:height="0.38cm" svg:x="6.076cm" svg:y="22.27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6.13cm" svg:y1="19.923cm" svg:x2="6.265cm" svg:y2="21.455cm" draw:start-shape="id65" draw:start-glue-point="7" draw:end-shape="id70" draw:end-glue-point="4">
          <text:p text:style-name="P4"/>
        </draw:connector>
        <draw:connector draw:style-name="gr5" draw:text-style-name="P3" draw:layer="layout" draw:type="curve" draw:line-skew="0.128cm 0.705cm" svg:x1="6.13cm" svg:y1="19.307cm" svg:x2="6.265cm" svg:y2="21.455cm" draw:start-shape="id64" draw:start-glue-point="7" draw:end-shape="id70" draw:end-glue-point="4">
          <text:p text:style-name="P4"/>
        </draw:connector>
        <draw:connector draw:style-name="gr5" draw:text-style-name="P3" draw:layer="layout" draw:type="curve" svg:x1="6.265cm" svg:y1="20.894cm" svg:x2="6.265cm" svg:y2="21.455cm" draw:start-shape="id66" draw:start-glue-point="8" draw:end-shape="id70" draw:end-glue-point="4">
          <text:p text:style-name="P4"/>
        </draw:connector>
        <draw:connector draw:style-name="gr3" draw:text-style-name="P3" draw:layer="layout" draw:type="line" svg:x1="4.125cm" svg:y1="18.694cm" svg:x2="4.629cm" svg:y2="21.509cm" draw:start-shape="id72" draw:start-glue-point="9" draw:end-shape="id76" draw:end-glue-point="5">
          <text:p text:style-name="P4"/>
        </draw:connector>
        <draw:connector draw:style-name="gr5" draw:text-style-name="P3" draw:layer="layout" draw:type="curve" svg:x1="6.265cm" svg:y1="19.979cm" svg:x2="6.265cm" svg:y2="20.514cm" draw:start-shape="id65" draw:start-glue-point="8" draw:end-shape="id66" draw:end-glue-point="4">
          <text:p text:style-name="P4"/>
        </draw:connector>
        <draw:connector draw:style-name="gr5" draw:text-style-name="P3" draw:layer="layout" draw:type="curve" draw:line-skew="0.403cm 1.82cm" svg:x1="6.13cm" svg:y1="19.307cm" svg:x2="6.265cm" svg:y2="20.514cm" draw:start-shape="id64" draw:start-glue-point="7" draw:end-shape="id66" draw:end-glue-point="4">
          <text:p text:style-name="P4"/>
        </draw:connector>
        <draw:connector draw:style-name="gr3" draw:text-style-name="P3" draw:layer="layout" draw:type="line" svg:x1="4.425cm" svg:y1="17.594cm" svg:x2="6.13cm" svg:y2="20.568cm" draw:start-shape="id77" draw:start-glue-point="9" draw:end-shape="id66" draw:end-glue-point="5">
          <text:p text:style-name="P4"/>
        </draw:connector>
        <draw:connector draw:style-name="gr3" draw:text-style-name="P3" draw:layer="layout" draw:type="line" svg:x1="4.425cm" svg:y1="17.594cm" svg:x2="6.13cm" svg:y2="19.653cm" draw:start-shape="id77" draw:start-glue-point="9" draw:end-shape="id65" draw:end-glue-point="5">
          <text:p text:style-name="P4"/>
        </draw:connector>
        <draw:connector draw:style-name="gr3" draw:text-style-name="P3" draw:layer="layout" draw:type="line" svg:x1="4.425cm" svg:y1="17.594cm" svg:x2="6.13cm" svg:y2="19.037cm" draw:start-shape="id77" draw:start-glue-point="9" draw:end-shape="id64" draw:end-glue-point="5">
          <text:p text:style-name="P4"/>
        </draw:connector>
        <draw:connector draw:style-name="gr3" draw:text-style-name="P3" draw:layer="layout" draw:type="line" svg:x1="4.955cm" svg:y1="19.172cm" svg:x2="6.076cm" svg:y2="19.172cm" draw:start-shape="id75" draw:start-glue-point="10" draw:end-shape="id64" draw:end-glue-point="6">
          <text:p text:style-name="P4"/>
        </draw:connector>
        <draw:connector draw:style-name="gr3" draw:text-style-name="P3" draw:layer="layout" draw:type="line" svg:x1="4.955cm" svg:y1="19.788cm" svg:x2="6.076cm" svg:y2="19.172cm" draw:start-shape="id74" draw:start-glue-point="10" draw:end-shape="id64" draw:end-glue-point="6">
          <text:p text:style-name="P4"/>
        </draw:connector>
        <draw:connector draw:style-name="gr3" draw:text-style-name="P3" draw:layer="layout" draw:type="line" svg:x1="4.955cm" svg:y1="19.788cm" svg:x2="6.076cm" svg:y2="19.788cm" draw:start-shape="id74" draw:start-glue-point="10" draw:end-shape="id65" draw:end-glue-point="6">
          <text:p text:style-name="P4"/>
        </draw:connector>
        <draw:connector draw:style-name="gr3" draw:text-style-name="P3" draw:layer="layout" draw:type="line" svg:x1="4.955cm" svg:y1="20.703cm" svg:x2="6.076cm" svg:y2="19.788cm" draw:start-shape="id73" draw:start-glue-point="10" draw:end-shape="id65" draw:end-glue-point="6">
          <text:p text:style-name="P4"/>
        </draw:connector>
        <draw:connector draw:style-name="gr3" draw:text-style-name="P3" draw:layer="layout" draw:type="line" svg:x1="4.955cm" svg:y1="20.703cm" svg:x2="6.076cm" svg:y2="20.703cm" draw:start-shape="id73" draw:start-glue-point="10" draw:end-shape="id66" draw:end-glue-point="6">
          <text:p text:style-name="P4"/>
        </draw:connector>
        <draw:connector draw:style-name="gr3" draw:text-style-name="P3" draw:layer="layout" draw:type="line" svg:x1="4.955cm" svg:y1="21.644cm" svg:x2="6.076cm" svg:y2="20.703cm" draw:start-shape="id76" draw:start-glue-point="10" draw:end-shape="id66" draw:end-glue-point="6">
          <text:p text:style-name="P4"/>
        </draw:connector>
        <draw:connector draw:style-name="gr3" draw:text-style-name="P3" draw:layer="layout" draw:type="line" svg:x1="4.955cm" svg:y1="21.644cm" svg:x2="6.076cm" svg:y2="21.644cm" draw:start-shape="id76" draw:start-glue-point="10" draw:end-shape="id70" draw:end-glue-point="6">
          <text:p text:style-name="P4"/>
        </draw:connector>
        <draw:connector draw:style-name="gr3" draw:text-style-name="P3" draw:layer="layout" draw:type="line" svg:x1="4.425cm" svg:y1="17.594cm" svg:x2="6.13cm" svg:y2="21.509cm" draw:start-shape="id77" draw:start-glue-point="9" draw:end-shape="id70" draw:end-glue-point="5">
          <text:p text:style-name="P4"/>
        </draw:connector>
        <draw:custom-shape draw:style-name="gr16" draw:text-style-name="P3" draw:id="id13" draw:layer="layout" svg:width="0.38cm" svg:height="0.38cm" svg:x="9.375cm" svg:y="21.45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5" draw:layer="layout" svg:width="0.38cm" svg:height="0.38cm" svg:x="9.375cm" svg:y="20.51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7" draw:layer="layout" svg:width="0.38cm" svg:height="0.38cm" svg:x="9.375cm" svg:y="19.59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68" draw:layer="layout" svg:width="0.38cm" svg:height="0.38cm" svg:x="9.375cm" svg:y="18.98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svg:x1="11.065cm" svg:y1="21.835cm" svg:x2="11.065cm" svg:y2="22.271cm" draw:start-shape="id78" draw:start-glue-point="8" draw:end-shape="id63" draw:end-glue-point="4">
          <text:p text:style-name="P4"/>
        </draw:connector>
        <draw:custom-shape draw:style-name="gr17" draw:text-style-name="P3" draw:id="id63" draw:layer="layout" svg:width="0.38cm" svg:height="0.38cm" svg:x="10.876cm" svg:y="22.27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10.93cm" svg:y1="19.923cm" svg:x2="11.065cm" svg:y2="21.455cm" draw:start-shape="id16" draw:start-glue-point="7" draw:end-shape="id78" draw:end-glue-point="4">
          <text:p text:style-name="P4"/>
        </draw:connector>
        <draw:connector draw:style-name="gr5" draw:text-style-name="P3" draw:layer="layout" draw:type="curve" draw:line-skew="0.128cm 0.705cm" svg:x1="10.93cm" svg:y1="19.307cm" svg:x2="11.065cm" svg:y2="21.455cm" draw:start-shape="id18" draw:start-glue-point="7" draw:end-shape="id78" draw:end-glue-point="4">
          <text:p text:style-name="P4"/>
        </draw:connector>
        <draw:connector draw:style-name="gr5" draw:text-style-name="P3" draw:layer="layout" draw:type="curve" svg:x1="11.065cm" svg:y1="20.894cm" svg:x2="11.065cm" svg:y2="21.455cm" draw:start-shape="id14" draw:start-glue-point="8" draw:end-shape="id78" draw:end-glue-point="4">
          <text:p text:style-name="P4"/>
        </draw:connector>
        <draw:connector draw:style-name="gr5" draw:text-style-name="P3" draw:layer="layout" draw:type="curve" svg:x1="11.065cm" svg:y1="19.979cm" svg:x2="11.065cm" svg:y2="20.514cm" draw:start-shape="id16" draw:start-glue-point="8" draw:end-shape="id14" draw:end-glue-point="4">
          <text:p text:style-name="P4"/>
        </draw:connector>
        <draw:connector draw:style-name="gr5" draw:text-style-name="P3" draw:layer="layout" draw:type="curve" draw:line-skew="0.403cm 1.82cm" svg:x1="10.93cm" svg:y1="19.307cm" svg:x2="11.065cm" svg:y2="20.514cm" draw:start-shape="id18" draw:start-glue-point="7" draw:end-shape="id14" draw:end-glue-point="4">
          <text:p text:style-name="P4"/>
        </draw:connector>
        <draw:connector draw:style-name="gr3" draw:text-style-name="P3" draw:layer="layout" draw:type="line" svg:x1="9.225cm" svg:y1="17.594cm" svg:x2="10.93cm" svg:y2="20.568cm" draw:start-shape="id71" draw:start-glue-point="9" draw:end-shape="id14" draw:end-glue-point="5">
          <text:p text:style-name="P4"/>
        </draw:connector>
        <draw:connector draw:style-name="gr3" draw:text-style-name="P3" draw:layer="layout" draw:type="line" svg:x1="9.225cm" svg:y1="17.594cm" svg:x2="10.93cm" svg:y2="19.653cm" draw:start-shape="id71" draw:start-glue-point="9" draw:end-shape="id16" draw:end-glue-point="5">
          <text:p text:style-name="P4"/>
        </draw:connector>
        <draw:connector draw:style-name="gr3" draw:text-style-name="P3" draw:layer="layout" draw:type="line" svg:x1="9.225cm" svg:y1="17.594cm" svg:x2="10.93cm" svg:y2="19.037cm" draw:start-shape="id71" draw:start-glue-point="9" draw:end-shape="id18" draw:end-glue-point="5">
          <text:p text:style-name="P4"/>
        </draw:connector>
        <draw:connector draw:style-name="gr3" draw:text-style-name="P3" draw:layer="layout" draw:type="line" svg:x1="9.225cm" svg:y1="17.594cm" svg:x2="10.93cm" svg:y2="21.509cm" draw:start-shape="id71" draw:start-glue-point="9" draw:end-shape="id78" draw:end-glue-point="5">
          <text:p text:style-name="P4"/>
        </draw:connector>
        <draw:connector draw:style-name="gr3" draw:text-style-name="P3" draw:layer="layout" draw:type="line" svg:x1="6.456cm" svg:y1="19.788cm" svg:x2="9.375cm" svg:y2="19.788cm" draw:start-shape="id65" draw:start-glue-point="10" draw:end-shape="id17" draw:end-glue-point="6">
          <text:p text:style-name="P4"/>
        </draw:connector>
        <draw:custom-shape draw:style-name="gr16" draw:text-style-name="P3" draw:id="id70" draw:layer="layout" svg:width="0.38cm" svg:height="0.38cm" svg:x="6.076cm" svg:y="21.45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66" draw:layer="layout" svg:width="0.38cm" svg:height="0.38cm" svg:x="6.076cm" svg:y="20.51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65" draw:layer="layout" svg:width="0.38cm" svg:height="0.38cm" svg:x="6.076cm" svg:y="19.59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64" draw:layer="layout" svg:width="0.38cm" svg:height="0.38cm" svg:x="6.076cm" svg:y="18.98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71" draw:layer="layout" svg:width="0.38cm" svg:height="0.38cm" svg:x="8.901cm" svg:y="17.27cm">
          <text:p text:style-name="P1"><text:span text:style-name="T6">0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67" draw:layer="layout" svg:width="0.38cm" svg:height="0.38cm" svg:x="8.601cm" svg:y="18.37cm">
          <text:p text:style-name="P1"><text:span text:style-name="T6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78" draw:layer="layout" svg:width="0.38cm" svg:height="0.38cm" svg:x="10.876cm" svg:y="21.45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4" draw:layer="layout" svg:width="0.38cm" svg:height="0.38cm" svg:x="10.876cm" svg:y="20.51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6" draw:layer="layout" svg:width="0.38cm" svg:height="0.38cm" svg:x="10.876cm" svg:y="19.59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8" draw:layer="layout" svg:width="0.38cm" svg:height="0.38cm" svg:x="10.876cm" svg:y="18.98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line" svg:x1="9.755cm" svg:y1="19.172cm" svg:x2="10.876cm" svg:y2="19.172cm" draw:start-shape="id68" draw:start-glue-point="10" draw:end-shape="id18" draw:end-glue-point="6">
          <text:p text:style-name="P4"/>
        </draw:connector>
        <draw:connector draw:style-name="gr2" draw:text-style-name="P3" draw:layer="layout" draw:type="line" svg:x1="9.755cm" svg:y1="19.788cm" svg:x2="10.876cm" svg:y2="19.788cm" draw:start-shape="id17" draw:start-glue-point="10" draw:end-shape="id16" draw:end-glue-point="6">
          <text:p text:style-name="P4"/>
        </draw:connector>
        <draw:connector draw:style-name="gr2" draw:text-style-name="P3" draw:layer="layout" draw:type="line" svg:x1="9.755cm" svg:y1="20.703cm" svg:x2="10.876cm" svg:y2="20.703cm" draw:start-shape="id15" draw:start-glue-point="10" draw:end-shape="id14" draw:end-glue-point="6">
          <text:p text:style-name="P4"/>
        </draw:connector>
        <draw:connector draw:style-name="gr2" draw:text-style-name="P3" draw:layer="layout" draw:type="line" svg:x1="9.755cm" svg:y1="21.644cm" svg:x2="10.876cm" svg:y2="21.644cm" draw:start-shape="id13" draw:start-glue-point="10" draw:end-shape="id78" draw:end-glue-point="6">
          <text:p text:style-name="P4"/>
        </draw:connector>
        <draw:custom-shape draw:style-name="gr1" draw:text-style-name="P2" draw:layer="layout" svg:width="4.15cm" svg:height="6.36cm" svg:x="3.459cm" svg:y="23.956cm">
          <text:p text:style-name="P1"><text:span text:style-name="T1">chunk</text:span><text:span text:style-name="T2">t-1</text:span></text:p>
          <draw:enhanced-geometry svg:viewBox="0 0 21600 21600" draw:path-stretchpoint-x="10800" draw:path-stretchpoint-y="10800" draw:text-areas="?f3 ?f4 ?f5 ?f6" draw:type="round-rectangle" draw:modifiers="3542.60869565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draw:line-skew="-0.215cm 0.358cm" svg:x1="11.257cm" svg:y1="28.104cm" svg:x2="11.066cm" svg:y2="29.672cm" draw:start-shape="id8" draw:start-glue-point="10" draw:end-shape="id79" draw:end-glue-point="4">
          <text:p text:style-name="P4"/>
        </draw:connector>
        <draw:connector draw:style-name="gr4" draw:text-style-name="P3" draw:layer="layout" draw:type="curve" draw:line-skew="0.012cm 0.858cm" svg:x1="11.257cm" svg:y1="27.189cm" svg:x2="11.066cm" svg:y2="29.672cm" draw:start-shape="id10" draw:start-glue-point="10" draw:end-shape="id79" draw:end-glue-point="4">
          <text:p text:style-name="P4"/>
        </draw:connector>
        <draw:connector draw:style-name="gr4" draw:text-style-name="P3" draw:layer="layout" draw:type="curve" draw:line-skew="0.17cm 1.215cm" svg:x1="11.257cm" svg:y1="26.573cm" svg:x2="11.066cm" svg:y2="29.672cm" draw:start-shape="id12" draw:start-glue-point="10" draw:end-shape="id79" draw:end-glue-point="4">
          <text:p text:style-name="P4"/>
        </draw:connector>
        <draw:connector draw:style-name="gr3" draw:text-style-name="P3" draw:layer="layout" draw:type="line" svg:x1="6.457cm" svg:y1="26.573cm" svg:x2="9.376cm" svg:y2="27.189cm" draw:start-shape="id80" draw:start-glue-point="10" draw:end-shape="id11" draw:end-glue-point="6">
          <text:p text:style-name="P4"/>
        </draw:connector>
        <draw:connector draw:style-name="gr3" draw:text-style-name="P3" draw:layer="layout" draw:type="line" svg:x1="6.457cm" svg:y1="26.573cm" svg:x2="9.376cm" svg:y2="28.104cm" draw:start-shape="id80" draw:start-glue-point="10" draw:end-shape="id9" draw:end-glue-point="6">
          <text:p text:style-name="P4"/>
        </draw:connector>
        <draw:connector draw:style-name="gr3" draw:text-style-name="P3" draw:layer="layout" draw:type="line" svg:x1="6.457cm" svg:y1="27.189cm" svg:x2="9.376cm" svg:y2="28.104cm" draw:start-shape="id81" draw:start-glue-point="10" draw:end-shape="id9" draw:end-glue-point="6">
          <text:p text:style-name="P4"/>
        </draw:connector>
        <draw:connector draw:style-name="gr2" draw:text-style-name="P3" draw:layer="layout" draw:type="line" svg:x1="6.457cm" svg:y1="26.573cm" svg:x2="9.376cm" svg:y2="29.045cm" draw:start-shape="id80" draw:start-glue-point="10" draw:end-shape="id7" draw:end-glue-point="6">
          <text:p text:style-name="P4"/>
        </draw:connector>
        <draw:connector draw:style-name="gr3" draw:text-style-name="P3" draw:layer="layout" draw:type="line" svg:x1="6.457cm" svg:y1="27.189cm" svg:x2="9.376cm" svg:y2="29.045cm" draw:start-shape="id81" draw:start-glue-point="10" draw:end-shape="id7" draw:end-glue-point="6">
          <text:p text:style-name="P4"/>
        </draw:connector>
        <draw:connector draw:style-name="gr3" draw:text-style-name="P3" draw:layer="layout" draw:type="line" svg:x1="6.457cm" svg:y1="28.104cm" svg:x2="9.376cm" svg:y2="29.045cm" draw:start-shape="id82" draw:start-glue-point="10" draw:end-shape="id7" draw:end-glue-point="6">
          <text:p text:style-name="P4"/>
        </draw:connector>
        <draw:connector draw:style-name="gr3" draw:text-style-name="P3" draw:layer="layout" draw:type="line" svg:x1="8.926cm" svg:y1="26.095cm" svg:x2="9.43cm" svg:y2="27.969cm" draw:start-shape="id83" draw:start-glue-point="9" draw:end-shape="id9" draw:end-glue-point="5">
          <text:p text:style-name="P4"/>
        </draw:connector>
        <draw:connector draw:style-name="gr3" draw:text-style-name="P3" draw:layer="layout" draw:type="line" svg:x1="8.926cm" svg:y1="26.095cm" svg:x2="9.43cm" svg:y2="27.054cm" draw:start-shape="id83" draw:start-glue-point="9" draw:end-shape="id11" draw:end-glue-point="5">
          <text:p text:style-name="P4"/>
        </draw:connector>
        <draw:connector draw:style-name="gr3" draw:text-style-name="P3" draw:layer="layout" draw:type="line" svg:x1="8.926cm" svg:y1="26.095cm" svg:x2="9.43cm" svg:y2="26.438cm" draw:start-shape="id83" draw:start-glue-point="9" draw:end-shape="id84" draw:end-glue-point="5">
          <text:p text:style-name="P4"/>
        </draw:connector>
        <draw:connector draw:style-name="gr3" draw:text-style-name="P3" draw:layer="layout" draw:type="line" svg:x1="8.926cm" svg:y1="26.095cm" svg:x2="9.43cm" svg:y2="28.91cm" draw:start-shape="id83" draw:start-glue-point="9" draw:end-shape="id7" draw:end-glue-point="5">
          <text:p text:style-name="P4"/>
        </draw:connector>
        <draw:connector draw:style-name="gr5" draw:text-style-name="P3" draw:layer="layout" draw:type="curve" draw:line-skew="-0.215cm 0.358cm" svg:x1="6.457cm" svg:y1="28.104cm" svg:x2="6.266cm" svg:y2="29.672cm" draw:start-shape="id82" draw:start-glue-point="10" draw:end-shape="id85" draw:end-glue-point="4">
          <text:p text:style-name="P4"/>
        </draw:connector>
        <draw:connector draw:style-name="gr5" draw:text-style-name="P3" draw:layer="layout" draw:type="curve" draw:line-skew="0.012cm 0.858cm" svg:x1="6.457cm" svg:y1="27.189cm" svg:x2="6.266cm" svg:y2="29.672cm" draw:start-shape="id81" draw:start-glue-point="10" draw:end-shape="id85" draw:end-glue-point="4">
          <text:p text:style-name="P4"/>
        </draw:connector>
        <draw:connector draw:style-name="gr5" draw:text-style-name="P3" draw:layer="layout" draw:type="curve" draw:line-skew="0.17cm 1.215cm" svg:x1="6.457cm" svg:y1="26.573cm" svg:x2="6.266cm" svg:y2="29.672cm" draw:start-shape="id80" draw:start-glue-point="10" draw:end-shape="id85" draw:end-glue-point="4">
          <text:p text:style-name="P4"/>
        </draw:connector>
        <draw:connector draw:style-name="gr6" draw:text-style-name="P3" draw:layer="layout" draw:type="line" svg:x1="6.401cm" svg:y1="26.438cm" svg:x2="8.656cm" svg:y2="26.095cm" draw:start-shape="id80" draw:start-glue-point="11" draw:end-shape="id83" draw:end-glue-point="7">
          <text:p text:style-name="P4"/>
        </draw:connector>
        <draw:connector draw:style-name="gr6" draw:text-style-name="P3" draw:layer="layout" draw:type="line" svg:x1="6.401cm" svg:y1="27.054cm" svg:x2="8.656cm" svg:y2="26.095cm" draw:start-shape="id81" draw:start-glue-point="11" draw:end-shape="id83" draw:end-glue-point="7">
          <text:p text:style-name="P4"/>
        </draw:connector>
        <draw:connector draw:style-name="gr6" draw:text-style-name="P3" draw:layer="layout" draw:type="line" svg:x1="6.401cm" svg:y1="27.969cm" svg:x2="8.656cm" svg:y2="26.095cm" draw:start-shape="id82" draw:start-glue-point="11" draw:end-shape="id83" draw:end-glue-point="7">
          <text:p text:style-name="P4"/>
        </draw:connector>
        <draw:connector draw:style-name="gr6" draw:text-style-name="P3" draw:layer="layout" draw:type="line" svg:x1="6.401cm" svg:y1="28.91cm" svg:x2="8.656cm" svg:y2="26.095cm" draw:start-shape="id86" draw:start-glue-point="11" draw:end-shape="id83" draw:end-glue-point="7">
          <text:p text:style-name="P4"/>
        </draw:connector>
        <draw:connector draw:style-name="gr6" draw:text-style-name="P3" draw:layer="layout" draw:type="line" svg:x1="6.401cm" svg:y1="26.438cm" svg:x2="8.956cm" svg:y2="24.995cm" draw:start-shape="id80" draw:start-glue-point="11" draw:end-shape="id87" draw:end-glue-point="7">
          <text:p text:style-name="P4"/>
        </draw:connector>
        <draw:connector draw:style-name="gr6" draw:text-style-name="P3" draw:layer="layout" draw:type="line" svg:x1="6.401cm" svg:y1="27.054cm" svg:x2="8.956cm" svg:y2="24.995cm" draw:start-shape="id81" draw:start-glue-point="11" draw:end-shape="id87" draw:end-glue-point="7">
          <text:p text:style-name="P4"/>
        </draw:connector>
        <draw:connector draw:style-name="gr6" draw:text-style-name="P3" draw:layer="layout" draw:type="line" svg:x1="6.401cm" svg:y1="27.969cm" svg:x2="8.956cm" svg:y2="24.995cm" draw:start-shape="id82" draw:start-glue-point="11" draw:end-shape="id87" draw:end-glue-point="7">
          <text:p text:style-name="P4"/>
        </draw:connector>
        <draw:connector draw:style-name="gr6" draw:text-style-name="P3" draw:layer="layout" draw:type="line" svg:x1="6.401cm" svg:y1="28.91cm" svg:x2="8.956cm" svg:y2="24.995cm" draw:start-shape="id86" draw:start-glue-point="11" draw:end-shape="id87" draw:end-glue-point="7">
          <text:p text:style-name="P4"/>
        </draw:connector>
        <draw:frame draw:style-name="gr7" draw:text-style-name="P5" draw:layer="layout" svg:width="0.756cm" svg:height="0.399cm" svg:x="2.153cm" svg:y="29.646cm">
          <draw:text-box>
            <text:p text:style-name="P4"><text:span text:style-name="T3"><text:s/></text:span><text:span text:style-name="T3">w </text:span></text:p>
          </draw:text-box>
        </draw:frame>
        <draw:frame draw:style-name="gr8" draw:text-style-name="P5" draw:layer="layout" svg:width="0.761cm" svg:height="0.502cm" svg:x="2.153cm" svg:y="28.856cm">
          <draw:text-box>
            <text:p text:style-name="P4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9" draw:text-style-name="P5" draw:layer="layout" svg:width="1.061cm" svg:height="0.399cm" svg:x="2.153cm" svg:y="25.762cm">
          <draw:text-box>
            <text:p text:style-name="P4"><text:span text:style-name="T3"><text:s/></text:span><text:span text:style-name="T3">pop </text:span></text:p>
          </draw:text-box>
        </draw:frame>
        <draw:frame draw:style-name="gr10" draw:text-style-name="P5" draw:layer="layout" svg:width="0.761cm" svg:height="0.502cm" svg:x="2.153cm" svg:y="27.915cm">
          <draw:text-box>
            <text:p text:style-name="P4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11" draw:text-style-name="P5" draw:layer="layout" svg:width="0.761cm" svg:height="0.502cm" svg:x="2.153cm" svg:y="27cm">
          <draw:text-box>
            <text:p text:style-name="P4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12" draw:text-style-name="P5" draw:layer="layout" svg:width="0.761cm" svg:height="0.502cm" svg:x="2.153cm" svg:y="26.384cm">
          <draw:text-box>
            <text:p text:style-name="P4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3" draw:text-style-name="P3" draw:layer="layout" draw:type="line" svg:x1="4.126cm" svg:y1="26.095cm" svg:x2="4.63cm" svg:y2="27.969cm" draw:start-shape="id88" draw:start-glue-point="9" draw:end-shape="id89" draw:end-glue-point="5">
          <text:p text:style-name="P4"/>
        </draw:connector>
        <draw:connector draw:style-name="gr3" draw:text-style-name="P3" draw:layer="layout" draw:type="line" svg:x1="4.126cm" svg:y1="26.095cm" svg:x2="4.63cm" svg:y2="27.054cm" draw:start-shape="id88" draw:start-glue-point="9" draw:end-shape="id90" draw:end-glue-point="5">
          <text:p text:style-name="P4"/>
        </draw:connector>
        <draw:frame draw:style-name="gr13" draw:text-style-name="P6" draw:layer="layout" svg:width="0.337cm" svg:height="0.502cm" svg:x="10.546cm" svg:y="30.576cm">
          <draw:text-box>
            <text:p text:style-name="P4"><text:span text:style-name="T5">w</text:span><text:span text:style-name="T2">t</text:span></text:p>
          </draw:text-box>
        </draw:frame>
        <draw:frame draw:style-name="gr13" draw:text-style-name="P7" draw:layer="layout" svg:width="0.582cm" svg:height="0.502cm" svg:x="5.728cm" svg:y="30.576cm">
          <draw:text-box>
            <text:p text:style-name="P4"><text:span text:style-name="T5">w</text:span><text:span text:style-name="T2">t-1</text:span></text:p>
          </draw:text-box>
        </draw:frame>
        <draw:connector draw:style-name="gr3" draw:text-style-name="P3" draw:layer="layout" draw:type="line" svg:x1="4.126cm" svg:y1="26.095cm" svg:x2="4.63cm" svg:y2="26.438cm" draw:start-shape="id88" draw:start-glue-point="9" draw:end-shape="id91" draw:end-glue-point="5">
          <text:p text:style-name="P4"/>
        </draw:connector>
        <draw:custom-shape draw:style-name="gr14" draw:text-style-name="P3" draw:id="id88" draw:layer="layout" svg:width="0.38cm" svg:height="0.38cm" svg:x="3.802cm" svg:y="25.77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92" draw:layer="layout" svg:width="0.38cm" svg:height="0.38cm" svg:x="4.576cm" svg:y="28.85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89" draw:layer="layout" svg:width="0.38cm" svg:height="0.38cm" svg:x="4.576cm" svg:y="27.91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90" draw:layer="layout" svg:width="0.38cm" svg:height="0.38cm" svg:x="4.576cm" svg:y="2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91" draw:layer="layout" svg:width="0.38cm" svg:height="0.38cm" svg:x="4.576cm" svg:y="26.38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3" draw:layer="layout" draw:type="line" svg:x1="6.457cm" svg:y1="26.573cm" svg:x2="9.376cm" svg:y2="26.573cm" draw:start-shape="id80" draw:start-glue-point="10" draw:end-shape="id84" draw:end-glue-point="6">
          <text:p text:style-name="P4"/>
        </draw:connector>
        <draw:connector draw:style-name="gr3" draw:text-style-name="P3" draw:layer="layout" draw:type="line" svg:x1="6.457cm" svg:y1="28.104cm" svg:x2="9.376cm" svg:y2="28.104cm" draw:start-shape="id82" draw:start-glue-point="10" draw:end-shape="id9" draw:end-glue-point="6">
          <text:p text:style-name="P4"/>
        </draw:connector>
        <draw:connector draw:style-name="gr3" draw:text-style-name="P3" draw:layer="layout" draw:type="line" svg:x1="6.457cm" svg:y1="29.045cm" svg:x2="9.376cm" svg:y2="29.045cm" draw:start-shape="id86" draw:start-glue-point="10" draw:end-shape="id7" draw:end-glue-point="6">
          <text:p text:style-name="P4"/>
        </draw:connector>
        <draw:frame draw:style-name="gr9" draw:text-style-name="P5" draw:layer="layout" svg:width="1.272cm" svg:height="0.399cm" svg:x="2.154cm" svg:y="24.662cm">
          <draw:text-box>
            <text:p text:style-name="P4"><text:span text:style-name="T3"><text:s/></text:span><text:span text:style-name="T3">push </text:span></text:p>
          </draw:text-box>
        </draw:frame>
        <draw:custom-shape draw:style-name="gr14" draw:text-style-name="P3" draw:id="id93" draw:layer="layout" svg:width="0.38cm" svg:height="0.38cm" svg:x="4.102cm" svg:y="24.67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svg:x1="6.266cm" svg:y1="29.236cm" svg:x2="6.266cm" svg:y2="29.672cm" draw:start-shape="id86" draw:start-glue-point="8" draw:end-shape="id85" draw:end-glue-point="4">
          <text:p text:style-name="P4"/>
        </draw:connector>
        <draw:custom-shape draw:style-name="gr15" draw:text-style-name="P3" draw:id="id85" draw:layer="layout" svg:width="0.38cm" svg:height="0.38cm" svg:x="6.077cm" svg:y="29.67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6.131cm" svg:y1="27.324cm" svg:x2="6.266cm" svg:y2="28.856cm" draw:start-shape="id81" draw:start-glue-point="7" draw:end-shape="id86" draw:end-glue-point="4">
          <text:p text:style-name="P4"/>
        </draw:connector>
        <draw:connector draw:style-name="gr5" draw:text-style-name="P3" draw:layer="layout" draw:type="curve" draw:line-skew="0.128cm 0.705cm" svg:x1="6.131cm" svg:y1="26.708cm" svg:x2="6.266cm" svg:y2="28.856cm" draw:start-shape="id80" draw:start-glue-point="7" draw:end-shape="id86" draw:end-glue-point="4">
          <text:p text:style-name="P4"/>
        </draw:connector>
        <draw:connector draw:style-name="gr5" draw:text-style-name="P3" draw:layer="layout" draw:type="curve" svg:x1="6.266cm" svg:y1="28.295cm" svg:x2="6.266cm" svg:y2="28.856cm" draw:start-shape="id82" draw:start-glue-point="8" draw:end-shape="id86" draw:end-glue-point="4">
          <text:p text:style-name="P4"/>
        </draw:connector>
        <draw:connector draw:style-name="gr3" draw:text-style-name="P3" draw:layer="layout" draw:type="line" svg:x1="4.126cm" svg:y1="26.095cm" svg:x2="4.63cm" svg:y2="28.91cm" draw:start-shape="id88" draw:start-glue-point="9" draw:end-shape="id92" draw:end-glue-point="5">
          <text:p text:style-name="P4"/>
        </draw:connector>
        <draw:connector draw:style-name="gr5" draw:text-style-name="P3" draw:layer="layout" draw:type="curve" svg:x1="6.266cm" svg:y1="27.38cm" svg:x2="6.266cm" svg:y2="27.915cm" draw:start-shape="id81" draw:start-glue-point="8" draw:end-shape="id82" draw:end-glue-point="4">
          <text:p text:style-name="P4"/>
        </draw:connector>
        <draw:connector draw:style-name="gr5" draw:text-style-name="P3" draw:layer="layout" draw:type="curve" draw:line-skew="0.403cm 1.82cm" svg:x1="6.131cm" svg:y1="26.708cm" svg:x2="6.266cm" svg:y2="27.915cm" draw:start-shape="id80" draw:start-glue-point="7" draw:end-shape="id82" draw:end-glue-point="4">
          <text:p text:style-name="P4"/>
        </draw:connector>
        <draw:connector draw:style-name="gr3" draw:text-style-name="P3" draw:layer="layout" draw:type="line" svg:x1="4.426cm" svg:y1="24.995cm" svg:x2="6.131cm" svg:y2="27.969cm" draw:start-shape="id93" draw:start-glue-point="9" draw:end-shape="id82" draw:end-glue-point="5">
          <text:p text:style-name="P4"/>
        </draw:connector>
        <draw:connector draw:style-name="gr3" draw:text-style-name="P3" draw:layer="layout" draw:type="line" svg:x1="4.426cm" svg:y1="24.995cm" svg:x2="6.131cm" svg:y2="27.054cm" draw:start-shape="id93" draw:start-glue-point="9" draw:end-shape="id81" draw:end-glue-point="5">
          <text:p text:style-name="P4"/>
        </draw:connector>
        <draw:connector draw:style-name="gr3" draw:text-style-name="P3" draw:layer="layout" draw:type="line" svg:x1="4.426cm" svg:y1="24.995cm" svg:x2="6.131cm" svg:y2="26.438cm" draw:start-shape="id93" draw:start-glue-point="9" draw:end-shape="id80" draw:end-glue-point="5">
          <text:p text:style-name="P4"/>
        </draw:connector>
        <draw:connector draw:style-name="gr3" draw:text-style-name="P3" draw:layer="layout" draw:type="line" svg:x1="4.956cm" svg:y1="26.573cm" svg:x2="6.077cm" svg:y2="26.573cm" draw:start-shape="id91" draw:start-glue-point="10" draw:end-shape="id80" draw:end-glue-point="6">
          <text:p text:style-name="P4"/>
        </draw:connector>
        <draw:connector draw:style-name="gr3" draw:text-style-name="P3" draw:layer="layout" draw:type="line" svg:x1="4.956cm" svg:y1="27.189cm" svg:x2="6.077cm" svg:y2="26.573cm" draw:start-shape="id90" draw:start-glue-point="10" draw:end-shape="id80" draw:end-glue-point="6">
          <text:p text:style-name="P4"/>
        </draw:connector>
        <draw:connector draw:style-name="gr3" draw:text-style-name="P3" draw:layer="layout" draw:type="line" svg:x1="4.956cm" svg:y1="27.189cm" svg:x2="6.077cm" svg:y2="27.189cm" draw:start-shape="id90" draw:start-glue-point="10" draw:end-shape="id81" draw:end-glue-point="6">
          <text:p text:style-name="P4"/>
        </draw:connector>
        <draw:connector draw:style-name="gr3" draw:text-style-name="P3" draw:layer="layout" draw:type="line" svg:x1="4.956cm" svg:y1="28.104cm" svg:x2="6.077cm" svg:y2="27.189cm" draw:start-shape="id89" draw:start-glue-point="10" draw:end-shape="id81" draw:end-glue-point="6">
          <text:p text:style-name="P4"/>
        </draw:connector>
        <draw:connector draw:style-name="gr3" draw:text-style-name="P3" draw:layer="layout" draw:type="line" svg:x1="4.956cm" svg:y1="28.104cm" svg:x2="6.077cm" svg:y2="28.104cm" draw:start-shape="id89" draw:start-glue-point="10" draw:end-shape="id82" draw:end-glue-point="6">
          <text:p text:style-name="P4"/>
        </draw:connector>
        <draw:connector draw:style-name="gr3" draw:text-style-name="P3" draw:layer="layout" draw:type="line" svg:x1="4.956cm" svg:y1="29.045cm" svg:x2="6.077cm" svg:y2="28.104cm" draw:start-shape="id92" draw:start-glue-point="10" draw:end-shape="id82" draw:end-glue-point="6">
          <text:p text:style-name="P4"/>
        </draw:connector>
        <draw:connector draw:style-name="gr3" draw:text-style-name="P3" draw:layer="layout" draw:type="line" svg:x1="4.956cm" svg:y1="29.045cm" svg:x2="6.077cm" svg:y2="29.045cm" draw:start-shape="id92" draw:start-glue-point="10" draw:end-shape="id86" draw:end-glue-point="6">
          <text:p text:style-name="P4"/>
        </draw:connector>
        <draw:connector draw:style-name="gr3" draw:text-style-name="P3" draw:layer="layout" draw:type="line" svg:x1="4.426cm" svg:y1="24.995cm" svg:x2="6.131cm" svg:y2="28.91cm" draw:start-shape="id93" draw:start-glue-point="9" draw:end-shape="id86" draw:end-glue-point="5">
          <text:p text:style-name="P4"/>
        </draw:connector>
        <draw:custom-shape draw:style-name="gr16" draw:text-style-name="P3" draw:id="id7" draw:layer="layout" svg:width="0.38cm" svg:height="0.38cm" svg:x="9.376cm" svg:y="28.85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9" draw:layer="layout" svg:width="0.38cm" svg:height="0.38cm" svg:x="9.376cm" svg:y="27.91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1" draw:layer="layout" svg:width="0.38cm" svg:height="0.38cm" svg:x="9.376cm" svg:y="2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84" draw:layer="layout" svg:width="0.38cm" svg:height="0.38cm" svg:x="9.376cm" svg:y="26.38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svg:x1="11.066cm" svg:y1="29.236cm" svg:x2="11.066cm" svg:y2="29.672cm" draw:start-shape="id94" draw:start-glue-point="8" draw:end-shape="id79" draw:end-glue-point="4">
          <text:p text:style-name="P4"/>
        </draw:connector>
        <draw:custom-shape draw:style-name="gr17" draw:text-style-name="P3" draw:id="id79" draw:layer="layout" svg:width="0.38cm" svg:height="0.38cm" svg:x="10.877cm" svg:y="29.67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10.931cm" svg:y1="27.324cm" svg:x2="11.066cm" svg:y2="28.856cm" draw:start-shape="id10" draw:start-glue-point="7" draw:end-shape="id94" draw:end-glue-point="4">
          <text:p text:style-name="P4"/>
        </draw:connector>
        <draw:connector draw:style-name="gr5" draw:text-style-name="P3" draw:layer="layout" draw:type="curve" draw:line-skew="0.128cm 0.705cm" svg:x1="10.931cm" svg:y1="26.708cm" svg:x2="11.066cm" svg:y2="28.856cm" draw:start-shape="id12" draw:start-glue-point="7" draw:end-shape="id94" draw:end-glue-point="4">
          <text:p text:style-name="P4"/>
        </draw:connector>
        <draw:connector draw:style-name="gr5" draw:text-style-name="P3" draw:layer="layout" draw:type="curve" svg:x1="11.066cm" svg:y1="28.295cm" svg:x2="11.066cm" svg:y2="28.856cm" draw:start-shape="id8" draw:start-glue-point="8" draw:end-shape="id94" draw:end-glue-point="4">
          <text:p text:style-name="P4"/>
        </draw:connector>
        <draw:connector draw:style-name="gr5" draw:text-style-name="P3" draw:layer="layout" draw:type="curve" svg:x1="11.066cm" svg:y1="27.38cm" svg:x2="11.066cm" svg:y2="27.915cm" draw:start-shape="id10" draw:start-glue-point="8" draw:end-shape="id8" draw:end-glue-point="4">
          <text:p text:style-name="P4"/>
        </draw:connector>
        <draw:connector draw:style-name="gr5" draw:text-style-name="P3" draw:layer="layout" draw:type="curve" draw:line-skew="0.403cm 1.82cm" svg:x1="10.931cm" svg:y1="26.708cm" svg:x2="11.066cm" svg:y2="27.915cm" draw:start-shape="id12" draw:start-glue-point="7" draw:end-shape="id8" draw:end-glue-point="4">
          <text:p text:style-name="P4"/>
        </draw:connector>
        <draw:connector draw:style-name="gr3" draw:text-style-name="P3" draw:layer="layout" draw:type="line" svg:x1="9.226cm" svg:y1="24.995cm" svg:x2="10.931cm" svg:y2="27.969cm" draw:start-shape="id87" draw:start-glue-point="9" draw:end-shape="id8" draw:end-glue-point="5">
          <text:p text:style-name="P4"/>
        </draw:connector>
        <draw:connector draw:style-name="gr3" draw:text-style-name="P3" draw:layer="layout" draw:type="line" svg:x1="9.226cm" svg:y1="24.995cm" svg:x2="10.931cm" svg:y2="27.054cm" draw:start-shape="id87" draw:start-glue-point="9" draw:end-shape="id10" draw:end-glue-point="5">
          <text:p text:style-name="P4"/>
        </draw:connector>
        <draw:connector draw:style-name="gr3" draw:text-style-name="P3" draw:layer="layout" draw:type="line" svg:x1="9.226cm" svg:y1="24.995cm" svg:x2="10.931cm" svg:y2="26.438cm" draw:start-shape="id87" draw:start-glue-point="9" draw:end-shape="id12" draw:end-glue-point="5">
          <text:p text:style-name="P4"/>
        </draw:connector>
        <draw:connector draw:style-name="gr3" draw:text-style-name="P3" draw:layer="layout" draw:type="line" svg:x1="9.226cm" svg:y1="24.995cm" svg:x2="10.931cm" svg:y2="28.91cm" draw:start-shape="id87" draw:start-glue-point="9" draw:end-shape="id94" draw:end-glue-point="5">
          <text:p text:style-name="P4"/>
        </draw:connector>
        <draw:connector draw:style-name="gr3" draw:text-style-name="P3" draw:layer="layout" draw:type="line" svg:x1="6.457cm" svg:y1="27.189cm" svg:x2="9.376cm" svg:y2="27.189cm" draw:start-shape="id81" draw:start-glue-point="10" draw:end-shape="id11" draw:end-glue-point="6">
          <text:p text:style-name="P4"/>
        </draw:connector>
        <draw:custom-shape draw:style-name="gr16" draw:text-style-name="P3" draw:id="id86" draw:layer="layout" svg:width="0.38cm" svg:height="0.38cm" svg:x="6.077cm" svg:y="28.85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82" draw:layer="layout" svg:width="0.38cm" svg:height="0.38cm" svg:x="6.077cm" svg:y="27.91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81" draw:layer="layout" svg:width="0.38cm" svg:height="0.38cm" svg:x="6.077cm" svg:y="2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80" draw:layer="layout" svg:width="0.38cm" svg:height="0.38cm" svg:x="6.077cm" svg:y="26.38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87" draw:layer="layout" svg:width="0.38cm" svg:height="0.38cm" svg:x="8.902cm" svg:y="24.671cm">
          <text:p text:style-name="P1"><text:span text:style-name="T6">0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83" draw:layer="layout" svg:width="0.38cm" svg:height="0.38cm" svg:x="8.602cm" svg:y="25.771cm">
          <text:p text:style-name="P1"><text:span text:style-name="T6">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94" draw:layer="layout" svg:width="0.38cm" svg:height="0.38cm" svg:x="10.877cm" svg:y="28.85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8" draw:layer="layout" svg:width="0.38cm" svg:height="0.38cm" svg:x="10.877cm" svg:y="27.91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0" draw:layer="layout" svg:width="0.38cm" svg:height="0.38cm" svg:x="10.877cm" svg:y="2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2" draw:layer="layout" svg:width="0.38cm" svg:height="0.38cm" svg:x="10.877cm" svg:y="26.38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line" svg:x1="9.756cm" svg:y1="26.573cm" svg:x2="10.877cm" svg:y2="26.573cm" draw:start-shape="id84" draw:start-glue-point="10" draw:end-shape="id12" draw:end-glue-point="6">
          <text:p text:style-name="P4"/>
        </draw:connector>
        <draw:connector draw:style-name="gr2" draw:text-style-name="P3" draw:layer="layout" draw:type="line" svg:x1="9.756cm" svg:y1="27.189cm" svg:x2="10.877cm" svg:y2="27.189cm" draw:start-shape="id11" draw:start-glue-point="10" draw:end-shape="id10" draw:end-glue-point="6">
          <text:p text:style-name="P4"/>
        </draw:connector>
        <draw:connector draw:style-name="gr2" draw:text-style-name="P3" draw:layer="layout" draw:type="line" svg:x1="9.756cm" svg:y1="28.104cm" svg:x2="10.877cm" svg:y2="28.104cm" draw:start-shape="id9" draw:start-glue-point="10" draw:end-shape="id8" draw:end-glue-point="6">
          <text:p text:style-name="P4"/>
        </draw:connector>
        <draw:connector draw:style-name="gr2" draw:text-style-name="P3" draw:layer="layout" draw:type="line" svg:x1="9.756cm" svg:y1="29.045cm" svg:x2="10.877cm" svg:y2="29.045cm" draw:start-shape="id7" draw:start-glue-point="10" draw:end-shape="id94" draw:end-glue-point="6">
          <text:p text:style-name="P4"/>
        </draw:connector>
        <draw:custom-shape draw:style-name="gr1" draw:text-style-name="P2" draw:layer="layout" svg:width="4.15cm" svg:height="6.36cm" svg:x="3.46cm" svg:y="31.557cm">
          <text:p text:style-name="P1"><text:span text:style-name="T1">chunk</text:span><text:span text:style-name="T2">t-1</text:span></text:p>
          <draw:enhanced-geometry svg:viewBox="0 0 21600 21600" draw:path-stretchpoint-x="10800" draw:path-stretchpoint-y="10800" draw:text-areas="?f3 ?f4 ?f5 ?f6" draw:type="round-rectangle" draw:modifiers="3542.60869565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02cm" svg:height="6.36cm" svg:x="8.153cm" svg:y="31.557cm">
          <text:p text:style-name="P1"><text:span text:style-name="T1">chunk</text:span><text:span text:style-name="T2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28.265524625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draw:line-skew="-0.215cm 0.358cm" svg:x1="11.258cm" svg:y1="35.705cm" svg:x2="11.067cm" svg:y2="37.273cm" draw:start-shape="id95" draw:start-glue-point="10" draw:end-shape="id96" draw:end-glue-point="4">
          <text:p text:style-name="P4"/>
        </draw:connector>
        <draw:connector draw:style-name="gr4" draw:text-style-name="P3" draw:layer="layout" draw:type="curve" draw:line-skew="0.012cm 0.858cm" svg:x1="11.258cm" svg:y1="34.79cm" svg:x2="11.067cm" svg:y2="37.273cm" draw:start-shape="id97" draw:start-glue-point="10" draw:end-shape="id96" draw:end-glue-point="4">
          <text:p text:style-name="P4"/>
        </draw:connector>
        <draw:connector draw:style-name="gr4" draw:text-style-name="P3" draw:layer="layout" draw:type="curve" draw:line-skew="0.17cm 1.215cm" svg:x1="11.258cm" svg:y1="34.174cm" svg:x2="11.067cm" svg:y2="37.273cm" draw:start-shape="id98" draw:start-glue-point="10" draw:end-shape="id96" draw:end-glue-point="4">
          <text:p text:style-name="P4"/>
        </draw:connector>
        <draw:connector draw:style-name="gr3" draw:text-style-name="P3" draw:layer="layout" draw:type="line" svg:x1="6.458cm" svg:y1="34.174cm" svg:x2="9.377cm" svg:y2="34.79cm" draw:start-shape="id99" draw:start-glue-point="10" draw:end-shape="id100" draw:end-glue-point="6">
          <text:p text:style-name="P4"/>
        </draw:connector>
        <draw:connector draw:style-name="gr3" draw:text-style-name="P3" draw:layer="layout" draw:type="line" svg:x1="6.458cm" svg:y1="34.174cm" svg:x2="9.377cm" svg:y2="35.705cm" draw:start-shape="id99" draw:start-glue-point="10" draw:end-shape="id101" draw:end-glue-point="6">
          <text:p text:style-name="P4"/>
        </draw:connector>
        <draw:connector draw:style-name="gr3" draw:text-style-name="P3" draw:layer="layout" draw:type="line" svg:x1="6.458cm" svg:y1="34.79cm" svg:x2="9.377cm" svg:y2="35.705cm" draw:start-shape="id102" draw:start-glue-point="10" draw:end-shape="id101" draw:end-glue-point="6">
          <text:p text:style-name="P4"/>
        </draw:connector>
        <draw:connector draw:style-name="gr3" draw:text-style-name="P3" draw:layer="layout" draw:type="line" svg:x1="6.458cm" svg:y1="34.174cm" svg:x2="9.377cm" svg:y2="36.646cm" draw:start-shape="id99" draw:start-glue-point="10" draw:end-shape="id103" draw:end-glue-point="6">
          <text:p text:style-name="P4"/>
        </draw:connector>
        <draw:connector draw:style-name="gr3" draw:text-style-name="P3" draw:layer="layout" draw:type="line" svg:x1="6.458cm" svg:y1="34.79cm" svg:x2="9.377cm" svg:y2="36.646cm" draw:start-shape="id102" draw:start-glue-point="10" draw:end-shape="id103" draw:end-glue-point="6">
          <text:p text:style-name="P4"/>
        </draw:connector>
        <draw:connector draw:style-name="gr3" draw:text-style-name="P3" draw:layer="layout" draw:type="line" svg:x1="6.458cm" svg:y1="35.705cm" svg:x2="9.377cm" svg:y2="36.646cm" draw:start-shape="id104" draw:start-glue-point="10" draw:end-shape="id103" draw:end-glue-point="6">
          <text:p text:style-name="P4"/>
        </draw:connector>
        <draw:connector draw:style-name="gr3" draw:text-style-name="P3" draw:layer="layout" draw:type="line" svg:x1="8.927cm" svg:y1="33.696cm" svg:x2="9.431cm" svg:y2="35.57cm" draw:start-shape="id105" draw:start-glue-point="9" draw:end-shape="id101" draw:end-glue-point="5">
          <text:p text:style-name="P4"/>
        </draw:connector>
        <draw:connector draw:style-name="gr3" draw:text-style-name="P3" draw:layer="layout" draw:type="line" svg:x1="8.927cm" svg:y1="33.696cm" svg:x2="9.431cm" svg:y2="34.655cm" draw:start-shape="id105" draw:start-glue-point="9" draw:end-shape="id100" draw:end-glue-point="5">
          <text:p text:style-name="P4"/>
        </draw:connector>
        <draw:connector draw:style-name="gr3" draw:text-style-name="P3" draw:layer="layout" draw:type="line" svg:x1="8.927cm" svg:y1="33.696cm" svg:x2="9.431cm" svg:y2="34.039cm" draw:start-shape="id105" draw:start-glue-point="9" draw:end-shape="id106" draw:end-glue-point="5">
          <text:p text:style-name="P4"/>
        </draw:connector>
        <draw:connector draw:style-name="gr3" draw:text-style-name="P3" draw:layer="layout" draw:type="line" svg:x1="8.927cm" svg:y1="33.696cm" svg:x2="9.431cm" svg:y2="36.511cm" draw:start-shape="id105" draw:start-glue-point="9" draw:end-shape="id103" draw:end-glue-point="5">
          <text:p text:style-name="P4"/>
        </draw:connector>
        <draw:connector draw:style-name="gr5" draw:text-style-name="P3" draw:layer="layout" draw:type="curve" draw:line-skew="-0.215cm 0.358cm" svg:x1="6.458cm" svg:y1="35.705cm" svg:x2="6.267cm" svg:y2="37.273cm" draw:start-shape="id104" draw:start-glue-point="10" draw:end-shape="id107" draw:end-glue-point="4">
          <text:p text:style-name="P4"/>
        </draw:connector>
        <draw:connector draw:style-name="gr5" draw:text-style-name="P3" draw:layer="layout" draw:type="curve" draw:line-skew="0.012cm 0.858cm" svg:x1="6.458cm" svg:y1="34.79cm" svg:x2="6.267cm" svg:y2="37.273cm" draw:start-shape="id102" draw:start-glue-point="10" draw:end-shape="id107" draw:end-glue-point="4">
          <text:p text:style-name="P4"/>
        </draw:connector>
        <draw:connector draw:style-name="gr5" draw:text-style-name="P3" draw:layer="layout" draw:type="curve" draw:line-skew="0.17cm 1.215cm" svg:x1="6.458cm" svg:y1="34.174cm" svg:x2="6.267cm" svg:y2="37.273cm" draw:start-shape="id99" draw:start-glue-point="10" draw:end-shape="id107" draw:end-glue-point="4">
          <text:p text:style-name="P4"/>
        </draw:connector>
        <draw:connector draw:style-name="gr6" draw:text-style-name="P3" draw:layer="layout" draw:type="line" svg:x1="6.402cm" svg:y1="34.039cm" svg:x2="8.657cm" svg:y2="33.696cm" draw:start-shape="id99" draw:start-glue-point="11" draw:end-shape="id105" draw:end-glue-point="7">
          <text:p text:style-name="P4"/>
        </draw:connector>
        <draw:connector draw:style-name="gr6" draw:text-style-name="P3" draw:layer="layout" draw:type="line" svg:x1="6.402cm" svg:y1="34.655cm" svg:x2="8.657cm" svg:y2="33.696cm" draw:start-shape="id102" draw:start-glue-point="11" draw:end-shape="id105" draw:end-glue-point="7">
          <text:p text:style-name="P4"/>
        </draw:connector>
        <draw:connector draw:style-name="gr6" draw:text-style-name="P3" draw:layer="layout" draw:type="line" svg:x1="6.402cm" svg:y1="35.57cm" svg:x2="8.657cm" svg:y2="33.696cm" draw:start-shape="id104" draw:start-glue-point="11" draw:end-shape="id105" draw:end-glue-point="7">
          <text:p text:style-name="P4"/>
        </draw:connector>
        <draw:connector draw:style-name="gr6" draw:text-style-name="P3" draw:layer="layout" draw:type="line" svg:x1="6.402cm" svg:y1="36.511cm" svg:x2="8.657cm" svg:y2="33.696cm" draw:start-shape="id108" draw:start-glue-point="11" draw:end-shape="id105" draw:end-glue-point="7">
          <text:p text:style-name="P4"/>
        </draw:connector>
        <draw:connector draw:style-name="gr6" draw:text-style-name="P3" draw:layer="layout" draw:type="line" svg:x1="6.402cm" svg:y1="34.039cm" svg:x2="8.957cm" svg:y2="32.596cm" draw:start-shape="id99" draw:start-glue-point="11" draw:end-shape="id109" draw:end-glue-point="7">
          <text:p text:style-name="P4"/>
        </draw:connector>
        <draw:connector draw:style-name="gr6" draw:text-style-name="P3" draw:layer="layout" draw:type="line" svg:x1="6.402cm" svg:y1="34.655cm" svg:x2="8.957cm" svg:y2="32.596cm" draw:start-shape="id102" draw:start-glue-point="11" draw:end-shape="id109" draw:end-glue-point="7">
          <text:p text:style-name="P4"/>
        </draw:connector>
        <draw:connector draw:style-name="gr6" draw:text-style-name="P3" draw:layer="layout" draw:type="line" svg:x1="6.402cm" svg:y1="35.57cm" svg:x2="8.957cm" svg:y2="32.596cm" draw:start-shape="id104" draw:start-glue-point="11" draw:end-shape="id109" draw:end-glue-point="7">
          <text:p text:style-name="P4"/>
        </draw:connector>
        <draw:connector draw:style-name="gr6" draw:text-style-name="P3" draw:layer="layout" draw:type="line" svg:x1="6.402cm" svg:y1="36.511cm" svg:x2="8.957cm" svg:y2="32.596cm" draw:start-shape="id108" draw:start-glue-point="11" draw:end-shape="id109" draw:end-glue-point="7">
          <text:p text:style-name="P4"/>
        </draw:connector>
        <draw:frame draw:style-name="gr7" draw:text-style-name="P5" draw:layer="layout" svg:width="0.756cm" svg:height="0.399cm" svg:x="2.154cm" svg:y="37.247cm">
          <draw:text-box>
            <text:p text:style-name="P4"><text:span text:style-name="T3"><text:s/></text:span><text:span text:style-name="T3">w </text:span></text:p>
          </draw:text-box>
        </draw:frame>
        <draw:frame draw:style-name="gr8" draw:text-style-name="P5" draw:layer="layout" svg:width="0.761cm" svg:height="0.502cm" svg:x="2.154cm" svg:y="36.457cm">
          <draw:text-box>
            <text:p text:style-name="P4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9" draw:text-style-name="P5" draw:layer="layout" svg:width="1.061cm" svg:height="0.399cm" svg:x="2.154cm" svg:y="33.363cm">
          <draw:text-box>
            <text:p text:style-name="P4"><text:span text:style-name="T3"><text:s/></text:span><text:span text:style-name="T3">pop </text:span></text:p>
          </draw:text-box>
        </draw:frame>
        <draw:frame draw:style-name="gr10" draw:text-style-name="P5" draw:layer="layout" svg:width="0.761cm" svg:height="0.502cm" svg:x="2.154cm" svg:y="35.516cm">
          <draw:text-box>
            <text:p text:style-name="P4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11" draw:text-style-name="P5" draw:layer="layout" svg:width="0.761cm" svg:height="0.502cm" svg:x="2.154cm" svg:y="34.601cm">
          <draw:text-box>
            <text:p text:style-name="P4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12" draw:text-style-name="P5" draw:layer="layout" svg:width="0.761cm" svg:height="0.502cm" svg:x="2.154cm" svg:y="33.985cm">
          <draw:text-box>
            <text:p text:style-name="P4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3" draw:text-style-name="P3" draw:layer="layout" draw:type="line" svg:x1="4.127cm" svg:y1="33.696cm" svg:x2="4.631cm" svg:y2="35.57cm" draw:start-shape="id110" draw:start-glue-point="9" draw:end-shape="id111" draw:end-glue-point="5">
          <text:p text:style-name="P4"/>
        </draw:connector>
        <draw:connector draw:style-name="gr3" draw:text-style-name="P3" draw:layer="layout" draw:type="line" svg:x1="4.127cm" svg:y1="33.696cm" svg:x2="4.631cm" svg:y2="34.655cm" draw:start-shape="id110" draw:start-glue-point="9" draw:end-shape="id112" draw:end-glue-point="5">
          <text:p text:style-name="P4"/>
        </draw:connector>
        <draw:frame draw:style-name="gr13" draw:text-style-name="P6" draw:layer="layout" svg:width="0.337cm" svg:height="0.502cm" svg:x="10.547cm" svg:y="38.177cm">
          <draw:text-box>
            <text:p text:style-name="P4"><text:span text:style-name="T5">w</text:span><text:span text:style-name="T2">t</text:span></text:p>
          </draw:text-box>
        </draw:frame>
        <draw:frame draw:style-name="gr13" draw:text-style-name="P7" draw:layer="layout" svg:width="0.582cm" svg:height="0.502cm" svg:x="5.629cm" svg:y="38.177cm">
          <draw:text-box>
            <text:p text:style-name="P4"><text:span text:style-name="T5">w</text:span><text:span text:style-name="T2">t-1</text:span></text:p>
          </draw:text-box>
        </draw:frame>
        <draw:connector draw:style-name="gr3" draw:text-style-name="P3" draw:layer="layout" draw:type="line" svg:x1="4.127cm" svg:y1="33.696cm" svg:x2="4.631cm" svg:y2="34.039cm" draw:start-shape="id110" draw:start-glue-point="9" draw:end-shape="id113" draw:end-glue-point="5">
          <text:p text:style-name="P4"/>
        </draw:connector>
        <draw:custom-shape draw:style-name="gr14" draw:text-style-name="P3" draw:id="id110" draw:layer="layout" svg:width="0.38cm" svg:height="0.38cm" svg:x="3.803cm" svg:y="33.37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14" draw:layer="layout" svg:width="0.38cm" svg:height="0.38cm" svg:x="4.577cm" svg:y="36.45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11" draw:layer="layout" svg:width="0.38cm" svg:height="0.38cm" svg:x="4.577cm" svg:y="35.5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12" draw:layer="layout" svg:width="0.38cm" svg:height="0.38cm" svg:x="4.577cm" svg:y="34.60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13" draw:layer="layout" svg:width="0.38cm" svg:height="0.38cm" svg:x="4.577cm" svg:y="33.98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3" draw:layer="layout" draw:type="line" svg:x1="6.458cm" svg:y1="34.174cm" svg:x2="9.377cm" svg:y2="34.174cm" draw:start-shape="id99" draw:start-glue-point="10" draw:end-shape="id106" draw:end-glue-point="6">
          <text:p text:style-name="P4"/>
        </draw:connector>
        <draw:connector draw:style-name="gr3" draw:text-style-name="P3" draw:layer="layout" draw:type="line" svg:x1="6.458cm" svg:y1="35.705cm" svg:x2="9.377cm" svg:y2="35.705cm" draw:start-shape="id104" draw:start-glue-point="10" draw:end-shape="id101" draw:end-glue-point="6">
          <text:p text:style-name="P4"/>
        </draw:connector>
        <draw:connector draw:style-name="gr3" draw:text-style-name="P3" draw:layer="layout" draw:type="line" svg:x1="6.458cm" svg:y1="36.646cm" svg:x2="9.377cm" svg:y2="36.646cm" draw:start-shape="id108" draw:start-glue-point="10" draw:end-shape="id103" draw:end-glue-point="6">
          <text:p text:style-name="P4"/>
        </draw:connector>
        <draw:frame draw:style-name="gr9" draw:text-style-name="P5" draw:layer="layout" svg:width="1.272cm" svg:height="0.399cm" svg:x="2.155cm" svg:y="32.263cm">
          <draw:text-box>
            <text:p text:style-name="P4"><text:span text:style-name="T3"><text:s/></text:span><text:span text:style-name="T3">push </text:span></text:p>
          </draw:text-box>
        </draw:frame>
        <draw:custom-shape draw:style-name="gr14" draw:text-style-name="P3" draw:id="id115" draw:layer="layout" svg:width="0.38cm" svg:height="0.38cm" svg:x="4.103cm" svg:y="32.27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svg:x1="6.267cm" svg:y1="36.837cm" svg:x2="6.267cm" svg:y2="37.273cm" draw:start-shape="id108" draw:start-glue-point="8" draw:end-shape="id107" draw:end-glue-point="4">
          <text:p text:style-name="P4"/>
        </draw:connector>
        <draw:custom-shape draw:style-name="gr15" draw:text-style-name="P3" draw:id="id107" draw:layer="layout" svg:width="0.38cm" svg:height="0.38cm" svg:x="6.078cm" svg:y="37.27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6.132cm" svg:y1="34.925cm" svg:x2="6.267cm" svg:y2="36.457cm" draw:start-shape="id102" draw:start-glue-point="7" draw:end-shape="id108" draw:end-glue-point="4">
          <text:p text:style-name="P4"/>
        </draw:connector>
        <draw:connector draw:style-name="gr5" draw:text-style-name="P3" draw:layer="layout" draw:type="curve" draw:line-skew="0.128cm 0.705cm" svg:x1="6.132cm" svg:y1="34.309cm" svg:x2="6.267cm" svg:y2="36.457cm" draw:start-shape="id99" draw:start-glue-point="7" draw:end-shape="id108" draw:end-glue-point="4">
          <text:p text:style-name="P4"/>
        </draw:connector>
        <draw:connector draw:style-name="gr5" draw:text-style-name="P3" draw:layer="layout" draw:type="curve" svg:x1="6.267cm" svg:y1="35.896cm" svg:x2="6.267cm" svg:y2="36.457cm" draw:start-shape="id104" draw:start-glue-point="8" draw:end-shape="id108" draw:end-glue-point="4">
          <text:p text:style-name="P4"/>
        </draw:connector>
        <draw:connector draw:style-name="gr3" draw:text-style-name="P3" draw:layer="layout" draw:type="line" svg:x1="4.127cm" svg:y1="33.696cm" svg:x2="4.631cm" svg:y2="36.511cm" draw:start-shape="id110" draw:start-glue-point="9" draw:end-shape="id114" draw:end-glue-point="5">
          <text:p text:style-name="P4"/>
        </draw:connector>
        <draw:connector draw:style-name="gr5" draw:text-style-name="P3" draw:layer="layout" draw:type="curve" svg:x1="6.267cm" svg:y1="34.981cm" svg:x2="6.267cm" svg:y2="35.516cm" draw:start-shape="id102" draw:start-glue-point="8" draw:end-shape="id104" draw:end-glue-point="4">
          <text:p text:style-name="P4"/>
        </draw:connector>
        <draw:connector draw:style-name="gr5" draw:text-style-name="P3" draw:layer="layout" draw:type="curve" draw:line-skew="0.403cm 1.82cm" svg:x1="6.132cm" svg:y1="34.309cm" svg:x2="6.267cm" svg:y2="35.516cm" draw:start-shape="id99" draw:start-glue-point="7" draw:end-shape="id104" draw:end-glue-point="4">
          <text:p text:style-name="P4"/>
        </draw:connector>
        <draw:connector draw:style-name="gr3" draw:text-style-name="P3" draw:layer="layout" draw:type="line" svg:x1="4.427cm" svg:y1="32.596cm" svg:x2="6.132cm" svg:y2="35.57cm" draw:start-shape="id115" draw:start-glue-point="9" draw:end-shape="id104" draw:end-glue-point="5">
          <text:p text:style-name="P4"/>
        </draw:connector>
        <draw:connector draw:style-name="gr3" draw:text-style-name="P3" draw:layer="layout" draw:type="line" svg:x1="4.427cm" svg:y1="32.596cm" svg:x2="6.132cm" svg:y2="34.655cm" draw:start-shape="id115" draw:start-glue-point="9" draw:end-shape="id102" draw:end-glue-point="5">
          <text:p text:style-name="P4"/>
        </draw:connector>
        <draw:connector draw:style-name="gr3" draw:text-style-name="P3" draw:layer="layout" draw:type="line" svg:x1="4.427cm" svg:y1="32.596cm" svg:x2="6.132cm" svg:y2="34.039cm" draw:start-shape="id115" draw:start-glue-point="9" draw:end-shape="id99" draw:end-glue-point="5">
          <text:p text:style-name="P4"/>
        </draw:connector>
        <draw:connector draw:style-name="gr3" draw:text-style-name="P3" draw:layer="layout" draw:type="line" svg:x1="4.957cm" svg:y1="34.174cm" svg:x2="6.078cm" svg:y2="34.174cm" draw:start-shape="id113" draw:start-glue-point="10" draw:end-shape="id99" draw:end-glue-point="6">
          <text:p text:style-name="P4"/>
        </draw:connector>
        <draw:connector draw:style-name="gr3" draw:text-style-name="P3" draw:layer="layout" draw:type="line" svg:x1="4.957cm" svg:y1="34.79cm" svg:x2="6.078cm" svg:y2="34.174cm" draw:start-shape="id112" draw:start-glue-point="10" draw:end-shape="id99" draw:end-glue-point="6">
          <text:p text:style-name="P4"/>
        </draw:connector>
        <draw:connector draw:style-name="gr3" draw:text-style-name="P3" draw:layer="layout" draw:type="line" svg:x1="4.957cm" svg:y1="34.79cm" svg:x2="6.078cm" svg:y2="34.79cm" draw:start-shape="id112" draw:start-glue-point="10" draw:end-shape="id102" draw:end-glue-point="6">
          <text:p text:style-name="P4"/>
        </draw:connector>
        <draw:connector draw:style-name="gr3" draw:text-style-name="P3" draw:layer="layout" draw:type="line" svg:x1="4.957cm" svg:y1="35.705cm" svg:x2="6.078cm" svg:y2="34.79cm" draw:start-shape="id111" draw:start-glue-point="10" draw:end-shape="id102" draw:end-glue-point="6">
          <text:p text:style-name="P4"/>
        </draw:connector>
        <draw:connector draw:style-name="gr3" draw:text-style-name="P3" draw:layer="layout" draw:type="line" svg:x1="4.957cm" svg:y1="35.705cm" svg:x2="6.078cm" svg:y2="35.705cm" draw:start-shape="id111" draw:start-glue-point="10" draw:end-shape="id104" draw:end-glue-point="6">
          <text:p text:style-name="P4"/>
        </draw:connector>
        <draw:connector draw:style-name="gr3" draw:text-style-name="P3" draw:layer="layout" draw:type="line" svg:x1="4.957cm" svg:y1="36.646cm" svg:x2="6.078cm" svg:y2="35.705cm" draw:start-shape="id114" draw:start-glue-point="10" draw:end-shape="id104" draw:end-glue-point="6">
          <text:p text:style-name="P4"/>
        </draw:connector>
        <draw:connector draw:style-name="gr3" draw:text-style-name="P3" draw:layer="layout" draw:type="line" svg:x1="4.957cm" svg:y1="36.646cm" svg:x2="6.078cm" svg:y2="36.646cm" draw:start-shape="id114" draw:start-glue-point="10" draw:end-shape="id108" draw:end-glue-point="6">
          <text:p text:style-name="P4"/>
        </draw:connector>
        <draw:connector draw:style-name="gr3" draw:text-style-name="P3" draw:layer="layout" draw:type="line" svg:x1="4.427cm" svg:y1="32.596cm" svg:x2="6.132cm" svg:y2="36.511cm" draw:start-shape="id115" draw:start-glue-point="9" draw:end-shape="id108" draw:end-glue-point="5">
          <text:p text:style-name="P4"/>
        </draw:connector>
        <draw:custom-shape draw:style-name="gr16" draw:text-style-name="P3" draw:id="id103" draw:layer="layout" svg:width="0.38cm" svg:height="0.38cm" svg:x="9.377cm" svg:y="36.45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01" draw:layer="layout" svg:width="0.38cm" svg:height="0.38cm" svg:x="9.377cm" svg:y="35.5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00" draw:layer="layout" svg:width="0.38cm" svg:height="0.38cm" svg:x="9.377cm" svg:y="34.60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06" draw:layer="layout" svg:width="0.38cm" svg:height="0.38cm" svg:x="9.377cm" svg:y="33.98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svg:x1="11.067cm" svg:y1="36.837cm" svg:x2="11.067cm" svg:y2="37.273cm" draw:start-shape="id116" draw:start-glue-point="8" draw:end-shape="id96" draw:end-glue-point="4">
          <text:p text:style-name="P4"/>
        </draw:connector>
        <draw:custom-shape draw:style-name="gr17" draw:text-style-name="P3" draw:id="id96" draw:layer="layout" svg:width="0.38cm" svg:height="0.38cm" svg:x="10.878cm" svg:y="37.27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10.932cm" svg:y1="34.925cm" svg:x2="11.067cm" svg:y2="36.457cm" draw:start-shape="id97" draw:start-glue-point="7" draw:end-shape="id116" draw:end-glue-point="4">
          <text:p text:style-name="P4"/>
        </draw:connector>
        <draw:connector draw:style-name="gr5" draw:text-style-name="P3" draw:layer="layout" draw:type="curve" draw:line-skew="0.128cm 0.705cm" svg:x1="10.932cm" svg:y1="34.309cm" svg:x2="11.067cm" svg:y2="36.457cm" draw:start-shape="id98" draw:start-glue-point="7" draw:end-shape="id116" draw:end-glue-point="4">
          <text:p text:style-name="P4"/>
        </draw:connector>
        <draw:connector draw:style-name="gr5" draw:text-style-name="P3" draw:layer="layout" draw:type="curve" svg:x1="11.067cm" svg:y1="35.896cm" svg:x2="11.067cm" svg:y2="36.457cm" draw:start-shape="id95" draw:start-glue-point="8" draw:end-shape="id116" draw:end-glue-point="4">
          <text:p text:style-name="P4"/>
        </draw:connector>
        <draw:connector draw:style-name="gr5" draw:text-style-name="P3" draw:layer="layout" draw:type="curve" svg:x1="11.067cm" svg:y1="34.981cm" svg:x2="11.067cm" svg:y2="35.516cm" draw:start-shape="id97" draw:start-glue-point="8" draw:end-shape="id95" draw:end-glue-point="4">
          <text:p text:style-name="P4"/>
        </draw:connector>
        <draw:connector draw:style-name="gr5" draw:text-style-name="P3" draw:layer="layout" draw:type="curve" draw:line-skew="0.403cm 1.82cm" svg:x1="10.932cm" svg:y1="34.309cm" svg:x2="11.067cm" svg:y2="35.516cm" draw:start-shape="id98" draw:start-glue-point="7" draw:end-shape="id95" draw:end-glue-point="4">
          <text:p text:style-name="P4"/>
        </draw:connector>
        <draw:connector draw:style-name="gr3" draw:text-style-name="P3" draw:layer="layout" draw:type="line" svg:x1="9.227cm" svg:y1="32.596cm" svg:x2="10.932cm" svg:y2="35.57cm" draw:start-shape="id109" draw:start-glue-point="9" draw:end-shape="id95" draw:end-glue-point="5">
          <text:p text:style-name="P4"/>
        </draw:connector>
        <draw:connector draw:style-name="gr3" draw:text-style-name="P3" draw:layer="layout" draw:type="line" svg:x1="9.227cm" svg:y1="32.596cm" svg:x2="10.932cm" svg:y2="34.655cm" draw:start-shape="id109" draw:start-glue-point="9" draw:end-shape="id97" draw:end-glue-point="5">
          <text:p text:style-name="P4"/>
        </draw:connector>
        <draw:connector draw:style-name="gr3" draw:text-style-name="P3" draw:layer="layout" draw:type="line" svg:x1="9.227cm" svg:y1="32.596cm" svg:x2="10.932cm" svg:y2="34.039cm" draw:start-shape="id109" draw:start-glue-point="9" draw:end-shape="id98" draw:end-glue-point="5">
          <text:p text:style-name="P4"/>
        </draw:connector>
        <draw:connector draw:style-name="gr3" draw:text-style-name="P3" draw:layer="layout" draw:type="line" svg:x1="9.227cm" svg:y1="32.596cm" svg:x2="10.932cm" svg:y2="36.511cm" draw:start-shape="id109" draw:start-glue-point="9" draw:end-shape="id116" draw:end-glue-point="5">
          <text:p text:style-name="P4"/>
        </draw:connector>
        <draw:connector draw:style-name="gr3" draw:text-style-name="P3" draw:layer="layout" draw:type="line" svg:x1="6.458cm" svg:y1="34.79cm" svg:x2="9.377cm" svg:y2="34.79cm" draw:start-shape="id102" draw:start-glue-point="10" draw:end-shape="id100" draw:end-glue-point="6">
          <text:p text:style-name="P4"/>
        </draw:connector>
        <draw:custom-shape draw:style-name="gr16" draw:text-style-name="P3" draw:id="id108" draw:layer="layout" svg:width="0.38cm" svg:height="0.38cm" svg:x="6.078cm" svg:y="36.45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04" draw:layer="layout" svg:width="0.38cm" svg:height="0.38cm" svg:x="6.078cm" svg:y="35.5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02" draw:layer="layout" svg:width="0.38cm" svg:height="0.38cm" svg:x="6.078cm" svg:y="34.60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99" draw:layer="layout" svg:width="0.38cm" svg:height="0.38cm" svg:x="6.078cm" svg:y="33.98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109" draw:layer="layout" svg:width="0.38cm" svg:height="0.38cm" svg:x="8.903cm" svg:y="32.272cm">
          <text:p text:style-name="P1"><text:span text:style-name="T6">0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105" draw:layer="layout" svg:width="0.38cm" svg:height="0.38cm" svg:x="8.603cm" svg:y="33.372cm">
          <text:p text:style-name="P1"><text:span text:style-name="T6">4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16" draw:layer="layout" svg:width="0.38cm" svg:height="0.38cm" svg:x="10.878cm" svg:y="36.45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95" draw:layer="layout" svg:width="0.38cm" svg:height="0.38cm" svg:x="10.878cm" svg:y="35.5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97" draw:layer="layout" svg:width="0.38cm" svg:height="0.38cm" svg:x="10.878cm" svg:y="34.60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98" draw:layer="layout" svg:width="0.38cm" svg:height="0.38cm" svg:x="10.878cm" svg:y="33.98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line" svg:x1="9.757cm" svg:y1="34.174cm" svg:x2="10.878cm" svg:y2="34.174cm" draw:start-shape="id106" draw:start-glue-point="10" draw:end-shape="id98" draw:end-glue-point="6">
          <text:p text:style-name="P4"/>
        </draw:connector>
        <draw:connector draw:style-name="gr2" draw:text-style-name="P3" draw:layer="layout" draw:type="line" svg:x1="9.757cm" svg:y1="34.79cm" svg:x2="10.878cm" svg:y2="34.79cm" draw:start-shape="id100" draw:start-glue-point="10" draw:end-shape="id97" draw:end-glue-point="6">
          <text:p text:style-name="P4"/>
        </draw:connector>
        <draw:connector draw:style-name="gr2" draw:text-style-name="P3" draw:layer="layout" draw:type="line" svg:x1="9.757cm" svg:y1="35.705cm" svg:x2="10.878cm" svg:y2="35.705cm" draw:start-shape="id101" draw:start-glue-point="10" draw:end-shape="id95" draw:end-glue-point="6">
          <text:p text:style-name="P4"/>
        </draw:connector>
        <draw:connector draw:style-name="gr2" draw:text-style-name="P3" draw:layer="layout" draw:type="line" svg:x1="9.757cm" svg:y1="36.646cm" svg:x2="10.878cm" svg:y2="36.646cm" draw:start-shape="id103" draw:start-glue-point="10" draw:end-shape="id116" draw:end-glue-point="6">
          <text:p text:style-name="P4"/>
        </draw:connector>
        <draw:custom-shape draw:style-name="gr1" draw:text-style-name="P2" draw:layer="layout" svg:width="4.202cm" svg:height="6.36cm" svg:x="18.452cm" svg:y="23.956cm">
          <text:p text:style-name="P1"><text:span text:style-name="T1">chunk</text:span><text:span text:style-name="T2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28.265524625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02cm" svg:height="6.36cm" svg:x="18.451cm" svg:y="16.555cm">
          <text:p text:style-name="P1"><text:span text:style-name="T1">chunk</text:span><text:span text:style-name="T2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28.265524625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20.056cm" svg:y1="29.045cm" svg:x2="21.177cm" svg:y2="28.104cm" draw:start-shape="id117" draw:start-glue-point="10" draw:end-shape="id118" draw:end-glue-point="6">
          <text:p text:style-name="P4"/>
        </draw:connector>
        <draw:connector draw:style-name="gr2" draw:text-style-name="P3" draw:layer="layout" draw:type="line" svg:x1="20.056cm" svg:y1="28.104cm" svg:x2="21.177cm" svg:y2="27.189cm" draw:start-shape="id119" draw:start-glue-point="10" draw:end-shape="id120" draw:end-glue-point="6">
          <text:p text:style-name="P4"/>
        </draw:connector>
        <draw:connector draw:style-name="gr2" draw:text-style-name="P3" draw:layer="layout" draw:type="line" svg:x1="20.056cm" svg:y1="27.189cm" svg:x2="21.177cm" svg:y2="26.573cm" draw:start-shape="id121" draw:start-glue-point="10" draw:end-shape="id122" draw:end-glue-point="6">
          <text:p text:style-name="P4"/>
        </draw:connector>
        <draw:connector draw:style-name="gr2" draw:text-style-name="P3" draw:layer="layout" draw:type="line" svg:x1="20.055cm" svg:y1="21.644cm" svg:x2="21.23cm" svg:y2="20.838cm" draw:start-shape="id123" draw:start-glue-point="10" draw:end-shape="id124" draw:end-glue-point="7">
          <text:p text:style-name="P4"/>
        </draw:connector>
        <draw:connector draw:style-name="gr2" draw:text-style-name="P3" draw:layer="layout" draw:type="line" svg:x1="20.055cm" svg:y1="20.703cm" svg:x2="21.176cm" svg:y2="19.788cm" draw:start-shape="id125" draw:start-glue-point="10" draw:end-shape="id126" draw:end-glue-point="6">
          <text:p text:style-name="P4"/>
        </draw:connector>
        <draw:connector draw:style-name="gr2" draw:text-style-name="P3" draw:layer="layout" draw:type="line" svg:x1="20.055cm" svg:y1="19.788cm" svg:x2="21.176cm" svg:y2="19.172cm" draw:start-shape="id127" draw:start-glue-point="10" draw:end-shape="id128" draw:end-glue-point="6">
          <text:p text:style-name="P4"/>
        </draw:connector>
        <draw:custom-shape draw:style-name="gr1" draw:text-style-name="P2" draw:layer="layout" svg:width="4.202cm" svg:height="6.36cm" svg:x="18.452cm" svg:y="9.156cm">
          <text:p text:style-name="P1"><text:span text:style-name="T1">chunk</text:span><text:span text:style-name="T2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28.265524625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02cm" svg:height="6.36cm" svg:x="18.451cm" svg:y="1.755cm">
          <text:p text:style-name="P1"><text:span text:style-name="T1">chunk</text:span><text:span text:style-name="T2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28.265524625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20.056cm" svg:y1="14.245cm" svg:x2="21.177cm" svg:y2="13.304cm" draw:start-shape="id129" draw:start-glue-point="10" draw:end-shape="id130" draw:end-glue-point="6">
          <text:p text:style-name="P4"/>
        </draw:connector>
        <draw:connector draw:style-name="gr2" draw:text-style-name="P3" draw:layer="layout" draw:type="line" svg:x1="20.056cm" svg:y1="13.304cm" svg:x2="21.177cm" svg:y2="12.389cm" draw:start-shape="id131" draw:start-glue-point="10" draw:end-shape="id132" draw:end-glue-point="6">
          <text:p text:style-name="P4"/>
        </draw:connector>
        <draw:connector draw:style-name="gr2" draw:text-style-name="P3" draw:layer="layout" draw:type="line" svg:x1="20.056cm" svg:y1="12.389cm" svg:x2="21.177cm" svg:y2="11.773cm" draw:start-shape="id133" draw:start-glue-point="10" draw:end-shape="id134" draw:end-glue-point="6">
          <text:p text:style-name="P4"/>
        </draw:connector>
        <draw:connector draw:style-name="gr2" draw:text-style-name="P3" draw:layer="layout" draw:type="line" svg:x1="20.055cm" svg:y1="6.844cm" svg:x2="21.176cm" svg:y2="5.903cm" draw:start-shape="id135" draw:start-glue-point="10" draw:end-shape="id136" draw:end-glue-point="6">
          <text:p text:style-name="P4"/>
        </draw:connector>
        <draw:connector draw:style-name="gr2" draw:text-style-name="P3" draw:layer="layout" draw:type="line" svg:x1="20.055cm" svg:y1="5.903cm" svg:x2="21.176cm" svg:y2="4.988cm" draw:start-shape="id137" draw:start-glue-point="10" draw:end-shape="id138" draw:end-glue-point="6">
          <text:p text:style-name="P4"/>
        </draw:connector>
        <draw:connector draw:style-name="gr2" draw:text-style-name="P3" draw:layer="layout" draw:type="line" svg:x1="20.055cm" svg:y1="4.988cm" svg:x2="21.176cm" svg:y2="4.372cm" draw:start-shape="id139" draw:start-glue-point="10" draw:end-shape="id140" draw:end-glue-point="6">
          <text:p text:style-name="P4"/>
        </draw:connector>
        <draw:custom-shape draw:style-name="gr1" draw:text-style-name="P2" draw:layer="layout" svg:width="4.15cm" svg:height="6.36cm" svg:x="13.758cm" svg:y="1.755cm">
          <text:p text:style-name="P1"><text:span text:style-name="T1">chunk</text:span><text:span text:style-name="T2">t-1</text:span></text:p>
          <draw:enhanced-geometry svg:viewBox="0 0 21600 21600" draw:path-stretchpoint-x="10800" draw:path-stretchpoint-y="10800" draw:text-areas="?f3 ?f4 ?f5 ?f6" draw:type="round-rectangle" draw:modifiers="3542.60869565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draw:line-skew="-0.215cm 0.358cm" svg:x1="21.556cm" svg:y1="5.903cm" svg:x2="21.365cm" svg:y2="7.471cm" draw:start-shape="id136" draw:start-glue-point="10" draw:end-shape="id141" draw:end-glue-point="4">
          <text:p text:style-name="P4"/>
        </draw:connector>
        <draw:connector draw:style-name="gr4" draw:text-style-name="P3" draw:layer="layout" draw:type="curve" draw:line-skew="0.012cm 0.858cm" svg:x1="21.556cm" svg:y1="4.988cm" svg:x2="21.365cm" svg:y2="7.471cm" draw:start-shape="id138" draw:start-glue-point="10" draw:end-shape="id141" draw:end-glue-point="4">
          <text:p text:style-name="P4"/>
        </draw:connector>
        <draw:connector draw:style-name="gr4" draw:text-style-name="P3" draw:layer="layout" draw:type="curve" draw:line-skew="0.17cm 1.215cm" svg:x1="21.556cm" svg:y1="4.372cm" svg:x2="21.365cm" svg:y2="7.471cm" draw:start-shape="id140" draw:start-glue-point="10" draw:end-shape="id141" draw:end-glue-point="4">
          <text:p text:style-name="P4"/>
        </draw:connector>
        <draw:connector draw:style-name="gr3" draw:text-style-name="P3" draw:layer="layout" draw:type="line" svg:x1="16.756cm" svg:y1="4.372cm" svg:x2="19.675cm" svg:y2="4.988cm" draw:start-shape="id142" draw:start-glue-point="10" draw:end-shape="id139" draw:end-glue-point="6">
          <text:p text:style-name="P4"/>
        </draw:connector>
        <draw:connector draw:style-name="gr3" draw:text-style-name="P3" draw:layer="layout" draw:type="line" svg:x1="16.756cm" svg:y1="4.372cm" svg:x2="19.675cm" svg:y2="5.903cm" draw:start-shape="id142" draw:start-glue-point="10" draw:end-shape="id137" draw:end-glue-point="6">
          <text:p text:style-name="P4"/>
        </draw:connector>
        <draw:connector draw:style-name="gr3" draw:text-style-name="P3" draw:layer="layout" draw:type="line" svg:x1="16.756cm" svg:y1="4.988cm" svg:x2="19.675cm" svg:y2="5.903cm" draw:start-shape="id143" draw:start-glue-point="10" draw:end-shape="id137" draw:end-glue-point="6">
          <text:p text:style-name="P4"/>
        </draw:connector>
        <draw:connector draw:style-name="gr3" draw:text-style-name="P3" draw:layer="layout" draw:type="line" svg:x1="16.756cm" svg:y1="4.372cm" svg:x2="19.675cm" svg:y2="6.844cm" draw:start-shape="id142" draw:start-glue-point="10" draw:end-shape="id135" draw:end-glue-point="6">
          <text:p text:style-name="P4"/>
        </draw:connector>
        <draw:connector draw:style-name="gr3" draw:text-style-name="P3" draw:layer="layout" draw:type="line" svg:x1="16.756cm" svg:y1="4.988cm" svg:x2="19.675cm" svg:y2="6.844cm" draw:start-shape="id143" draw:start-glue-point="10" draw:end-shape="id135" draw:end-glue-point="6">
          <text:p text:style-name="P4"/>
        </draw:connector>
        <draw:connector draw:style-name="gr3" draw:text-style-name="P3" draw:layer="layout" draw:type="line" svg:x1="16.756cm" svg:y1="5.903cm" svg:x2="19.675cm" svg:y2="6.844cm" draw:start-shape="id144" draw:start-glue-point="10" draw:end-shape="id135" draw:end-glue-point="6">
          <text:p text:style-name="P4"/>
        </draw:connector>
        <draw:connector draw:style-name="gr3" draw:text-style-name="P3" draw:layer="layout" draw:type="line" svg:x1="19.225cm" svg:y1="3.894cm" svg:x2="19.729cm" svg:y2="5.768cm" draw:start-shape="id145" draw:start-glue-point="9" draw:end-shape="id137" draw:end-glue-point="5">
          <text:p text:style-name="P4"/>
        </draw:connector>
        <draw:connector draw:style-name="gr3" draw:text-style-name="P3" draw:layer="layout" draw:type="line" svg:x1="19.225cm" svg:y1="3.894cm" svg:x2="19.729cm" svg:y2="4.853cm" draw:start-shape="id145" draw:start-glue-point="9" draw:end-shape="id139" draw:end-glue-point="5">
          <text:p text:style-name="P4"/>
        </draw:connector>
        <draw:connector draw:style-name="gr3" draw:text-style-name="P3" draw:layer="layout" draw:type="line" svg:x1="19.225cm" svg:y1="3.894cm" svg:x2="19.729cm" svg:y2="4.237cm" draw:start-shape="id145" draw:start-glue-point="9" draw:end-shape="id146" draw:end-glue-point="5">
          <text:p text:style-name="P4"/>
        </draw:connector>
        <draw:connector draw:style-name="gr3" draw:text-style-name="P3" draw:layer="layout" draw:type="line" svg:x1="19.225cm" svg:y1="3.894cm" svg:x2="19.729cm" svg:y2="6.709cm" draw:start-shape="id145" draw:start-glue-point="9" draw:end-shape="id135" draw:end-glue-point="5">
          <text:p text:style-name="P4"/>
        </draw:connector>
        <draw:connector draw:style-name="gr5" draw:text-style-name="P3" draw:layer="layout" draw:type="curve" draw:line-skew="-0.215cm 0.358cm" svg:x1="16.756cm" svg:y1="5.903cm" svg:x2="16.565cm" svg:y2="7.471cm" draw:start-shape="id144" draw:start-glue-point="10" draw:end-shape="id147" draw:end-glue-point="4">
          <text:p text:style-name="P4"/>
        </draw:connector>
        <draw:connector draw:style-name="gr5" draw:text-style-name="P3" draw:layer="layout" draw:type="curve" draw:line-skew="0.012cm 0.858cm" svg:x1="16.756cm" svg:y1="4.988cm" svg:x2="16.565cm" svg:y2="7.471cm" draw:start-shape="id143" draw:start-glue-point="10" draw:end-shape="id147" draw:end-glue-point="4">
          <text:p text:style-name="P4"/>
        </draw:connector>
        <draw:connector draw:style-name="gr5" draw:text-style-name="P3" draw:layer="layout" draw:type="curve" draw:line-skew="0.17cm 1.215cm" svg:x1="16.756cm" svg:y1="4.372cm" svg:x2="16.565cm" svg:y2="7.471cm" draw:start-shape="id142" draw:start-glue-point="10" draw:end-shape="id147" draw:end-glue-point="4">
          <text:p text:style-name="P4"/>
        </draw:connector>
        <draw:connector draw:style-name="gr6" draw:text-style-name="P3" draw:layer="layout" draw:type="line" svg:x1="16.7cm" svg:y1="4.237cm" svg:x2="18.955cm" svg:y2="3.894cm" draw:start-shape="id142" draw:start-glue-point="11" draw:end-shape="id145" draw:end-glue-point="7">
          <text:p text:style-name="P4"/>
        </draw:connector>
        <draw:connector draw:style-name="gr6" draw:text-style-name="P3" draw:layer="layout" draw:type="line" svg:x1="16.7cm" svg:y1="4.853cm" svg:x2="18.955cm" svg:y2="3.894cm" draw:start-shape="id143" draw:start-glue-point="11" draw:end-shape="id145" draw:end-glue-point="7">
          <text:p text:style-name="P4"/>
        </draw:connector>
        <draw:connector draw:style-name="gr6" draw:text-style-name="P3" draw:layer="layout" draw:type="line" svg:x1="16.7cm" svg:y1="5.768cm" svg:x2="18.955cm" svg:y2="3.894cm" draw:start-shape="id144" draw:start-glue-point="11" draw:end-shape="id145" draw:end-glue-point="7">
          <text:p text:style-name="P4"/>
        </draw:connector>
        <draw:connector draw:style-name="gr6" draw:text-style-name="P3" draw:layer="layout" draw:type="line" svg:x1="16.7cm" svg:y1="6.709cm" svg:x2="18.955cm" svg:y2="3.894cm" draw:start-shape="id148" draw:start-glue-point="11" draw:end-shape="id145" draw:end-glue-point="7">
          <text:p text:style-name="P4"/>
        </draw:connector>
        <draw:connector draw:style-name="gr6" draw:text-style-name="P3" draw:layer="layout" draw:type="line" svg:x1="16.7cm" svg:y1="4.237cm" svg:x2="19.255cm" svg:y2="2.794cm" draw:start-shape="id142" draw:start-glue-point="11" draw:end-shape="id149" draw:end-glue-point="7">
          <text:p text:style-name="P4"/>
        </draw:connector>
        <draw:connector draw:style-name="gr6" draw:text-style-name="P3" draw:layer="layout" draw:type="line" svg:x1="16.7cm" svg:y1="4.853cm" svg:x2="19.255cm" svg:y2="2.794cm" draw:start-shape="id143" draw:start-glue-point="11" draw:end-shape="id149" draw:end-glue-point="7">
          <text:p text:style-name="P4"/>
        </draw:connector>
        <draw:connector draw:style-name="gr6" draw:text-style-name="P3" draw:layer="layout" draw:type="line" svg:x1="16.7cm" svg:y1="5.768cm" svg:x2="19.255cm" svg:y2="2.794cm" draw:start-shape="id144" draw:start-glue-point="11" draw:end-shape="id149" draw:end-glue-point="7">
          <text:p text:style-name="P4"/>
        </draw:connector>
        <draw:connector draw:style-name="gr6" draw:text-style-name="P3" draw:layer="layout" draw:type="line" svg:x1="16.7cm" svg:y1="6.709cm" svg:x2="19.255cm" svg:y2="2.794cm" draw:start-shape="id148" draw:start-glue-point="11" draw:end-shape="id149" draw:end-glue-point="7">
          <text:p text:style-name="P4"/>
        </draw:connector>
        <draw:frame draw:style-name="gr7" draw:text-style-name="P5" draw:layer="layout" svg:width="0.756cm" svg:height="0.399cm" svg:x="12.452cm" svg:y="7.445cm">
          <draw:text-box>
            <text:p text:style-name="P4"><text:span text:style-name="T3"><text:s/></text:span><text:span text:style-name="T3">w </text:span></text:p>
          </draw:text-box>
        </draw:frame>
        <draw:frame draw:style-name="gr8" draw:text-style-name="P5" draw:layer="layout" svg:width="0.761cm" svg:height="0.502cm" svg:x="12.452cm" svg:y="6.655cm">
          <draw:text-box>
            <text:p text:style-name="P4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9" draw:text-style-name="P5" draw:layer="layout" svg:width="1.061cm" svg:height="0.399cm" svg:x="12.452cm" svg:y="3.561cm">
          <draw:text-box>
            <text:p text:style-name="P4"><text:span text:style-name="T3"><text:s/></text:span><text:span text:style-name="T3">pop </text:span></text:p>
          </draw:text-box>
        </draw:frame>
        <draw:frame draw:style-name="gr10" draw:text-style-name="P5" draw:layer="layout" svg:width="0.761cm" svg:height="0.502cm" svg:x="12.452cm" svg:y="5.714cm">
          <draw:text-box>
            <text:p text:style-name="P4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11" draw:text-style-name="P5" draw:layer="layout" svg:width="0.761cm" svg:height="0.502cm" svg:x="12.452cm" svg:y="4.799cm">
          <draw:text-box>
            <text:p text:style-name="P4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12" draw:text-style-name="P5" draw:layer="layout" svg:width="0.761cm" svg:height="0.502cm" svg:x="12.452cm" svg:y="4.183cm">
          <draw:text-box>
            <text:p text:style-name="P4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3" draw:text-style-name="P3" draw:layer="layout" draw:type="line" svg:x1="14.425cm" svg:y1="3.894cm" svg:x2="14.929cm" svg:y2="5.768cm" draw:start-shape="id150" draw:start-glue-point="9" draw:end-shape="id151" draw:end-glue-point="5">
          <text:p text:style-name="P4"/>
        </draw:connector>
        <draw:connector draw:style-name="gr3" draw:text-style-name="P3" draw:layer="layout" draw:type="line" svg:x1="14.425cm" svg:y1="3.894cm" svg:x2="14.929cm" svg:y2="4.853cm" draw:start-shape="id150" draw:start-glue-point="9" draw:end-shape="id152" draw:end-glue-point="5">
          <text:p text:style-name="P4"/>
        </draw:connector>
        <draw:frame draw:style-name="gr13" draw:text-style-name="P6" draw:layer="layout" svg:width="0.337cm" svg:height="0.502cm" svg:x="20.945cm" svg:y="8.375cm">
          <draw:text-box>
            <text:p text:style-name="P4"><text:span text:style-name="T5">w</text:span><text:span text:style-name="T2">t</text:span></text:p>
          </draw:text-box>
        </draw:frame>
        <draw:frame draw:style-name="gr13" draw:text-style-name="P7" draw:layer="layout" svg:width="0.582cm" svg:height="0.502cm" svg:x="16.027cm" svg:y="8.375cm">
          <draw:text-box>
            <text:p text:style-name="P4"><text:span text:style-name="T5">w</text:span><text:span text:style-name="T2">t-1</text:span></text:p>
          </draw:text-box>
        </draw:frame>
        <draw:connector draw:style-name="gr3" draw:text-style-name="P3" draw:layer="layout" draw:type="line" svg:x1="14.425cm" svg:y1="3.894cm" svg:x2="14.929cm" svg:y2="4.237cm" draw:start-shape="id150" draw:start-glue-point="9" draw:end-shape="id153" draw:end-glue-point="5">
          <text:p text:style-name="P4"/>
        </draw:connector>
        <draw:custom-shape draw:style-name="gr14" draw:text-style-name="P3" draw:id="id150" draw:layer="layout" svg:width="0.38cm" svg:height="0.38cm" svg:x="14.101cm" svg:y="3.5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54" draw:layer="layout" svg:width="0.38cm" svg:height="0.38cm" svg:x="14.875cm" svg:y="6.65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51" draw:layer="layout" svg:width="0.38cm" svg:height="0.38cm" svg:x="14.875cm" svg:y="5.71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52" draw:layer="layout" svg:width="0.38cm" svg:height="0.38cm" svg:x="14.875cm" svg:y="4.79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53" draw:layer="layout" svg:width="0.38cm" svg:height="0.38cm" svg:x="14.875cm" svg:y="4.18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line" svg:x1="16.756cm" svg:y1="4.372cm" svg:x2="19.675cm" svg:y2="4.372cm" draw:start-shape="id142" draw:start-glue-point="10" draw:end-shape="id146" draw:end-glue-point="6">
          <text:p text:style-name="P4"/>
        </draw:connector>
        <draw:connector draw:style-name="gr2" draw:text-style-name="P3" draw:layer="layout" draw:type="line" svg:x1="16.756cm" svg:y1="5.903cm" svg:x2="19.675cm" svg:y2="5.903cm" draw:start-shape="id144" draw:start-glue-point="10" draw:end-shape="id137" draw:end-glue-point="6">
          <text:p text:style-name="P4"/>
        </draw:connector>
        <draw:connector draw:style-name="gr2" draw:text-style-name="P3" draw:layer="layout" draw:type="line" svg:x1="16.756cm" svg:y1="6.844cm" svg:x2="19.675cm" svg:y2="6.844cm" draw:start-shape="id148" draw:start-glue-point="10" draw:end-shape="id135" draw:end-glue-point="6">
          <text:p text:style-name="P4"/>
        </draw:connector>
        <draw:frame draw:style-name="gr9" draw:text-style-name="P5" draw:layer="layout" svg:width="1.272cm" svg:height="0.399cm" svg:x="12.453cm" svg:y="2.461cm">
          <draw:text-box>
            <text:p text:style-name="P4"><text:span text:style-name="T3"><text:s/></text:span><text:span text:style-name="T3">push </text:span></text:p>
          </draw:text-box>
        </draw:frame>
        <draw:custom-shape draw:style-name="gr14" draw:text-style-name="P3" draw:id="id155" draw:layer="layout" svg:width="0.38cm" svg:height="0.38cm" svg:x="14.401cm" svg:y="2.4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svg:x1="16.565cm" svg:y1="7.035cm" svg:x2="16.565cm" svg:y2="7.471cm" draw:start-shape="id148" draw:start-glue-point="8" draw:end-shape="id147" draw:end-glue-point="4">
          <text:p text:style-name="P4"/>
        </draw:connector>
        <draw:custom-shape draw:style-name="gr15" draw:text-style-name="P3" draw:id="id147" draw:layer="layout" svg:width="0.38cm" svg:height="0.38cm" svg:x="16.376cm" svg:y="7.47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16.43cm" svg:y1="5.123cm" svg:x2="16.565cm" svg:y2="6.655cm" draw:start-shape="id143" draw:start-glue-point="7" draw:end-shape="id148" draw:end-glue-point="4">
          <text:p text:style-name="P4"/>
        </draw:connector>
        <draw:connector draw:style-name="gr5" draw:text-style-name="P3" draw:layer="layout" draw:type="curve" draw:line-skew="0.128cm 0.705cm" svg:x1="16.43cm" svg:y1="4.507cm" svg:x2="16.565cm" svg:y2="6.655cm" draw:start-shape="id142" draw:start-glue-point="7" draw:end-shape="id148" draw:end-glue-point="4">
          <text:p text:style-name="P4"/>
        </draw:connector>
        <draw:connector draw:style-name="gr5" draw:text-style-name="P3" draw:layer="layout" draw:type="curve" svg:x1="16.565cm" svg:y1="6.094cm" svg:x2="16.565cm" svg:y2="6.655cm" draw:start-shape="id144" draw:start-glue-point="8" draw:end-shape="id148" draw:end-glue-point="4">
          <text:p text:style-name="P4"/>
        </draw:connector>
        <draw:connector draw:style-name="gr3" draw:text-style-name="P3" draw:layer="layout" draw:type="line" svg:x1="14.425cm" svg:y1="3.894cm" svg:x2="14.929cm" svg:y2="6.709cm" draw:start-shape="id150" draw:start-glue-point="9" draw:end-shape="id154" draw:end-glue-point="5">
          <text:p text:style-name="P4"/>
        </draw:connector>
        <draw:connector draw:style-name="gr5" draw:text-style-name="P3" draw:layer="layout" draw:type="curve" svg:x1="16.565cm" svg:y1="5.179cm" svg:x2="16.565cm" svg:y2="5.714cm" draw:start-shape="id143" draw:start-glue-point="8" draw:end-shape="id144" draw:end-glue-point="4">
          <text:p text:style-name="P4"/>
        </draw:connector>
        <draw:connector draw:style-name="gr5" draw:text-style-name="P3" draw:layer="layout" draw:type="curve" draw:line-skew="0.403cm 1.82cm" svg:x1="16.43cm" svg:y1="4.507cm" svg:x2="16.565cm" svg:y2="5.714cm" draw:start-shape="id142" draw:start-glue-point="7" draw:end-shape="id144" draw:end-glue-point="4">
          <text:p text:style-name="P4"/>
        </draw:connector>
        <draw:connector draw:style-name="gr3" draw:text-style-name="P3" draw:layer="layout" draw:type="line" svg:x1="14.725cm" svg:y1="2.794cm" svg:x2="16.43cm" svg:y2="5.768cm" draw:start-shape="id155" draw:start-glue-point="9" draw:end-shape="id144" draw:end-glue-point="5">
          <text:p text:style-name="P4"/>
        </draw:connector>
        <draw:connector draw:style-name="gr3" draw:text-style-name="P3" draw:layer="layout" draw:type="line" svg:x1="14.725cm" svg:y1="2.794cm" svg:x2="16.43cm" svg:y2="4.853cm" draw:start-shape="id155" draw:start-glue-point="9" draw:end-shape="id143" draw:end-glue-point="5">
          <text:p text:style-name="P4"/>
        </draw:connector>
        <draw:connector draw:style-name="gr3" draw:text-style-name="P3" draw:layer="layout" draw:type="line" svg:x1="14.725cm" svg:y1="2.794cm" svg:x2="16.43cm" svg:y2="4.237cm" draw:start-shape="id155" draw:start-glue-point="9" draw:end-shape="id142" draw:end-glue-point="5">
          <text:p text:style-name="P4"/>
        </draw:connector>
        <draw:connector draw:style-name="gr3" draw:text-style-name="P3" draw:layer="layout" draw:type="line" svg:x1="15.255cm" svg:y1="4.372cm" svg:x2="16.376cm" svg:y2="4.372cm" draw:start-shape="id153" draw:start-glue-point="10" draw:end-shape="id142" draw:end-glue-point="6">
          <text:p text:style-name="P4"/>
        </draw:connector>
        <draw:connector draw:style-name="gr3" draw:text-style-name="P3" draw:layer="layout" draw:type="line" svg:x1="15.255cm" svg:y1="4.988cm" svg:x2="16.376cm" svg:y2="4.372cm" draw:start-shape="id152" draw:start-glue-point="10" draw:end-shape="id142" draw:end-glue-point="6">
          <text:p text:style-name="P4"/>
        </draw:connector>
        <draw:connector draw:style-name="gr3" draw:text-style-name="P3" draw:layer="layout" draw:type="line" svg:x1="15.255cm" svg:y1="4.988cm" svg:x2="16.376cm" svg:y2="4.988cm" draw:start-shape="id152" draw:start-glue-point="10" draw:end-shape="id143" draw:end-glue-point="6">
          <text:p text:style-name="P4"/>
        </draw:connector>
        <draw:connector draw:style-name="gr3" draw:text-style-name="P3" draw:layer="layout" draw:type="line" svg:x1="15.255cm" svg:y1="5.903cm" svg:x2="16.376cm" svg:y2="4.988cm" draw:start-shape="id151" draw:start-glue-point="10" draw:end-shape="id143" draw:end-glue-point="6">
          <text:p text:style-name="P4"/>
        </draw:connector>
        <draw:connector draw:style-name="gr3" draw:text-style-name="P3" draw:layer="layout" draw:type="line" svg:x1="15.255cm" svg:y1="5.903cm" svg:x2="16.376cm" svg:y2="5.903cm" draw:start-shape="id151" draw:start-glue-point="10" draw:end-shape="id144" draw:end-glue-point="6">
          <text:p text:style-name="P4"/>
        </draw:connector>
        <draw:connector draw:style-name="gr3" draw:text-style-name="P3" draw:layer="layout" draw:type="line" svg:x1="15.255cm" svg:y1="6.844cm" svg:x2="16.376cm" svg:y2="5.903cm" draw:start-shape="id154" draw:start-glue-point="10" draw:end-shape="id144" draw:end-glue-point="6">
          <text:p text:style-name="P4"/>
        </draw:connector>
        <draw:connector draw:style-name="gr3" draw:text-style-name="P3" draw:layer="layout" draw:type="line" svg:x1="15.255cm" svg:y1="6.844cm" svg:x2="16.376cm" svg:y2="6.844cm" draw:start-shape="id154" draw:start-glue-point="10" draw:end-shape="id148" draw:end-glue-point="6">
          <text:p text:style-name="P4"/>
        </draw:connector>
        <draw:connector draw:style-name="gr3" draw:text-style-name="P3" draw:layer="layout" draw:type="line" svg:x1="14.725cm" svg:y1="2.794cm" svg:x2="16.43cm" svg:y2="6.709cm" draw:start-shape="id155" draw:start-glue-point="9" draw:end-shape="id148" draw:end-glue-point="5">
          <text:p text:style-name="P4"/>
        </draw:connector>
        <draw:custom-shape draw:style-name="gr16" draw:text-style-name="P3" draw:id="id135" draw:layer="layout" svg:width="0.38cm" svg:height="0.38cm" svg:x="19.675cm" svg:y="6.65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37" draw:layer="layout" svg:width="0.38cm" svg:height="0.38cm" svg:x="19.675cm" svg:y="5.71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39" draw:layer="layout" svg:width="0.38cm" svg:height="0.38cm" svg:x="19.675cm" svg:y="4.79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46" draw:layer="layout" svg:width="0.38cm" svg:height="0.38cm" svg:x="19.675cm" svg:y="4.18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svg:x1="21.365cm" svg:y1="7.035cm" svg:x2="21.365cm" svg:y2="7.471cm" draw:start-shape="id156" draw:start-glue-point="8" draw:end-shape="id141" draw:end-glue-point="4">
          <text:p text:style-name="P4"/>
        </draw:connector>
        <draw:custom-shape draw:style-name="gr17" draw:text-style-name="P3" draw:id="id141" draw:layer="layout" svg:width="0.38cm" svg:height="0.38cm" svg:x="21.176cm" svg:y="7.47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draw:line-skew="0.326cm 0.326cm" svg:x1="21.23cm" svg:y1="5.123cm" svg:x2="21.365cm" svg:y2="6.655cm" draw:start-shape="id138" draw:start-glue-point="7" draw:end-shape="id156" draw:end-glue-point="4">
          <text:p text:style-name="P4"/>
        </draw:connector>
        <draw:connector draw:style-name="gr4" draw:text-style-name="P3" draw:layer="layout" draw:type="curve" draw:line-skew="0.128cm 0.705cm" svg:x1="21.23cm" svg:y1="4.507cm" svg:x2="21.365cm" svg:y2="6.655cm" draw:start-shape="id140" draw:start-glue-point="7" draw:end-shape="id156" draw:end-glue-point="4">
          <text:p text:style-name="P4"/>
        </draw:connector>
        <draw:connector draw:style-name="gr4" draw:text-style-name="P3" draw:layer="layout" draw:type="curve" svg:x1="21.365cm" svg:y1="6.094cm" svg:x2="21.365cm" svg:y2="6.655cm" draw:start-shape="id136" draw:start-glue-point="8" draw:end-shape="id156" draw:end-glue-point="4">
          <text:p text:style-name="P4"/>
        </draw:connector>
        <draw:connector draw:style-name="gr3" draw:text-style-name="P3" draw:layer="layout" draw:type="line" svg:x1="19.525cm" svg:y1="2.794cm" svg:x2="21.23cm" svg:y2="5.768cm" draw:start-shape="id149" draw:start-glue-point="9" draw:end-shape="id136" draw:end-glue-point="5">
          <text:p text:style-name="P4"/>
        </draw:connector>
        <draw:connector draw:style-name="gr3" draw:text-style-name="P3" draw:layer="layout" draw:type="line" svg:x1="19.525cm" svg:y1="2.794cm" svg:x2="21.23cm" svg:y2="4.853cm" draw:start-shape="id149" draw:start-glue-point="9" draw:end-shape="id138" draw:end-glue-point="5">
          <text:p text:style-name="P4"/>
        </draw:connector>
        <draw:connector draw:style-name="gr3" draw:text-style-name="P3" draw:layer="layout" draw:type="line" svg:x1="19.525cm" svg:y1="2.794cm" svg:x2="21.23cm" svg:y2="4.237cm" draw:start-shape="id149" draw:start-glue-point="9" draw:end-shape="id140" draw:end-glue-point="5">
          <text:p text:style-name="P4"/>
        </draw:connector>
        <draw:connector draw:style-name="gr3" draw:text-style-name="P3" draw:layer="layout" draw:type="line" svg:x1="19.525cm" svg:y1="2.794cm" svg:x2="21.23cm" svg:y2="6.709cm" draw:start-shape="id149" draw:start-glue-point="9" draw:end-shape="id156" draw:end-glue-point="5">
          <text:p text:style-name="P4"/>
        </draw:connector>
        <draw:connector draw:style-name="gr2" draw:text-style-name="P3" draw:layer="layout" draw:type="line" svg:x1="16.756cm" svg:y1="4.988cm" svg:x2="19.675cm" svg:y2="4.988cm" draw:start-shape="id143" draw:start-glue-point="10" draw:end-shape="id139" draw:end-glue-point="6">
          <text:p text:style-name="P4"/>
        </draw:connector>
        <draw:custom-shape draw:style-name="gr16" draw:text-style-name="P3" draw:id="id148" draw:layer="layout" svg:width="0.38cm" svg:height="0.38cm" svg:x="16.376cm" svg:y="6.65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44" draw:layer="layout" svg:width="0.38cm" svg:height="0.38cm" svg:x="16.376cm" svg:y="5.71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43" draw:layer="layout" svg:width="0.38cm" svg:height="0.38cm" svg:x="16.376cm" svg:y="4.79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42" draw:layer="layout" svg:width="0.38cm" svg:height="0.38cm" svg:x="16.376cm" svg:y="4.18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149" draw:layer="layout" svg:width="0.38cm" svg:height="0.38cm" svg:x="19.201cm" svg:y="2.47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145" draw:layer="layout" svg:width="0.38cm" svg:height="0.38cm" svg:x="18.901cm" svg:y="3.57cm">
          <text:p text:style-name="P1"><text:span text:style-name="T6">0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56" draw:layer="layout" svg:width="0.38cm" svg:height="0.38cm" svg:x="21.176cm" svg:y="6.65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36" draw:layer="layout" svg:width="0.38cm" svg:height="0.38cm" svg:x="21.176cm" svg:y="5.71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38" draw:layer="layout" svg:width="0.38cm" svg:height="0.38cm" svg:x="21.176cm" svg:y="4.79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40" draw:layer="layout" svg:width="0.38cm" svg:height="0.38cm" svg:x="21.176cm" svg:y="4.18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3" draw:layer="layout" draw:type="line" svg:x1="20.055cm" svg:y1="4.372cm" svg:x2="21.176cm" svg:y2="4.372cm" draw:start-shape="id146" draw:start-glue-point="10" draw:end-shape="id140" draw:end-glue-point="6">
          <text:p text:style-name="P4"/>
        </draw:connector>
        <draw:connector draw:style-name="gr3" draw:text-style-name="P3" draw:layer="layout" draw:type="line" svg:x1="20.055cm" svg:y1="4.988cm" svg:x2="21.176cm" svg:y2="4.988cm" draw:start-shape="id139" draw:start-glue-point="10" draw:end-shape="id138" draw:end-glue-point="6">
          <text:p text:style-name="P4"/>
        </draw:connector>
        <draw:connector draw:style-name="gr3" draw:text-style-name="P3" draw:layer="layout" draw:type="line" svg:x1="20.055cm" svg:y1="5.903cm" svg:x2="21.176cm" svg:y2="5.903cm" draw:start-shape="id137" draw:start-glue-point="10" draw:end-shape="id136" draw:end-glue-point="6">
          <text:p text:style-name="P4"/>
        </draw:connector>
        <draw:connector draw:style-name="gr3" draw:text-style-name="P3" draw:layer="layout" draw:type="line" svg:x1="20.055cm" svg:y1="6.844cm" svg:x2="21.176cm" svg:y2="6.844cm" draw:start-shape="id135" draw:start-glue-point="10" draw:end-shape="id156" draw:end-glue-point="6">
          <text:p text:style-name="P4"/>
        </draw:connector>
        <draw:custom-shape draw:style-name="gr1" draw:text-style-name="P2" draw:layer="layout" svg:width="4.15cm" svg:height="6.36cm" svg:x="13.759cm" svg:y="9.156cm">
          <text:p text:style-name="P1"><text:span text:style-name="T1">chunk</text:span><text:span text:style-name="T2">t-1</text:span></text:p>
          <draw:enhanced-geometry svg:viewBox="0 0 21600 21600" draw:path-stretchpoint-x="10800" draw:path-stretchpoint-y="10800" draw:text-areas="?f3 ?f4 ?f5 ?f6" draw:type="round-rectangle" draw:modifiers="3542.60869565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draw:line-skew="-0.215cm 0.358cm" svg:x1="21.557cm" svg:y1="13.304cm" svg:x2="21.366cm" svg:y2="14.872cm" draw:start-shape="id130" draw:start-glue-point="10" draw:end-shape="id157" draw:end-glue-point="4">
          <text:p text:style-name="P4"/>
        </draw:connector>
        <draw:connector draw:style-name="gr4" draw:text-style-name="P3" draw:layer="layout" draw:type="curve" draw:line-skew="0.012cm 0.858cm" svg:x1="21.557cm" svg:y1="12.389cm" svg:x2="21.366cm" svg:y2="14.872cm" draw:start-shape="id132" draw:start-glue-point="10" draw:end-shape="id157" draw:end-glue-point="4">
          <text:p text:style-name="P4"/>
        </draw:connector>
        <draw:connector draw:style-name="gr4" draw:text-style-name="P3" draw:layer="layout" draw:type="curve" draw:line-skew="0.17cm 1.215cm" svg:x1="21.557cm" svg:y1="11.773cm" svg:x2="21.366cm" svg:y2="14.872cm" draw:start-shape="id134" draw:start-glue-point="10" draw:end-shape="id157" draw:end-glue-point="4">
          <text:p text:style-name="P4"/>
        </draw:connector>
        <draw:connector draw:style-name="gr2" draw:text-style-name="P3" draw:layer="layout" draw:type="line" svg:x1="16.757cm" svg:y1="11.773cm" svg:x2="19.676cm" svg:y2="12.389cm" draw:start-shape="id158" draw:start-glue-point="10" draw:end-shape="id133" draw:end-glue-point="6">
          <text:p text:style-name="P4"/>
        </draw:connector>
        <draw:connector draw:style-name="gr3" draw:text-style-name="P3" draw:layer="layout" draw:type="line" svg:x1="16.757cm" svg:y1="11.773cm" svg:x2="19.676cm" svg:y2="13.304cm" draw:start-shape="id158" draw:start-glue-point="10" draw:end-shape="id131" draw:end-glue-point="6">
          <text:p text:style-name="P4"/>
        </draw:connector>
        <draw:connector draw:style-name="gr2" draw:text-style-name="P3" draw:layer="layout" draw:type="line" svg:x1="16.757cm" svg:y1="12.389cm" svg:x2="19.676cm" svg:y2="13.304cm" draw:start-shape="id159" draw:start-glue-point="10" draw:end-shape="id131" draw:end-glue-point="6">
          <text:p text:style-name="P4"/>
        </draw:connector>
        <draw:connector draw:style-name="gr3" draw:text-style-name="P3" draw:layer="layout" draw:type="line" svg:x1="16.757cm" svg:y1="11.773cm" svg:x2="19.676cm" svg:y2="14.245cm" draw:start-shape="id158" draw:start-glue-point="10" draw:end-shape="id129" draw:end-glue-point="6">
          <text:p text:style-name="P4"/>
        </draw:connector>
        <draw:connector draw:style-name="gr3" draw:text-style-name="P3" draw:layer="layout" draw:type="line" svg:x1="16.757cm" svg:y1="12.389cm" svg:x2="19.676cm" svg:y2="14.245cm" draw:start-shape="id159" draw:start-glue-point="10" draw:end-shape="id129" draw:end-glue-point="6">
          <text:p text:style-name="P4"/>
        </draw:connector>
        <draw:connector draw:style-name="gr2" draw:text-style-name="P3" draw:layer="layout" draw:type="line" svg:x1="16.757cm" svg:y1="13.304cm" svg:x2="19.676cm" svg:y2="14.245cm" draw:start-shape="id160" draw:start-glue-point="10" draw:end-shape="id129" draw:end-glue-point="6">
          <text:p text:style-name="P4"/>
        </draw:connector>
        <draw:connector draw:style-name="gr3" draw:text-style-name="P3" draw:layer="layout" draw:type="line" svg:x1="19.226cm" svg:y1="11.295cm" svg:x2="19.73cm" svg:y2="13.169cm" draw:start-shape="id161" draw:start-glue-point="9" draw:end-shape="id131" draw:end-glue-point="5">
          <text:p text:style-name="P4"/>
        </draw:connector>
        <draw:connector draw:style-name="gr3" draw:text-style-name="P3" draw:layer="layout" draw:type="line" svg:x1="19.226cm" svg:y1="11.295cm" svg:x2="19.73cm" svg:y2="12.254cm" draw:start-shape="id161" draw:start-glue-point="9" draw:end-shape="id133" draw:end-glue-point="5">
          <text:p text:style-name="P4"/>
        </draw:connector>
        <draw:connector draw:style-name="gr3" draw:text-style-name="P3" draw:layer="layout" draw:type="line" svg:x1="19.226cm" svg:y1="11.295cm" svg:x2="19.73cm" svg:y2="11.638cm" draw:start-shape="id161" draw:start-glue-point="9" draw:end-shape="id162" draw:end-glue-point="5">
          <text:p text:style-name="P4"/>
        </draw:connector>
        <draw:connector draw:style-name="gr3" draw:text-style-name="P3" draw:layer="layout" draw:type="line" svg:x1="19.226cm" svg:y1="11.295cm" svg:x2="19.73cm" svg:y2="14.11cm" draw:start-shape="id161" draw:start-glue-point="9" draw:end-shape="id129" draw:end-glue-point="5">
          <text:p text:style-name="P4"/>
        </draw:connector>
        <draw:connector draw:style-name="gr5" draw:text-style-name="P3" draw:layer="layout" draw:type="curve" draw:line-skew="-0.215cm 0.358cm" svg:x1="16.757cm" svg:y1="13.304cm" svg:x2="16.566cm" svg:y2="14.872cm" draw:start-shape="id160" draw:start-glue-point="10" draw:end-shape="id163" draw:end-glue-point="4">
          <text:p text:style-name="P4"/>
        </draw:connector>
        <draw:connector draw:style-name="gr5" draw:text-style-name="P3" draw:layer="layout" draw:type="curve" draw:line-skew="0.012cm 0.858cm" svg:x1="16.757cm" svg:y1="12.389cm" svg:x2="16.566cm" svg:y2="14.872cm" draw:start-shape="id159" draw:start-glue-point="10" draw:end-shape="id163" draw:end-glue-point="4">
          <text:p text:style-name="P4"/>
        </draw:connector>
        <draw:connector draw:style-name="gr5" draw:text-style-name="P3" draw:layer="layout" draw:type="curve" draw:line-skew="0.17cm 1.215cm" svg:x1="16.757cm" svg:y1="11.773cm" svg:x2="16.566cm" svg:y2="14.872cm" draw:start-shape="id158" draw:start-glue-point="10" draw:end-shape="id163" draw:end-glue-point="4">
          <text:p text:style-name="P4"/>
        </draw:connector>
        <draw:connector draw:style-name="gr6" draw:text-style-name="P3" draw:layer="layout" draw:type="line" svg:x1="16.701cm" svg:y1="11.638cm" svg:x2="18.956cm" svg:y2="11.295cm" draw:start-shape="id158" draw:start-glue-point="11" draw:end-shape="id161" draw:end-glue-point="7">
          <text:p text:style-name="P4"/>
        </draw:connector>
        <draw:connector draw:style-name="gr6" draw:text-style-name="P3" draw:layer="layout" draw:type="line" svg:x1="16.701cm" svg:y1="12.254cm" svg:x2="18.956cm" svg:y2="11.295cm" draw:start-shape="id159" draw:start-glue-point="11" draw:end-shape="id161" draw:end-glue-point="7">
          <text:p text:style-name="P4"/>
        </draw:connector>
        <draw:connector draw:style-name="gr6" draw:text-style-name="P3" draw:layer="layout" draw:type="line" svg:x1="16.701cm" svg:y1="13.169cm" svg:x2="18.956cm" svg:y2="11.295cm" draw:start-shape="id160" draw:start-glue-point="11" draw:end-shape="id161" draw:end-glue-point="7">
          <text:p text:style-name="P4"/>
        </draw:connector>
        <draw:connector draw:style-name="gr6" draw:text-style-name="P3" draw:layer="layout" draw:type="line" svg:x1="16.701cm" svg:y1="14.11cm" svg:x2="18.956cm" svg:y2="11.295cm" draw:start-shape="id164" draw:start-glue-point="11" draw:end-shape="id161" draw:end-glue-point="7">
          <text:p text:style-name="P4"/>
        </draw:connector>
        <draw:connector draw:style-name="gr6" draw:text-style-name="P3" draw:layer="layout" draw:type="line" svg:x1="16.701cm" svg:y1="11.638cm" svg:x2="19.256cm" svg:y2="10.195cm" draw:start-shape="id158" draw:start-glue-point="11" draw:end-shape="id165" draw:end-glue-point="7">
          <text:p text:style-name="P4"/>
        </draw:connector>
        <draw:connector draw:style-name="gr6" draw:text-style-name="P3" draw:layer="layout" draw:type="line" svg:x1="16.701cm" svg:y1="12.254cm" svg:x2="19.256cm" svg:y2="10.195cm" draw:start-shape="id159" draw:start-glue-point="11" draw:end-shape="id165" draw:end-glue-point="7">
          <text:p text:style-name="P4"/>
        </draw:connector>
        <draw:connector draw:style-name="gr6" draw:text-style-name="P3" draw:layer="layout" draw:type="line" svg:x1="16.701cm" svg:y1="13.169cm" svg:x2="19.256cm" svg:y2="10.195cm" draw:start-shape="id160" draw:start-glue-point="11" draw:end-shape="id165" draw:end-glue-point="7">
          <text:p text:style-name="P4"/>
        </draw:connector>
        <draw:connector draw:style-name="gr6" draw:text-style-name="P3" draw:layer="layout" draw:type="line" svg:x1="16.701cm" svg:y1="14.11cm" svg:x2="19.256cm" svg:y2="10.195cm" draw:start-shape="id164" draw:start-glue-point="11" draw:end-shape="id165" draw:end-glue-point="7">
          <text:p text:style-name="P4"/>
        </draw:connector>
        <draw:frame draw:style-name="gr7" draw:text-style-name="P5" draw:layer="layout" svg:width="0.756cm" svg:height="0.399cm" svg:x="12.453cm" svg:y="14.846cm">
          <draw:text-box>
            <text:p text:style-name="P4"><text:span text:style-name="T3"><text:s/></text:span><text:span text:style-name="T3">w </text:span></text:p>
          </draw:text-box>
        </draw:frame>
        <draw:frame draw:style-name="gr8" draw:text-style-name="P5" draw:layer="layout" svg:width="0.761cm" svg:height="0.502cm" svg:x="12.453cm" svg:y="14.056cm">
          <draw:text-box>
            <text:p text:style-name="P4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9" draw:text-style-name="P5" draw:layer="layout" svg:width="1.061cm" svg:height="0.399cm" svg:x="12.453cm" svg:y="10.962cm">
          <draw:text-box>
            <text:p text:style-name="P4"><text:span text:style-name="T3"><text:s/></text:span><text:span text:style-name="T3">pop </text:span></text:p>
          </draw:text-box>
        </draw:frame>
        <draw:frame draw:style-name="gr10" draw:text-style-name="P5" draw:layer="layout" svg:width="0.761cm" svg:height="0.502cm" svg:x="12.453cm" svg:y="13.115cm">
          <draw:text-box>
            <text:p text:style-name="P4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11" draw:text-style-name="P5" draw:layer="layout" svg:width="0.761cm" svg:height="0.502cm" svg:x="12.453cm" svg:y="12.2cm">
          <draw:text-box>
            <text:p text:style-name="P4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12" draw:text-style-name="P5" draw:layer="layout" svg:width="0.761cm" svg:height="0.502cm" svg:x="12.453cm" svg:y="11.584cm">
          <draw:text-box>
            <text:p text:style-name="P4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3" draw:text-style-name="P3" draw:layer="layout" draw:type="line" svg:x1="14.426cm" svg:y1="11.295cm" svg:x2="14.93cm" svg:y2="13.169cm" draw:start-shape="id166" draw:start-glue-point="9" draw:end-shape="id167" draw:end-glue-point="5">
          <text:p text:style-name="P4"/>
        </draw:connector>
        <draw:connector draw:style-name="gr3" draw:text-style-name="P3" draw:layer="layout" draw:type="line" svg:x1="14.426cm" svg:y1="11.295cm" svg:x2="14.93cm" svg:y2="12.254cm" draw:start-shape="id166" draw:start-glue-point="9" draw:end-shape="id168" draw:end-glue-point="5">
          <text:p text:style-name="P4"/>
        </draw:connector>
        <draw:frame draw:style-name="gr13" draw:text-style-name="P6" draw:layer="layout" svg:width="0.337cm" svg:height="0.502cm" svg:x="20.846cm" svg:y="15.776cm">
          <draw:text-box>
            <text:p text:style-name="P4"><text:span text:style-name="T5">w</text:span><text:span text:style-name="T2">t</text:span></text:p>
          </draw:text-box>
        </draw:frame>
        <draw:frame draw:style-name="gr13" draw:text-style-name="P7" draw:layer="layout" svg:width="0.582cm" svg:height="0.502cm" svg:x="16.028cm" svg:y="15.776cm">
          <draw:text-box>
            <text:p text:style-name="P4"><text:span text:style-name="T5">w</text:span><text:span text:style-name="T2">t-1</text:span></text:p>
          </draw:text-box>
        </draw:frame>
        <draw:connector draw:style-name="gr3" draw:text-style-name="P3" draw:layer="layout" draw:type="line" svg:x1="14.426cm" svg:y1="11.295cm" svg:x2="14.93cm" svg:y2="11.638cm" draw:start-shape="id166" draw:start-glue-point="9" draw:end-shape="id169" draw:end-glue-point="5">
          <text:p text:style-name="P4"/>
        </draw:connector>
        <draw:custom-shape draw:style-name="gr14" draw:text-style-name="P3" draw:id="id166" draw:layer="layout" svg:width="0.38cm" svg:height="0.38cm" svg:x="14.102cm" svg:y="10.97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70" draw:layer="layout" svg:width="0.38cm" svg:height="0.38cm" svg:x="14.876cm" svg:y="14.05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67" draw:layer="layout" svg:width="0.38cm" svg:height="0.38cm" svg:x="14.876cm" svg:y="13.11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68" draw:layer="layout" svg:width="0.38cm" svg:height="0.38cm" svg:x="14.876cm" svg:y="12.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69" draw:layer="layout" svg:width="0.38cm" svg:height="0.38cm" svg:x="14.876cm" svg:y="11.58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3" draw:layer="layout" draw:type="line" svg:x1="16.757cm" svg:y1="11.773cm" svg:x2="19.676cm" svg:y2="11.773cm" draw:start-shape="id158" draw:start-glue-point="10" draw:end-shape="id162" draw:end-glue-point="6">
          <text:p text:style-name="P4"/>
        </draw:connector>
        <draw:connector draw:style-name="gr3" draw:text-style-name="P3" draw:layer="layout" draw:type="line" svg:x1="16.757cm" svg:y1="13.304cm" svg:x2="19.676cm" svg:y2="13.304cm" draw:start-shape="id160" draw:start-glue-point="10" draw:end-shape="id131" draw:end-glue-point="6">
          <text:p text:style-name="P4"/>
        </draw:connector>
        <draw:connector draw:style-name="gr3" draw:text-style-name="P3" draw:layer="layout" draw:type="line" svg:x1="16.757cm" svg:y1="14.245cm" svg:x2="19.676cm" svg:y2="14.245cm" draw:start-shape="id164" draw:start-glue-point="10" draw:end-shape="id129" draw:end-glue-point="6">
          <text:p text:style-name="P4"/>
        </draw:connector>
        <draw:frame draw:style-name="gr9" draw:text-style-name="P5" draw:layer="layout" svg:width="1.272cm" svg:height="0.399cm" svg:x="12.454cm" svg:y="9.862cm">
          <draw:text-box>
            <text:p text:style-name="P4"><text:span text:style-name="T3"><text:s/></text:span><text:span text:style-name="T3">push </text:span></text:p>
          </draw:text-box>
        </draw:frame>
        <draw:custom-shape draw:style-name="gr14" draw:text-style-name="P3" draw:id="id171" draw:layer="layout" svg:width="0.38cm" svg:height="0.38cm" svg:x="14.402cm" svg:y="9.87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svg:x1="16.566cm" svg:y1="14.436cm" svg:x2="16.566cm" svg:y2="14.872cm" draw:start-shape="id164" draw:start-glue-point="8" draw:end-shape="id163" draw:end-glue-point="4">
          <text:p text:style-name="P4"/>
        </draw:connector>
        <draw:custom-shape draw:style-name="gr15" draw:text-style-name="P3" draw:id="id163" draw:layer="layout" svg:width="0.38cm" svg:height="0.38cm" svg:x="16.377cm" svg:y="14.87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16.431cm" svg:y1="12.524cm" svg:x2="16.566cm" svg:y2="14.056cm" draw:start-shape="id159" draw:start-glue-point="7" draw:end-shape="id164" draw:end-glue-point="4">
          <text:p text:style-name="P4"/>
        </draw:connector>
        <draw:connector draw:style-name="gr5" draw:text-style-name="P3" draw:layer="layout" draw:type="curve" draw:line-skew="0.128cm 0.705cm" svg:x1="16.431cm" svg:y1="11.908cm" svg:x2="16.566cm" svg:y2="14.056cm" draw:start-shape="id158" draw:start-glue-point="7" draw:end-shape="id164" draw:end-glue-point="4">
          <text:p text:style-name="P4"/>
        </draw:connector>
        <draw:connector draw:style-name="gr5" draw:text-style-name="P3" draw:layer="layout" draw:type="curve" svg:x1="16.566cm" svg:y1="13.495cm" svg:x2="16.566cm" svg:y2="14.056cm" draw:start-shape="id160" draw:start-glue-point="8" draw:end-shape="id164" draw:end-glue-point="4">
          <text:p text:style-name="P4"/>
        </draw:connector>
        <draw:connector draw:style-name="gr3" draw:text-style-name="P3" draw:layer="layout" draw:type="line" svg:x1="14.426cm" svg:y1="11.295cm" svg:x2="14.93cm" svg:y2="14.11cm" draw:start-shape="id166" draw:start-glue-point="9" draw:end-shape="id170" draw:end-glue-point="5">
          <text:p text:style-name="P4"/>
        </draw:connector>
        <draw:connector draw:style-name="gr5" draw:text-style-name="P3" draw:layer="layout" draw:type="curve" svg:x1="16.566cm" svg:y1="12.58cm" svg:x2="16.566cm" svg:y2="13.115cm" draw:start-shape="id159" draw:start-glue-point="8" draw:end-shape="id160" draw:end-glue-point="4">
          <text:p text:style-name="P4"/>
        </draw:connector>
        <draw:connector draw:style-name="gr5" draw:text-style-name="P3" draw:layer="layout" draw:type="curve" draw:line-skew="0.403cm 1.82cm" svg:x1="16.431cm" svg:y1="11.908cm" svg:x2="16.566cm" svg:y2="13.115cm" draw:start-shape="id158" draw:start-glue-point="7" draw:end-shape="id160" draw:end-glue-point="4">
          <text:p text:style-name="P4"/>
        </draw:connector>
        <draw:connector draw:style-name="gr3" draw:text-style-name="P3" draw:layer="layout" draw:type="line" svg:x1="14.726cm" svg:y1="10.195cm" svg:x2="16.431cm" svg:y2="13.169cm" draw:start-shape="id171" draw:start-glue-point="9" draw:end-shape="id160" draw:end-glue-point="5">
          <text:p text:style-name="P4"/>
        </draw:connector>
        <draw:connector draw:style-name="gr3" draw:text-style-name="P3" draw:layer="layout" draw:type="line" svg:x1="14.726cm" svg:y1="10.195cm" svg:x2="16.431cm" svg:y2="12.254cm" draw:start-shape="id171" draw:start-glue-point="9" draw:end-shape="id159" draw:end-glue-point="5">
          <text:p text:style-name="P4"/>
        </draw:connector>
        <draw:connector draw:style-name="gr3" draw:text-style-name="P3" draw:layer="layout" draw:type="line" svg:x1="14.726cm" svg:y1="10.195cm" svg:x2="16.431cm" svg:y2="11.638cm" draw:start-shape="id171" draw:start-glue-point="9" draw:end-shape="id158" draw:end-glue-point="5">
          <text:p text:style-name="P4"/>
        </draw:connector>
        <draw:connector draw:style-name="gr3" draw:text-style-name="P3" draw:layer="layout" draw:type="line" svg:x1="15.256cm" svg:y1="11.773cm" svg:x2="16.377cm" svg:y2="11.773cm" draw:start-shape="id169" draw:start-glue-point="10" draw:end-shape="id158" draw:end-glue-point="6">
          <text:p text:style-name="P4"/>
        </draw:connector>
        <draw:connector draw:style-name="gr3" draw:text-style-name="P3" draw:layer="layout" draw:type="line" svg:x1="15.256cm" svg:y1="12.389cm" svg:x2="16.377cm" svg:y2="11.773cm" draw:start-shape="id168" draw:start-glue-point="10" draw:end-shape="id158" draw:end-glue-point="6">
          <text:p text:style-name="P4"/>
        </draw:connector>
        <draw:connector draw:style-name="gr3" draw:text-style-name="P3" draw:layer="layout" draw:type="line" svg:x1="15.256cm" svg:y1="12.389cm" svg:x2="16.377cm" svg:y2="12.389cm" draw:start-shape="id168" draw:start-glue-point="10" draw:end-shape="id159" draw:end-glue-point="6">
          <text:p text:style-name="P4"/>
        </draw:connector>
        <draw:connector draw:style-name="gr3" draw:text-style-name="P3" draw:layer="layout" draw:type="line" svg:x1="15.256cm" svg:y1="13.304cm" svg:x2="16.377cm" svg:y2="12.389cm" draw:start-shape="id167" draw:start-glue-point="10" draw:end-shape="id159" draw:end-glue-point="6">
          <text:p text:style-name="P4"/>
        </draw:connector>
        <draw:connector draw:style-name="gr3" draw:text-style-name="P3" draw:layer="layout" draw:type="line" svg:x1="15.256cm" svg:y1="13.304cm" svg:x2="16.377cm" svg:y2="13.304cm" draw:start-shape="id167" draw:start-glue-point="10" draw:end-shape="id160" draw:end-glue-point="6">
          <text:p text:style-name="P4"/>
        </draw:connector>
        <draw:connector draw:style-name="gr3" draw:text-style-name="P3" draw:layer="layout" draw:type="line" svg:x1="15.256cm" svg:y1="14.245cm" svg:x2="16.377cm" svg:y2="13.304cm" draw:start-shape="id170" draw:start-glue-point="10" draw:end-shape="id160" draw:end-glue-point="6">
          <text:p text:style-name="P4"/>
        </draw:connector>
        <draw:connector draw:style-name="gr3" draw:text-style-name="P3" draw:layer="layout" draw:type="line" svg:x1="15.256cm" svg:y1="14.245cm" svg:x2="16.377cm" svg:y2="14.245cm" draw:start-shape="id170" draw:start-glue-point="10" draw:end-shape="id164" draw:end-glue-point="6">
          <text:p text:style-name="P4"/>
        </draw:connector>
        <draw:connector draw:style-name="gr3" draw:text-style-name="P3" draw:layer="layout" draw:type="line" svg:x1="14.726cm" svg:y1="10.195cm" svg:x2="16.431cm" svg:y2="14.11cm" draw:start-shape="id171" draw:start-glue-point="9" draw:end-shape="id164" draw:end-glue-point="5">
          <text:p text:style-name="P4"/>
        </draw:connector>
        <draw:custom-shape draw:style-name="gr16" draw:text-style-name="P3" draw:id="id129" draw:layer="layout" svg:width="0.38cm" svg:height="0.38cm" svg:x="19.676cm" svg:y="14.05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31" draw:layer="layout" svg:width="0.38cm" svg:height="0.38cm" svg:x="19.676cm" svg:y="13.11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33" draw:layer="layout" svg:width="0.38cm" svg:height="0.38cm" svg:x="19.676cm" svg:y="12.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62" draw:layer="layout" svg:width="0.38cm" svg:height="0.38cm" svg:x="19.676cm" svg:y="11.58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svg:x1="21.366cm" svg:y1="14.436cm" svg:x2="21.366cm" svg:y2="14.872cm" draw:start-shape="id172" draw:start-glue-point="8" draw:end-shape="id157" draw:end-glue-point="4">
          <text:p text:style-name="P4"/>
        </draw:connector>
        <draw:custom-shape draw:style-name="gr17" draw:text-style-name="P3" draw:id="id157" draw:layer="layout" svg:width="0.38cm" svg:height="0.38cm" svg:x="21.177cm" svg:y="14.87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draw:line-skew="0.326cm 0.326cm" svg:x1="21.231cm" svg:y1="12.524cm" svg:x2="21.366cm" svg:y2="14.056cm" draw:start-shape="id132" draw:start-glue-point="7" draw:end-shape="id172" draw:end-glue-point="4">
          <text:p text:style-name="P4"/>
        </draw:connector>
        <draw:connector draw:style-name="gr4" draw:text-style-name="P3" draw:layer="layout" draw:type="curve" draw:line-skew="0.128cm 0.705cm" svg:x1="21.231cm" svg:y1="11.908cm" svg:x2="21.366cm" svg:y2="14.056cm" draw:start-shape="id134" draw:start-glue-point="7" draw:end-shape="id172" draw:end-glue-point="4">
          <text:p text:style-name="P4"/>
        </draw:connector>
        <draw:connector draw:style-name="gr4" draw:text-style-name="P3" draw:layer="layout" draw:type="curve" svg:x1="21.366cm" svg:y1="13.495cm" svg:x2="21.366cm" svg:y2="14.056cm" draw:start-shape="id130" draw:start-glue-point="8" draw:end-shape="id172" draw:end-glue-point="4">
          <text:p text:style-name="P4"/>
        </draw:connector>
        <draw:connector draw:style-name="gr5" draw:text-style-name="P3" draw:layer="layout" draw:type="curve" svg:x1="21.366cm" svg:y1="12.58cm" svg:x2="21.366cm" svg:y2="13.115cm" draw:start-shape="id132" draw:start-glue-point="8" draw:end-shape="id130" draw:end-glue-point="4">
          <text:p text:style-name="P4"/>
        </draw:connector>
        <draw:connector draw:style-name="gr5" draw:text-style-name="P3" draw:layer="layout" draw:type="curve" draw:line-skew="0.403cm 1.82cm" svg:x1="21.231cm" svg:y1="11.908cm" svg:x2="21.366cm" svg:y2="13.115cm" draw:start-shape="id134" draw:start-glue-point="7" draw:end-shape="id130" draw:end-glue-point="4">
          <text:p text:style-name="P4"/>
        </draw:connector>
        <draw:connector draw:style-name="gr3" draw:text-style-name="P3" draw:layer="layout" draw:type="line" svg:x1="19.526cm" svg:y1="10.195cm" svg:x2="21.231cm" svg:y2="13.169cm" draw:start-shape="id165" draw:start-glue-point="9" draw:end-shape="id130" draw:end-glue-point="5">
          <text:p text:style-name="P4"/>
        </draw:connector>
        <draw:connector draw:style-name="gr3" draw:text-style-name="P3" draw:layer="layout" draw:type="line" svg:x1="19.526cm" svg:y1="10.195cm" svg:x2="21.231cm" svg:y2="12.254cm" draw:start-shape="id165" draw:start-glue-point="9" draw:end-shape="id132" draw:end-glue-point="5">
          <text:p text:style-name="P4"/>
        </draw:connector>
        <draw:connector draw:style-name="gr3" draw:text-style-name="P3" draw:layer="layout" draw:type="line" svg:x1="19.526cm" svg:y1="10.195cm" svg:x2="21.231cm" svg:y2="11.638cm" draw:start-shape="id165" draw:start-glue-point="9" draw:end-shape="id134" draw:end-glue-point="5">
          <text:p text:style-name="P4"/>
        </draw:connector>
        <draw:connector draw:style-name="gr3" draw:text-style-name="P3" draw:layer="layout" draw:type="line" svg:x1="19.526cm" svg:y1="10.195cm" svg:x2="21.231cm" svg:y2="14.11cm" draw:start-shape="id165" draw:start-glue-point="9" draw:end-shape="id172" draw:end-glue-point="5">
          <text:p text:style-name="P4"/>
        </draw:connector>
        <draw:connector draw:style-name="gr3" draw:text-style-name="P3" draw:layer="layout" draw:type="line" svg:x1="16.757cm" svg:y1="12.389cm" svg:x2="19.676cm" svg:y2="12.389cm" draw:start-shape="id159" draw:start-glue-point="10" draw:end-shape="id133" draw:end-glue-point="6">
          <text:p text:style-name="P4"/>
        </draw:connector>
        <draw:custom-shape draw:style-name="gr16" draw:text-style-name="P3" draw:id="id164" draw:layer="layout" svg:width="0.38cm" svg:height="0.38cm" svg:x="16.377cm" svg:y="14.05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60" draw:layer="layout" svg:width="0.38cm" svg:height="0.38cm" svg:x="16.377cm" svg:y="13.11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59" draw:layer="layout" svg:width="0.38cm" svg:height="0.38cm" svg:x="16.377cm" svg:y="12.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58" draw:layer="layout" svg:width="0.38cm" svg:height="0.38cm" svg:x="16.377cm" svg:y="11.58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165" draw:layer="layout" svg:width="0.38cm" svg:height="0.38cm" svg:x="19.202cm" svg:y="9.871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161" draw:layer="layout" svg:width="0.38cm" svg:height="0.38cm" svg:x="18.902cm" svg:y="10.971cm">
          <text:p text:style-name="P1"><text:span text:style-name="T6">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72" draw:layer="layout" svg:width="0.38cm" svg:height="0.38cm" svg:x="21.177cm" svg:y="14.05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30" draw:layer="layout" svg:width="0.38cm" svg:height="0.38cm" svg:x="21.177cm" svg:y="13.11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32" draw:layer="layout" svg:width="0.38cm" svg:height="0.38cm" svg:x="21.177cm" svg:y="12.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34" draw:layer="layout" svg:width="0.38cm" svg:height="0.38cm" svg:x="21.177cm" svg:y="11.58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3" draw:layer="layout" draw:type="line" svg:x1="20.056cm" svg:y1="11.773cm" svg:x2="21.177cm" svg:y2="11.773cm" draw:start-shape="id162" draw:start-glue-point="10" draw:end-shape="id134" draw:end-glue-point="6">
          <text:p text:style-name="P4"/>
        </draw:connector>
        <draw:connector draw:style-name="gr3" draw:text-style-name="P3" draw:layer="layout" draw:type="line" svg:x1="20.056cm" svg:y1="12.389cm" svg:x2="21.177cm" svg:y2="12.389cm" draw:start-shape="id133" draw:start-glue-point="10" draw:end-shape="id132" draw:end-glue-point="6">
          <text:p text:style-name="P4"/>
        </draw:connector>
        <draw:connector draw:style-name="gr3" draw:text-style-name="P3" draw:layer="layout" draw:type="line" svg:x1="20.056cm" svg:y1="13.304cm" svg:x2="21.177cm" svg:y2="13.304cm" draw:start-shape="id131" draw:start-glue-point="10" draw:end-shape="id130" draw:end-glue-point="6">
          <text:p text:style-name="P4"/>
        </draw:connector>
        <draw:connector draw:style-name="gr3" draw:text-style-name="P3" draw:layer="layout" draw:type="line" svg:x1="20.056cm" svg:y1="14.245cm" svg:x2="21.177cm" svg:y2="14.245cm" draw:start-shape="id129" draw:start-glue-point="10" draw:end-shape="id172" draw:end-glue-point="6">
          <text:p text:style-name="P4"/>
        </draw:connector>
        <draw:custom-shape draw:style-name="gr1" draw:text-style-name="P2" draw:layer="layout" svg:width="4.15cm" svg:height="6.36cm" svg:x="13.758cm" svg:y="16.555cm">
          <text:p text:style-name="P1"><text:span text:style-name="T1">chunk</text:span><text:span text:style-name="T2">t-1</text:span></text:p>
          <draw:enhanced-geometry svg:viewBox="0 0 21600 21600" draw:path-stretchpoint-x="10800" draw:path-stretchpoint-y="10800" draw:text-areas="?f3 ?f4 ?f5 ?f6" draw:type="round-rectangle" draw:modifiers="3542.60869565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draw:line-skew="-0.215cm 0.358cm" svg:x1="21.556cm" svg:y1="20.703cm" svg:x2="21.365cm" svg:y2="22.271cm" draw:start-shape="id124" draw:start-glue-point="10" draw:end-shape="id173" draw:end-glue-point="4">
          <text:p text:style-name="P4"/>
        </draw:connector>
        <draw:connector draw:style-name="gr4" draw:text-style-name="P3" draw:layer="layout" draw:type="curve" draw:line-skew="0.012cm 0.858cm" svg:x1="21.556cm" svg:y1="19.788cm" svg:x2="21.365cm" svg:y2="22.271cm" draw:start-shape="id126" draw:start-glue-point="10" draw:end-shape="id173" draw:end-glue-point="4">
          <text:p text:style-name="P4"/>
        </draw:connector>
        <draw:connector draw:style-name="gr4" draw:text-style-name="P3" draw:layer="layout" draw:type="curve" draw:line-skew="0.17cm 1.215cm" svg:x1="21.556cm" svg:y1="19.172cm" svg:x2="21.365cm" svg:y2="22.271cm" draw:start-shape="id128" draw:start-glue-point="10" draw:end-shape="id173" draw:end-glue-point="4">
          <text:p text:style-name="P4"/>
        </draw:connector>
        <draw:connector draw:style-name="gr3" draw:text-style-name="P3" draw:layer="layout" draw:type="line" svg:x1="16.756cm" svg:y1="19.172cm" svg:x2="19.675cm" svg:y2="19.788cm" draw:start-shape="id174" draw:start-glue-point="10" draw:end-shape="id127" draw:end-glue-point="6">
          <text:p text:style-name="P4"/>
        </draw:connector>
        <draw:connector draw:style-name="gr2" draw:text-style-name="P3" draw:layer="layout" draw:type="line" svg:x1="16.756cm" svg:y1="19.172cm" svg:x2="19.675cm" svg:y2="20.703cm" draw:start-shape="id174" draw:start-glue-point="10" draw:end-shape="id125" draw:end-glue-point="6">
          <text:p text:style-name="P4"/>
        </draw:connector>
        <draw:connector draw:style-name="gr3" draw:text-style-name="P3" draw:layer="layout" draw:type="line" svg:x1="16.756cm" svg:y1="19.788cm" svg:x2="19.675cm" svg:y2="20.703cm" draw:start-shape="id175" draw:start-glue-point="10" draw:end-shape="id125" draw:end-glue-point="6">
          <text:p text:style-name="P4"/>
        </draw:connector>
        <draw:connector draw:style-name="gr3" draw:text-style-name="P3" draw:layer="layout" draw:type="line" svg:x1="16.756cm" svg:y1="19.172cm" svg:x2="19.675cm" svg:y2="21.644cm" draw:start-shape="id174" draw:start-glue-point="10" draw:end-shape="id123" draw:end-glue-point="6">
          <text:p text:style-name="P4"/>
        </draw:connector>
        <draw:connector draw:style-name="gr2" draw:text-style-name="P3" draw:layer="layout" draw:type="line" svg:x1="16.756cm" svg:y1="19.788cm" svg:x2="19.675cm" svg:y2="21.644cm" draw:start-shape="id175" draw:start-glue-point="10" draw:end-shape="id123" draw:end-glue-point="6">
          <text:p text:style-name="P4"/>
        </draw:connector>
        <draw:connector draw:style-name="gr3" draw:text-style-name="P3" draw:layer="layout" draw:type="line" svg:x1="16.756cm" svg:y1="20.703cm" svg:x2="19.675cm" svg:y2="21.644cm" draw:start-shape="id176" draw:start-glue-point="10" draw:end-shape="id123" draw:end-glue-point="6">
          <text:p text:style-name="P4"/>
        </draw:connector>
        <draw:connector draw:style-name="gr3" draw:text-style-name="P3" draw:layer="layout" draw:type="line" svg:x1="19.225cm" svg:y1="18.694cm" svg:x2="19.729cm" svg:y2="20.568cm" draw:start-shape="id177" draw:start-glue-point="9" draw:end-shape="id125" draw:end-glue-point="5">
          <text:p text:style-name="P4"/>
        </draw:connector>
        <draw:connector draw:style-name="gr3" draw:text-style-name="P3" draw:layer="layout" draw:type="line" svg:x1="19.225cm" svg:y1="18.694cm" svg:x2="19.729cm" svg:y2="19.653cm" draw:start-shape="id177" draw:start-glue-point="9" draw:end-shape="id127" draw:end-glue-point="5">
          <text:p text:style-name="P4"/>
        </draw:connector>
        <draw:connector draw:style-name="gr3" draw:text-style-name="P3" draw:layer="layout" draw:type="line" svg:x1="19.225cm" svg:y1="18.694cm" svg:x2="19.729cm" svg:y2="19.037cm" draw:start-shape="id177" draw:start-glue-point="9" draw:end-shape="id178" draw:end-glue-point="5">
          <text:p text:style-name="P4"/>
        </draw:connector>
        <draw:connector draw:style-name="gr3" draw:text-style-name="P3" draw:layer="layout" draw:type="line" svg:x1="19.225cm" svg:y1="18.694cm" svg:x2="19.729cm" svg:y2="21.509cm" draw:start-shape="id177" draw:start-glue-point="9" draw:end-shape="id123" draw:end-glue-point="5">
          <text:p text:style-name="P4"/>
        </draw:connector>
        <draw:connector draw:style-name="gr5" draw:text-style-name="P3" draw:layer="layout" draw:type="curve" draw:line-skew="-0.215cm 0.358cm" svg:x1="16.756cm" svg:y1="20.703cm" svg:x2="16.565cm" svg:y2="22.271cm" draw:start-shape="id176" draw:start-glue-point="10" draw:end-shape="id179" draw:end-glue-point="4">
          <text:p text:style-name="P4"/>
        </draw:connector>
        <draw:connector draw:style-name="gr5" draw:text-style-name="P3" draw:layer="layout" draw:type="curve" draw:line-skew="0.012cm 0.858cm" svg:x1="16.756cm" svg:y1="19.788cm" svg:x2="16.565cm" svg:y2="22.271cm" draw:start-shape="id175" draw:start-glue-point="10" draw:end-shape="id179" draw:end-glue-point="4">
          <text:p text:style-name="P4"/>
        </draw:connector>
        <draw:connector draw:style-name="gr5" draw:text-style-name="P3" draw:layer="layout" draw:type="curve" draw:line-skew="0.17cm 1.215cm" svg:x1="16.756cm" svg:y1="19.172cm" svg:x2="16.565cm" svg:y2="22.271cm" draw:start-shape="id174" draw:start-glue-point="10" draw:end-shape="id179" draw:end-glue-point="4">
          <text:p text:style-name="P4"/>
        </draw:connector>
        <draw:connector draw:style-name="gr6" draw:text-style-name="P3" draw:layer="layout" draw:type="line" svg:x1="16.7cm" svg:y1="19.037cm" svg:x2="18.955cm" svg:y2="18.694cm" draw:start-shape="id174" draw:start-glue-point="11" draw:end-shape="id177" draw:end-glue-point="7">
          <text:p text:style-name="P4"/>
        </draw:connector>
        <draw:connector draw:style-name="gr6" draw:text-style-name="P3" draw:layer="layout" draw:type="line" svg:x1="16.7cm" svg:y1="19.653cm" svg:x2="18.955cm" svg:y2="18.694cm" draw:start-shape="id175" draw:start-glue-point="11" draw:end-shape="id177" draw:end-glue-point="7">
          <text:p text:style-name="P4"/>
        </draw:connector>
        <draw:connector draw:style-name="gr6" draw:text-style-name="P3" draw:layer="layout" draw:type="line" svg:x1="16.7cm" svg:y1="20.568cm" svg:x2="18.955cm" svg:y2="18.694cm" draw:start-shape="id176" draw:start-glue-point="11" draw:end-shape="id177" draw:end-glue-point="7">
          <text:p text:style-name="P4"/>
        </draw:connector>
        <draw:connector draw:style-name="gr6" draw:text-style-name="P3" draw:layer="layout" draw:type="line" svg:x1="16.7cm" svg:y1="21.509cm" svg:x2="18.955cm" svg:y2="18.694cm" draw:start-shape="id180" draw:start-glue-point="11" draw:end-shape="id177" draw:end-glue-point="7">
          <text:p text:style-name="P4"/>
        </draw:connector>
        <draw:connector draw:style-name="gr6" draw:text-style-name="P3" draw:layer="layout" draw:type="line" svg:x1="16.7cm" svg:y1="19.037cm" svg:x2="19.255cm" svg:y2="17.594cm" draw:start-shape="id174" draw:start-glue-point="11" draw:end-shape="id181" draw:end-glue-point="7">
          <text:p text:style-name="P4"/>
        </draw:connector>
        <draw:connector draw:style-name="gr6" draw:text-style-name="P3" draw:layer="layout" draw:type="line" svg:x1="16.7cm" svg:y1="19.653cm" svg:x2="19.255cm" svg:y2="17.594cm" draw:start-shape="id175" draw:start-glue-point="11" draw:end-shape="id181" draw:end-glue-point="7">
          <text:p text:style-name="P4"/>
        </draw:connector>
        <draw:connector draw:style-name="gr6" draw:text-style-name="P3" draw:layer="layout" draw:type="line" svg:x1="16.7cm" svg:y1="20.568cm" svg:x2="19.255cm" svg:y2="17.594cm" draw:start-shape="id176" draw:start-glue-point="11" draw:end-shape="id181" draw:end-glue-point="7">
          <text:p text:style-name="P4"/>
        </draw:connector>
        <draw:connector draw:style-name="gr6" draw:text-style-name="P3" draw:layer="layout" draw:type="line" svg:x1="16.7cm" svg:y1="21.509cm" svg:x2="19.255cm" svg:y2="17.594cm" draw:start-shape="id180" draw:start-glue-point="11" draw:end-shape="id181" draw:end-glue-point="7">
          <text:p text:style-name="P4"/>
        </draw:connector>
        <draw:frame draw:style-name="gr7" draw:text-style-name="P5" draw:layer="layout" svg:width="0.756cm" svg:height="0.399cm" svg:x="12.452cm" svg:y="22.245cm">
          <draw:text-box>
            <text:p text:style-name="P4"><text:span text:style-name="T3"><text:s/></text:span><text:span text:style-name="T3">w </text:span></text:p>
          </draw:text-box>
        </draw:frame>
        <draw:frame draw:style-name="gr8" draw:text-style-name="P5" draw:layer="layout" svg:width="0.761cm" svg:height="0.502cm" svg:x="12.452cm" svg:y="21.455cm">
          <draw:text-box>
            <text:p text:style-name="P4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9" draw:text-style-name="P5" draw:layer="layout" svg:width="1.061cm" svg:height="0.399cm" svg:x="12.452cm" svg:y="18.361cm">
          <draw:text-box>
            <text:p text:style-name="P4"><text:span text:style-name="T3"><text:s/></text:span><text:span text:style-name="T3">pop </text:span></text:p>
          </draw:text-box>
        </draw:frame>
        <draw:frame draw:style-name="gr10" draw:text-style-name="P5" draw:layer="layout" svg:width="0.761cm" svg:height="0.502cm" svg:x="12.452cm" svg:y="20.514cm">
          <draw:text-box>
            <text:p text:style-name="P4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11" draw:text-style-name="P5" draw:layer="layout" svg:width="0.761cm" svg:height="0.502cm" svg:x="12.452cm" svg:y="19.599cm">
          <draw:text-box>
            <text:p text:style-name="P4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12" draw:text-style-name="P5" draw:layer="layout" svg:width="0.761cm" svg:height="0.502cm" svg:x="12.452cm" svg:y="18.983cm">
          <draw:text-box>
            <text:p text:style-name="P4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3" draw:text-style-name="P3" draw:layer="layout" draw:type="line" svg:x1="14.425cm" svg:y1="18.694cm" svg:x2="14.929cm" svg:y2="20.568cm" draw:start-shape="id182" draw:start-glue-point="9" draw:end-shape="id183" draw:end-glue-point="5">
          <text:p text:style-name="P4"/>
        </draw:connector>
        <draw:connector draw:style-name="gr3" draw:text-style-name="P3" draw:layer="layout" draw:type="line" svg:x1="14.425cm" svg:y1="18.694cm" svg:x2="14.929cm" svg:y2="19.653cm" draw:start-shape="id182" draw:start-glue-point="9" draw:end-shape="id184" draw:end-glue-point="5">
          <text:p text:style-name="P4"/>
        </draw:connector>
        <draw:frame draw:style-name="gr13" draw:text-style-name="P6" draw:layer="layout" svg:width="0.337cm" svg:height="0.502cm" svg:x="20.845cm" svg:y="23.175cm">
          <draw:text-box>
            <text:p text:style-name="P4"><text:span text:style-name="T5">w</text:span><text:span text:style-name="T2">t</text:span></text:p>
          </draw:text-box>
        </draw:frame>
        <draw:frame draw:style-name="gr13" draw:text-style-name="P7" draw:layer="layout" svg:width="0.582cm" svg:height="0.502cm" svg:x="16.027cm" svg:y="23.175cm">
          <draw:text-box>
            <text:p text:style-name="P4"><text:span text:style-name="T5">w</text:span><text:span text:style-name="T2">t-1</text:span></text:p>
          </draw:text-box>
        </draw:frame>
        <draw:connector draw:style-name="gr3" draw:text-style-name="P3" draw:layer="layout" draw:type="line" svg:x1="14.425cm" svg:y1="18.694cm" svg:x2="14.929cm" svg:y2="19.037cm" draw:start-shape="id182" draw:start-glue-point="9" draw:end-shape="id185" draw:end-glue-point="5">
          <text:p text:style-name="P4"/>
        </draw:connector>
        <draw:custom-shape draw:style-name="gr14" draw:text-style-name="P3" draw:id="id182" draw:layer="layout" svg:width="0.38cm" svg:height="0.38cm" svg:x="14.101cm" svg:y="18.3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86" draw:layer="layout" svg:width="0.38cm" svg:height="0.38cm" svg:x="14.875cm" svg:y="21.45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83" draw:layer="layout" svg:width="0.38cm" svg:height="0.38cm" svg:x="14.875cm" svg:y="20.51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84" draw:layer="layout" svg:width="0.38cm" svg:height="0.38cm" svg:x="14.875cm" svg:y="19.59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85" draw:layer="layout" svg:width="0.38cm" svg:height="0.38cm" svg:x="14.875cm" svg:y="18.98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3" draw:layer="layout" draw:type="line" svg:x1="16.756cm" svg:y1="19.172cm" svg:x2="19.675cm" svg:y2="19.172cm" draw:start-shape="id174" draw:start-glue-point="10" draw:end-shape="id178" draw:end-glue-point="6">
          <text:p text:style-name="P4"/>
        </draw:connector>
        <draw:connector draw:style-name="gr3" draw:text-style-name="P3" draw:layer="layout" draw:type="line" svg:x1="16.756cm" svg:y1="20.703cm" svg:x2="19.675cm" svg:y2="20.703cm" draw:start-shape="id176" draw:start-glue-point="10" draw:end-shape="id125" draw:end-glue-point="6">
          <text:p text:style-name="P4"/>
        </draw:connector>
        <draw:connector draw:style-name="gr3" draw:text-style-name="P3" draw:layer="layout" draw:type="line" svg:x1="16.756cm" svg:y1="21.644cm" svg:x2="19.675cm" svg:y2="21.644cm" draw:start-shape="id180" draw:start-glue-point="10" draw:end-shape="id123" draw:end-glue-point="6">
          <text:p text:style-name="P4"/>
        </draw:connector>
        <draw:frame draw:style-name="gr9" draw:text-style-name="P5" draw:layer="layout" svg:width="1.272cm" svg:height="0.399cm" svg:x="12.453cm" svg:y="17.261cm">
          <draw:text-box>
            <text:p text:style-name="P4"><text:span text:style-name="T3"><text:s/></text:span><text:span text:style-name="T3">push </text:span></text:p>
          </draw:text-box>
        </draw:frame>
        <draw:custom-shape draw:style-name="gr14" draw:text-style-name="P3" draw:id="id187" draw:layer="layout" svg:width="0.38cm" svg:height="0.38cm" svg:x="14.401cm" svg:y="17.2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svg:x1="16.565cm" svg:y1="21.835cm" svg:x2="16.565cm" svg:y2="22.271cm" draw:start-shape="id180" draw:start-glue-point="8" draw:end-shape="id179" draw:end-glue-point="4">
          <text:p text:style-name="P4"/>
        </draw:connector>
        <draw:custom-shape draw:style-name="gr15" draw:text-style-name="P3" draw:id="id179" draw:layer="layout" svg:width="0.38cm" svg:height="0.38cm" svg:x="16.376cm" svg:y="22.27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16.43cm" svg:y1="19.923cm" svg:x2="16.565cm" svg:y2="21.455cm" draw:start-shape="id175" draw:start-glue-point="7" draw:end-shape="id180" draw:end-glue-point="4">
          <text:p text:style-name="P4"/>
        </draw:connector>
        <draw:connector draw:style-name="gr5" draw:text-style-name="P3" draw:layer="layout" draw:type="curve" draw:line-skew="0.128cm 0.705cm" svg:x1="16.43cm" svg:y1="19.307cm" svg:x2="16.565cm" svg:y2="21.455cm" draw:start-shape="id174" draw:start-glue-point="7" draw:end-shape="id180" draw:end-glue-point="4">
          <text:p text:style-name="P4"/>
        </draw:connector>
        <draw:connector draw:style-name="gr5" draw:text-style-name="P3" draw:layer="layout" draw:type="curve" svg:x1="16.565cm" svg:y1="20.894cm" svg:x2="16.565cm" svg:y2="21.455cm" draw:start-shape="id176" draw:start-glue-point="8" draw:end-shape="id180" draw:end-glue-point="4">
          <text:p text:style-name="P4"/>
        </draw:connector>
        <draw:connector draw:style-name="gr3" draw:text-style-name="P3" draw:layer="layout" draw:type="line" svg:x1="14.425cm" svg:y1="18.694cm" svg:x2="14.929cm" svg:y2="21.509cm" draw:start-shape="id182" draw:start-glue-point="9" draw:end-shape="id186" draw:end-glue-point="5">
          <text:p text:style-name="P4"/>
        </draw:connector>
        <draw:connector draw:style-name="gr5" draw:text-style-name="P3" draw:layer="layout" draw:type="curve" svg:x1="16.565cm" svg:y1="19.979cm" svg:x2="16.565cm" svg:y2="20.514cm" draw:start-shape="id175" draw:start-glue-point="8" draw:end-shape="id176" draw:end-glue-point="4">
          <text:p text:style-name="P4"/>
        </draw:connector>
        <draw:connector draw:style-name="gr5" draw:text-style-name="P3" draw:layer="layout" draw:type="curve" draw:line-skew="0.403cm 1.82cm" svg:x1="16.43cm" svg:y1="19.307cm" svg:x2="16.565cm" svg:y2="20.514cm" draw:start-shape="id174" draw:start-glue-point="7" draw:end-shape="id176" draw:end-glue-point="4">
          <text:p text:style-name="P4"/>
        </draw:connector>
        <draw:connector draw:style-name="gr3" draw:text-style-name="P3" draw:layer="layout" draw:type="line" svg:x1="14.725cm" svg:y1="17.594cm" svg:x2="16.43cm" svg:y2="20.568cm" draw:start-shape="id187" draw:start-glue-point="9" draw:end-shape="id176" draw:end-glue-point="5">
          <text:p text:style-name="P4"/>
        </draw:connector>
        <draw:connector draw:style-name="gr3" draw:text-style-name="P3" draw:layer="layout" draw:type="line" svg:x1="14.725cm" svg:y1="17.594cm" svg:x2="16.43cm" svg:y2="19.653cm" draw:start-shape="id187" draw:start-glue-point="9" draw:end-shape="id175" draw:end-glue-point="5">
          <text:p text:style-name="P4"/>
        </draw:connector>
        <draw:connector draw:style-name="gr3" draw:text-style-name="P3" draw:layer="layout" draw:type="line" svg:x1="14.725cm" svg:y1="17.594cm" svg:x2="16.43cm" svg:y2="19.037cm" draw:start-shape="id187" draw:start-glue-point="9" draw:end-shape="id174" draw:end-glue-point="5">
          <text:p text:style-name="P4"/>
        </draw:connector>
        <draw:connector draw:style-name="gr3" draw:text-style-name="P3" draw:layer="layout" draw:type="line" svg:x1="15.255cm" svg:y1="19.172cm" svg:x2="16.376cm" svg:y2="19.172cm" draw:start-shape="id185" draw:start-glue-point="10" draw:end-shape="id174" draw:end-glue-point="6">
          <text:p text:style-name="P4"/>
        </draw:connector>
        <draw:connector draw:style-name="gr3" draw:text-style-name="P3" draw:layer="layout" draw:type="line" svg:x1="15.255cm" svg:y1="19.788cm" svg:x2="16.376cm" svg:y2="19.172cm" draw:start-shape="id184" draw:start-glue-point="10" draw:end-shape="id174" draw:end-glue-point="6">
          <text:p text:style-name="P4"/>
        </draw:connector>
        <draw:connector draw:style-name="gr3" draw:text-style-name="P3" draw:layer="layout" draw:type="line" svg:x1="15.255cm" svg:y1="19.788cm" svg:x2="16.376cm" svg:y2="19.788cm" draw:start-shape="id184" draw:start-glue-point="10" draw:end-shape="id175" draw:end-glue-point="6">
          <text:p text:style-name="P4"/>
        </draw:connector>
        <draw:connector draw:style-name="gr3" draw:text-style-name="P3" draw:layer="layout" draw:type="line" svg:x1="15.255cm" svg:y1="20.703cm" svg:x2="16.376cm" svg:y2="19.788cm" draw:start-shape="id183" draw:start-glue-point="10" draw:end-shape="id175" draw:end-glue-point="6">
          <text:p text:style-name="P4"/>
        </draw:connector>
        <draw:connector draw:style-name="gr3" draw:text-style-name="P3" draw:layer="layout" draw:type="line" svg:x1="15.255cm" svg:y1="20.703cm" svg:x2="16.376cm" svg:y2="20.703cm" draw:start-shape="id183" draw:start-glue-point="10" draw:end-shape="id176" draw:end-glue-point="6">
          <text:p text:style-name="P4"/>
        </draw:connector>
        <draw:connector draw:style-name="gr3" draw:text-style-name="P3" draw:layer="layout" draw:type="line" svg:x1="15.255cm" svg:y1="21.644cm" svg:x2="16.376cm" svg:y2="20.703cm" draw:start-shape="id186" draw:start-glue-point="10" draw:end-shape="id176" draw:end-glue-point="6">
          <text:p text:style-name="P4"/>
        </draw:connector>
        <draw:connector draw:style-name="gr3" draw:text-style-name="P3" draw:layer="layout" draw:type="line" svg:x1="15.255cm" svg:y1="21.644cm" svg:x2="16.376cm" svg:y2="21.644cm" draw:start-shape="id186" draw:start-glue-point="10" draw:end-shape="id180" draw:end-glue-point="6">
          <text:p text:style-name="P4"/>
        </draw:connector>
        <draw:connector draw:style-name="gr3" draw:text-style-name="P3" draw:layer="layout" draw:type="line" svg:x1="14.725cm" svg:y1="17.594cm" svg:x2="16.43cm" svg:y2="21.509cm" draw:start-shape="id187" draw:start-glue-point="9" draw:end-shape="id180" draw:end-glue-point="5">
          <text:p text:style-name="P4"/>
        </draw:connector>
        <draw:custom-shape draw:style-name="gr16" draw:text-style-name="P3" draw:id="id123" draw:layer="layout" svg:width="0.38cm" svg:height="0.38cm" svg:x="19.675cm" svg:y="21.45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25" draw:layer="layout" svg:width="0.38cm" svg:height="0.38cm" svg:x="19.675cm" svg:y="20.51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27" draw:layer="layout" svg:width="0.38cm" svg:height="0.38cm" svg:x="19.675cm" svg:y="19.59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78" draw:layer="layout" svg:width="0.38cm" svg:height="0.38cm" svg:x="19.675cm" svg:y="18.98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svg:x1="21.365cm" svg:y1="21.835cm" svg:x2="21.365cm" svg:y2="22.271cm" draw:start-shape="id188" draw:start-glue-point="8" draw:end-shape="id173" draw:end-glue-point="4">
          <text:p text:style-name="P4"/>
        </draw:connector>
        <draw:custom-shape draw:style-name="gr17" draw:text-style-name="P3" draw:id="id173" draw:layer="layout" svg:width="0.38cm" svg:height="0.38cm" svg:x="21.176cm" svg:y="22.27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draw:line-skew="0.326cm 0.326cm" svg:x1="21.23cm" svg:y1="19.923cm" svg:x2="21.365cm" svg:y2="21.455cm" draw:start-shape="id126" draw:start-glue-point="7" draw:end-shape="id188" draw:end-glue-point="4">
          <text:p text:style-name="P4"/>
        </draw:connector>
        <draw:connector draw:style-name="gr4" draw:text-style-name="P3" draw:layer="layout" draw:type="curve" draw:line-skew="0.128cm 0.705cm" svg:x1="21.23cm" svg:y1="19.307cm" svg:x2="21.365cm" svg:y2="21.455cm" draw:start-shape="id128" draw:start-glue-point="7" draw:end-shape="id188" draw:end-glue-point="4">
          <text:p text:style-name="P4"/>
        </draw:connector>
        <draw:connector draw:style-name="gr4" draw:text-style-name="P3" draw:layer="layout" draw:type="curve" svg:x1="21.365cm" svg:y1="20.894cm" svg:x2="21.365cm" svg:y2="21.455cm" draw:start-shape="id124" draw:start-glue-point="8" draw:end-shape="id188" draw:end-glue-point="4">
          <text:p text:style-name="P4"/>
        </draw:connector>
        <draw:connector draw:style-name="gr5" draw:text-style-name="P3" draw:layer="layout" draw:type="curve" svg:x1="21.365cm" svg:y1="19.979cm" svg:x2="21.365cm" svg:y2="20.514cm" draw:start-shape="id126" draw:start-glue-point="8" draw:end-shape="id124" draw:end-glue-point="4">
          <text:p text:style-name="P4"/>
        </draw:connector>
        <draw:connector draw:style-name="gr5" draw:text-style-name="P3" draw:layer="layout" draw:type="curve" draw:line-skew="0.403cm 1.82cm" svg:x1="21.23cm" svg:y1="19.307cm" svg:x2="21.365cm" svg:y2="20.514cm" draw:start-shape="id128" draw:start-glue-point="7" draw:end-shape="id124" draw:end-glue-point="4">
          <text:p text:style-name="P4"/>
        </draw:connector>
        <draw:connector draw:style-name="gr3" draw:text-style-name="P3" draw:layer="layout" draw:type="line" svg:x1="19.525cm" svg:y1="17.594cm" svg:x2="21.23cm" svg:y2="20.568cm" draw:start-shape="id181" draw:start-glue-point="9" draw:end-shape="id124" draw:end-glue-point="5">
          <text:p text:style-name="P4"/>
        </draw:connector>
        <draw:connector draw:style-name="gr3" draw:text-style-name="P3" draw:layer="layout" draw:type="line" svg:x1="19.525cm" svg:y1="17.594cm" svg:x2="21.23cm" svg:y2="19.653cm" draw:start-shape="id181" draw:start-glue-point="9" draw:end-shape="id126" draw:end-glue-point="5">
          <text:p text:style-name="P4"/>
        </draw:connector>
        <draw:connector draw:style-name="gr3" draw:text-style-name="P3" draw:layer="layout" draw:type="line" svg:x1="19.525cm" svg:y1="17.594cm" svg:x2="21.23cm" svg:y2="19.037cm" draw:start-shape="id181" draw:start-glue-point="9" draw:end-shape="id128" draw:end-glue-point="5">
          <text:p text:style-name="P4"/>
        </draw:connector>
        <draw:connector draw:style-name="gr3" draw:text-style-name="P3" draw:layer="layout" draw:type="line" svg:x1="19.525cm" svg:y1="17.594cm" svg:x2="21.23cm" svg:y2="21.509cm" draw:start-shape="id181" draw:start-glue-point="9" draw:end-shape="id188" draw:end-glue-point="5">
          <text:p text:style-name="P4"/>
        </draw:connector>
        <draw:connector draw:style-name="gr3" draw:text-style-name="P3" draw:layer="layout" draw:type="line" svg:x1="16.756cm" svg:y1="19.788cm" svg:x2="19.675cm" svg:y2="19.788cm" draw:start-shape="id175" draw:start-glue-point="10" draw:end-shape="id127" draw:end-glue-point="6">
          <text:p text:style-name="P4"/>
        </draw:connector>
        <draw:custom-shape draw:style-name="gr16" draw:text-style-name="P3" draw:id="id180" draw:layer="layout" svg:width="0.38cm" svg:height="0.38cm" svg:x="16.376cm" svg:y="21.45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76" draw:layer="layout" svg:width="0.38cm" svg:height="0.38cm" svg:x="16.376cm" svg:y="20.51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75" draw:layer="layout" svg:width="0.38cm" svg:height="0.38cm" svg:x="16.376cm" svg:y="19.59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74" draw:layer="layout" svg:width="0.38cm" svg:height="0.38cm" svg:x="16.376cm" svg:y="18.98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181" draw:layer="layout" svg:width="0.38cm" svg:height="0.38cm" svg:x="19.201cm" svg:y="17.27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177" draw:layer="layout" svg:width="0.38cm" svg:height="0.38cm" svg:x="18.901cm" svg:y="18.37cm">
          <text:p text:style-name="P1"><text:span text:style-name="T6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88" draw:layer="layout" svg:width="0.38cm" svg:height="0.38cm" svg:x="21.176cm" svg:y="21.45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24" draw:layer="layout" svg:width="0.38cm" svg:height="0.38cm" svg:x="21.176cm" svg:y="20.51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26" draw:layer="layout" svg:width="0.38cm" svg:height="0.38cm" svg:x="21.176cm" svg:y="19.59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28" draw:layer="layout" svg:width="0.38cm" svg:height="0.38cm" svg:x="21.176cm" svg:y="18.98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3" draw:layer="layout" draw:type="line" svg:x1="20.055cm" svg:y1="19.172cm" svg:x2="21.176cm" svg:y2="19.172cm" draw:start-shape="id178" draw:start-glue-point="10" draw:end-shape="id128" draw:end-glue-point="6">
          <text:p text:style-name="P4"/>
        </draw:connector>
        <draw:connector draw:style-name="gr3" draw:text-style-name="P3" draw:layer="layout" draw:type="line" svg:x1="20.055cm" svg:y1="19.788cm" svg:x2="21.176cm" svg:y2="19.788cm" draw:start-shape="id127" draw:start-glue-point="10" draw:end-shape="id126" draw:end-glue-point="6">
          <text:p text:style-name="P4"/>
        </draw:connector>
        <draw:connector draw:style-name="gr3" draw:text-style-name="P3" draw:layer="layout" draw:type="line" svg:x1="20.055cm" svg:y1="20.703cm" svg:x2="21.176cm" svg:y2="20.703cm" draw:start-shape="id125" draw:start-glue-point="10" draw:end-shape="id124" draw:end-glue-point="6">
          <text:p text:style-name="P4"/>
        </draw:connector>
        <draw:connector draw:style-name="gr3" draw:text-style-name="P3" draw:layer="layout" draw:type="line" svg:x1="20.055cm" svg:y1="21.644cm" svg:x2="21.176cm" svg:y2="21.644cm" draw:start-shape="id123" draw:start-glue-point="10" draw:end-shape="id188" draw:end-glue-point="6">
          <text:p text:style-name="P4"/>
        </draw:connector>
        <draw:custom-shape draw:style-name="gr1" draw:text-style-name="P2" draw:layer="layout" svg:width="4.15cm" svg:height="6.36cm" svg:x="13.759cm" svg:y="23.956cm">
          <text:p text:style-name="P1"><text:span text:style-name="T1">chunk</text:span><text:span text:style-name="T2">t-1</text:span></text:p>
          <draw:enhanced-geometry svg:viewBox="0 0 21600 21600" draw:path-stretchpoint-x="10800" draw:path-stretchpoint-y="10800" draw:text-areas="?f3 ?f4 ?f5 ?f6" draw:type="round-rectangle" draw:modifiers="3542.60869565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draw:line-skew="-0.215cm 0.358cm" svg:x1="21.557cm" svg:y1="28.104cm" svg:x2="21.366cm" svg:y2="29.672cm" draw:start-shape="id118" draw:start-glue-point="10" draw:end-shape="id189" draw:end-glue-point="4">
          <text:p text:style-name="P4"/>
        </draw:connector>
        <draw:connector draw:style-name="gr4" draw:text-style-name="P3" draw:layer="layout" draw:type="curve" draw:line-skew="0.012cm 0.858cm" svg:x1="21.557cm" svg:y1="27.189cm" svg:x2="21.366cm" svg:y2="29.672cm" draw:start-shape="id120" draw:start-glue-point="10" draw:end-shape="id189" draw:end-glue-point="4">
          <text:p text:style-name="P4"/>
        </draw:connector>
        <draw:connector draw:style-name="gr4" draw:text-style-name="P3" draw:layer="layout" draw:type="curve" draw:line-skew="0.17cm 1.215cm" svg:x1="21.557cm" svg:y1="26.573cm" svg:x2="21.366cm" svg:y2="29.672cm" draw:start-shape="id122" draw:start-glue-point="10" draw:end-shape="id189" draw:end-glue-point="4">
          <text:p text:style-name="P4"/>
        </draw:connector>
        <draw:connector draw:style-name="gr3" draw:text-style-name="P3" draw:layer="layout" draw:type="line" svg:x1="16.757cm" svg:y1="26.573cm" svg:x2="19.676cm" svg:y2="27.189cm" draw:start-shape="id190" draw:start-glue-point="10" draw:end-shape="id121" draw:end-glue-point="6">
          <text:p text:style-name="P4"/>
        </draw:connector>
        <draw:connector draw:style-name="gr3" draw:text-style-name="P3" draw:layer="layout" draw:type="line" svg:x1="16.757cm" svg:y1="26.573cm" svg:x2="19.676cm" svg:y2="28.104cm" draw:start-shape="id190" draw:start-glue-point="10" draw:end-shape="id119" draw:end-glue-point="6">
          <text:p text:style-name="P4"/>
        </draw:connector>
        <draw:connector draw:style-name="gr3" draw:text-style-name="P3" draw:layer="layout" draw:type="line" svg:x1="16.757cm" svg:y1="27.189cm" svg:x2="19.676cm" svg:y2="28.104cm" draw:start-shape="id191" draw:start-glue-point="10" draw:end-shape="id119" draw:end-glue-point="6">
          <text:p text:style-name="P4"/>
        </draw:connector>
        <draw:connector draw:style-name="gr2" draw:text-style-name="P3" draw:layer="layout" draw:type="line" svg:x1="16.757cm" svg:y1="26.573cm" svg:x2="19.676cm" svg:y2="29.045cm" draw:start-shape="id190" draw:start-glue-point="10" draw:end-shape="id117" draw:end-glue-point="6">
          <text:p text:style-name="P4"/>
        </draw:connector>
        <draw:connector draw:style-name="gr3" draw:text-style-name="P3" draw:layer="layout" draw:type="line" svg:x1="16.757cm" svg:y1="27.189cm" svg:x2="19.676cm" svg:y2="29.045cm" draw:start-shape="id191" draw:start-glue-point="10" draw:end-shape="id117" draw:end-glue-point="6">
          <text:p text:style-name="P4"/>
        </draw:connector>
        <draw:connector draw:style-name="gr3" draw:text-style-name="P3" draw:layer="layout" draw:type="line" svg:x1="16.757cm" svg:y1="28.104cm" svg:x2="19.676cm" svg:y2="29.045cm" draw:start-shape="id192" draw:start-glue-point="10" draw:end-shape="id117" draw:end-glue-point="6">
          <text:p text:style-name="P4"/>
        </draw:connector>
        <draw:connector draw:style-name="gr3" draw:text-style-name="P3" draw:layer="layout" draw:type="line" svg:x1="19.226cm" svg:y1="26.095cm" svg:x2="19.73cm" svg:y2="27.969cm" draw:start-shape="id193" draw:start-glue-point="9" draw:end-shape="id119" draw:end-glue-point="5">
          <text:p text:style-name="P4"/>
        </draw:connector>
        <draw:connector draw:style-name="gr3" draw:text-style-name="P3" draw:layer="layout" draw:type="line" svg:x1="19.226cm" svg:y1="26.095cm" svg:x2="19.73cm" svg:y2="27.054cm" draw:start-shape="id193" draw:start-glue-point="9" draw:end-shape="id121" draw:end-glue-point="5">
          <text:p text:style-name="P4"/>
        </draw:connector>
        <draw:connector draw:style-name="gr3" draw:text-style-name="P3" draw:layer="layout" draw:type="line" svg:x1="19.226cm" svg:y1="26.095cm" svg:x2="19.73cm" svg:y2="26.438cm" draw:start-shape="id193" draw:start-glue-point="9" draw:end-shape="id194" draw:end-glue-point="5">
          <text:p text:style-name="P4"/>
        </draw:connector>
        <draw:connector draw:style-name="gr3" draw:text-style-name="P3" draw:layer="layout" draw:type="line" svg:x1="19.226cm" svg:y1="26.095cm" svg:x2="19.73cm" svg:y2="28.91cm" draw:start-shape="id193" draw:start-glue-point="9" draw:end-shape="id117" draw:end-glue-point="5">
          <text:p text:style-name="P4"/>
        </draw:connector>
        <draw:connector draw:style-name="gr5" draw:text-style-name="P3" draw:layer="layout" draw:type="curve" draw:line-skew="-0.215cm 0.358cm" svg:x1="16.757cm" svg:y1="28.104cm" svg:x2="16.566cm" svg:y2="29.672cm" draw:start-shape="id192" draw:start-glue-point="10" draw:end-shape="id195" draw:end-glue-point="4">
          <text:p text:style-name="P4"/>
        </draw:connector>
        <draw:connector draw:style-name="gr5" draw:text-style-name="P3" draw:layer="layout" draw:type="curve" draw:line-skew="0.012cm 0.858cm" svg:x1="16.757cm" svg:y1="27.189cm" svg:x2="16.566cm" svg:y2="29.672cm" draw:start-shape="id191" draw:start-glue-point="10" draw:end-shape="id195" draw:end-glue-point="4">
          <text:p text:style-name="P4"/>
        </draw:connector>
        <draw:connector draw:style-name="gr5" draw:text-style-name="P3" draw:layer="layout" draw:type="curve" draw:line-skew="0.17cm 1.215cm" svg:x1="16.757cm" svg:y1="26.573cm" svg:x2="16.566cm" svg:y2="29.672cm" draw:start-shape="id190" draw:start-glue-point="10" draw:end-shape="id195" draw:end-glue-point="4">
          <text:p text:style-name="P4"/>
        </draw:connector>
        <draw:connector draw:style-name="gr6" draw:text-style-name="P3" draw:layer="layout" draw:type="line" svg:x1="16.701cm" svg:y1="26.438cm" svg:x2="18.956cm" svg:y2="26.095cm" draw:start-shape="id190" draw:start-glue-point="11" draw:end-shape="id193" draw:end-glue-point="7">
          <text:p text:style-name="P4"/>
        </draw:connector>
        <draw:connector draw:style-name="gr6" draw:text-style-name="P3" draw:layer="layout" draw:type="line" svg:x1="16.701cm" svg:y1="27.054cm" svg:x2="18.956cm" svg:y2="26.095cm" draw:start-shape="id191" draw:start-glue-point="11" draw:end-shape="id193" draw:end-glue-point="7">
          <text:p text:style-name="P4"/>
        </draw:connector>
        <draw:connector draw:style-name="gr6" draw:text-style-name="P3" draw:layer="layout" draw:type="line" svg:x1="16.701cm" svg:y1="27.969cm" svg:x2="18.956cm" svg:y2="26.095cm" draw:start-shape="id192" draw:start-glue-point="11" draw:end-shape="id193" draw:end-glue-point="7">
          <text:p text:style-name="P4"/>
        </draw:connector>
        <draw:connector draw:style-name="gr6" draw:text-style-name="P3" draw:layer="layout" draw:type="line" svg:x1="16.701cm" svg:y1="28.91cm" svg:x2="18.956cm" svg:y2="26.095cm" draw:start-shape="id196" draw:start-glue-point="11" draw:end-shape="id193" draw:end-glue-point="7">
          <text:p text:style-name="P4"/>
        </draw:connector>
        <draw:connector draw:style-name="gr6" draw:text-style-name="P3" draw:layer="layout" draw:type="line" svg:x1="16.701cm" svg:y1="26.438cm" svg:x2="19.256cm" svg:y2="24.995cm" draw:start-shape="id190" draw:start-glue-point="11" draw:end-shape="id197" draw:end-glue-point="7">
          <text:p text:style-name="P4"/>
        </draw:connector>
        <draw:connector draw:style-name="gr6" draw:text-style-name="P3" draw:layer="layout" draw:type="line" svg:x1="16.701cm" svg:y1="27.054cm" svg:x2="19.256cm" svg:y2="24.995cm" draw:start-shape="id191" draw:start-glue-point="11" draw:end-shape="id197" draw:end-glue-point="7">
          <text:p text:style-name="P4"/>
        </draw:connector>
        <draw:connector draw:style-name="gr6" draw:text-style-name="P3" draw:layer="layout" draw:type="line" svg:x1="16.701cm" svg:y1="27.969cm" svg:x2="19.256cm" svg:y2="24.995cm" draw:start-shape="id192" draw:start-glue-point="11" draw:end-shape="id197" draw:end-glue-point="7">
          <text:p text:style-name="P4"/>
        </draw:connector>
        <draw:connector draw:style-name="gr6" draw:text-style-name="P3" draw:layer="layout" draw:type="line" svg:x1="16.701cm" svg:y1="28.91cm" svg:x2="19.256cm" svg:y2="24.995cm" draw:start-shape="id196" draw:start-glue-point="11" draw:end-shape="id197" draw:end-glue-point="7">
          <text:p text:style-name="P4"/>
        </draw:connector>
        <draw:frame draw:style-name="gr7" draw:text-style-name="P5" draw:layer="layout" svg:width="0.756cm" svg:height="0.399cm" svg:x="12.453cm" svg:y="29.646cm">
          <draw:text-box>
            <text:p text:style-name="P4"><text:span text:style-name="T3"><text:s/></text:span><text:span text:style-name="T3">w </text:span></text:p>
          </draw:text-box>
        </draw:frame>
        <draw:frame draw:style-name="gr8" draw:text-style-name="P5" draw:layer="layout" svg:width="0.761cm" svg:height="0.502cm" svg:x="12.453cm" svg:y="28.856cm">
          <draw:text-box>
            <text:p text:style-name="P4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9" draw:text-style-name="P5" draw:layer="layout" svg:width="1.061cm" svg:height="0.399cm" svg:x="12.453cm" svg:y="25.762cm">
          <draw:text-box>
            <text:p text:style-name="P4"><text:span text:style-name="T3"><text:s/></text:span><text:span text:style-name="T3">pop </text:span></text:p>
          </draw:text-box>
        </draw:frame>
        <draw:frame draw:style-name="gr10" draw:text-style-name="P5" draw:layer="layout" svg:width="0.761cm" svg:height="0.502cm" svg:x="12.453cm" svg:y="27.915cm">
          <draw:text-box>
            <text:p text:style-name="P4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11" draw:text-style-name="P5" draw:layer="layout" svg:width="0.761cm" svg:height="0.502cm" svg:x="12.453cm" svg:y="27cm">
          <draw:text-box>
            <text:p text:style-name="P4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12" draw:text-style-name="P5" draw:layer="layout" svg:width="0.761cm" svg:height="0.502cm" svg:x="12.453cm" svg:y="26.384cm">
          <draw:text-box>
            <text:p text:style-name="P4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3" draw:text-style-name="P3" draw:layer="layout" draw:type="line" svg:x1="14.426cm" svg:y1="26.095cm" svg:x2="14.93cm" svg:y2="27.969cm" draw:start-shape="id198" draw:start-glue-point="9" draw:end-shape="id199" draw:end-glue-point="5">
          <text:p text:style-name="P4"/>
        </draw:connector>
        <draw:connector draw:style-name="gr3" draw:text-style-name="P3" draw:layer="layout" draw:type="line" svg:x1="14.426cm" svg:y1="26.095cm" svg:x2="14.93cm" svg:y2="27.054cm" draw:start-shape="id198" draw:start-glue-point="9" draw:end-shape="id200" draw:end-glue-point="5">
          <text:p text:style-name="P4"/>
        </draw:connector>
        <draw:frame draw:style-name="gr13" draw:text-style-name="P6" draw:layer="layout" svg:width="0.337cm" svg:height="0.502cm" svg:x="20.846cm" svg:y="30.576cm">
          <draw:text-box>
            <text:p text:style-name="P4"><text:span text:style-name="T5">w</text:span><text:span text:style-name="T2">t</text:span></text:p>
          </draw:text-box>
        </draw:frame>
        <draw:frame draw:style-name="gr13" draw:text-style-name="P7" draw:layer="layout" svg:width="0.582cm" svg:height="0.502cm" svg:x="16.028cm" svg:y="30.576cm">
          <draw:text-box>
            <text:p text:style-name="P4"><text:span text:style-name="T5">w</text:span><text:span text:style-name="T2">t-1</text:span></text:p>
          </draw:text-box>
        </draw:frame>
        <draw:connector draw:style-name="gr3" draw:text-style-name="P3" draw:layer="layout" draw:type="line" svg:x1="14.426cm" svg:y1="26.095cm" svg:x2="14.93cm" svg:y2="26.438cm" draw:start-shape="id198" draw:start-glue-point="9" draw:end-shape="id201" draw:end-glue-point="5">
          <text:p text:style-name="P4"/>
        </draw:connector>
        <draw:custom-shape draw:style-name="gr14" draw:text-style-name="P3" draw:id="id198" draw:layer="layout" svg:width="0.38cm" svg:height="0.38cm" svg:x="14.102cm" svg:y="25.77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202" draw:layer="layout" svg:width="0.38cm" svg:height="0.38cm" svg:x="14.876cm" svg:y="28.85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199" draw:layer="layout" svg:width="0.38cm" svg:height="0.38cm" svg:x="14.876cm" svg:y="27.91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200" draw:layer="layout" svg:width="0.38cm" svg:height="0.38cm" svg:x="14.876cm" svg:y="2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201" draw:layer="layout" svg:width="0.38cm" svg:height="0.38cm" svg:x="14.876cm" svg:y="26.38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3" draw:layer="layout" draw:type="line" svg:x1="16.757cm" svg:y1="26.573cm" svg:x2="19.676cm" svg:y2="26.573cm" draw:start-shape="id190" draw:start-glue-point="10" draw:end-shape="id194" draw:end-glue-point="6">
          <text:p text:style-name="P4"/>
        </draw:connector>
        <draw:connector draw:style-name="gr3" draw:text-style-name="P3" draw:layer="layout" draw:type="line" svg:x1="16.757cm" svg:y1="28.104cm" svg:x2="19.676cm" svg:y2="28.104cm" draw:start-shape="id192" draw:start-glue-point="10" draw:end-shape="id119" draw:end-glue-point="6">
          <text:p text:style-name="P4"/>
        </draw:connector>
        <draw:connector draw:style-name="gr3" draw:text-style-name="P3" draw:layer="layout" draw:type="line" svg:x1="16.757cm" svg:y1="29.045cm" svg:x2="19.676cm" svg:y2="29.045cm" draw:start-shape="id196" draw:start-glue-point="10" draw:end-shape="id117" draw:end-glue-point="6">
          <text:p text:style-name="P4"/>
        </draw:connector>
        <draw:frame draw:style-name="gr9" draw:text-style-name="P5" draw:layer="layout" svg:width="1.272cm" svg:height="0.399cm" svg:x="12.454cm" svg:y="24.662cm">
          <draw:text-box>
            <text:p text:style-name="P4"><text:span text:style-name="T3"><text:s/></text:span><text:span text:style-name="T3">push </text:span></text:p>
          </draw:text-box>
        </draw:frame>
        <draw:custom-shape draw:style-name="gr14" draw:text-style-name="P3" draw:id="id203" draw:layer="layout" svg:width="0.38cm" svg:height="0.38cm" svg:x="14.402cm" svg:y="24.67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svg:x1="16.566cm" svg:y1="29.236cm" svg:x2="16.566cm" svg:y2="29.672cm" draw:start-shape="id196" draw:start-glue-point="8" draw:end-shape="id195" draw:end-glue-point="4">
          <text:p text:style-name="P4"/>
        </draw:connector>
        <draw:custom-shape draw:style-name="gr15" draw:text-style-name="P3" draw:id="id195" draw:layer="layout" svg:width="0.38cm" svg:height="0.38cm" svg:x="16.377cm" svg:y="29.67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16.431cm" svg:y1="27.324cm" svg:x2="16.566cm" svg:y2="28.856cm" draw:start-shape="id191" draw:start-glue-point="7" draw:end-shape="id196" draw:end-glue-point="4">
          <text:p text:style-name="P4"/>
        </draw:connector>
        <draw:connector draw:style-name="gr5" draw:text-style-name="P3" draw:layer="layout" draw:type="curve" draw:line-skew="0.128cm 0.705cm" svg:x1="16.431cm" svg:y1="26.708cm" svg:x2="16.566cm" svg:y2="28.856cm" draw:start-shape="id190" draw:start-glue-point="7" draw:end-shape="id196" draw:end-glue-point="4">
          <text:p text:style-name="P4"/>
        </draw:connector>
        <draw:connector draw:style-name="gr5" draw:text-style-name="P3" draw:layer="layout" draw:type="curve" svg:x1="16.566cm" svg:y1="28.295cm" svg:x2="16.566cm" svg:y2="28.856cm" draw:start-shape="id192" draw:start-glue-point="8" draw:end-shape="id196" draw:end-glue-point="4">
          <text:p text:style-name="P4"/>
        </draw:connector>
        <draw:connector draw:style-name="gr3" draw:text-style-name="P3" draw:layer="layout" draw:type="line" svg:x1="14.426cm" svg:y1="26.095cm" svg:x2="14.93cm" svg:y2="28.91cm" draw:start-shape="id198" draw:start-glue-point="9" draw:end-shape="id202" draw:end-glue-point="5">
          <text:p text:style-name="P4"/>
        </draw:connector>
        <draw:connector draw:style-name="gr5" draw:text-style-name="P3" draw:layer="layout" draw:type="curve" svg:x1="16.566cm" svg:y1="27.38cm" svg:x2="16.566cm" svg:y2="27.915cm" draw:start-shape="id191" draw:start-glue-point="8" draw:end-shape="id192" draw:end-glue-point="4">
          <text:p text:style-name="P4"/>
        </draw:connector>
        <draw:connector draw:style-name="gr5" draw:text-style-name="P3" draw:layer="layout" draw:type="curve" draw:line-skew="0.403cm 1.82cm" svg:x1="16.431cm" svg:y1="26.708cm" svg:x2="16.566cm" svg:y2="27.915cm" draw:start-shape="id190" draw:start-glue-point="7" draw:end-shape="id192" draw:end-glue-point="4">
          <text:p text:style-name="P4"/>
        </draw:connector>
        <draw:connector draw:style-name="gr3" draw:text-style-name="P3" draw:layer="layout" draw:type="line" svg:x1="14.726cm" svg:y1="24.995cm" svg:x2="16.431cm" svg:y2="27.969cm" draw:start-shape="id203" draw:start-glue-point="9" draw:end-shape="id192" draw:end-glue-point="5">
          <text:p text:style-name="P4"/>
        </draw:connector>
        <draw:connector draw:style-name="gr3" draw:text-style-name="P3" draw:layer="layout" draw:type="line" svg:x1="14.726cm" svg:y1="24.995cm" svg:x2="16.431cm" svg:y2="27.054cm" draw:start-shape="id203" draw:start-glue-point="9" draw:end-shape="id191" draw:end-glue-point="5">
          <text:p text:style-name="P4"/>
        </draw:connector>
        <draw:connector draw:style-name="gr3" draw:text-style-name="P3" draw:layer="layout" draw:type="line" svg:x1="14.726cm" svg:y1="24.995cm" svg:x2="16.431cm" svg:y2="26.438cm" draw:start-shape="id203" draw:start-glue-point="9" draw:end-shape="id190" draw:end-glue-point="5">
          <text:p text:style-name="P4"/>
        </draw:connector>
        <draw:connector draw:style-name="gr3" draw:text-style-name="P3" draw:layer="layout" draw:type="line" svg:x1="15.256cm" svg:y1="26.573cm" svg:x2="16.377cm" svg:y2="26.573cm" draw:start-shape="id201" draw:start-glue-point="10" draw:end-shape="id190" draw:end-glue-point="6">
          <text:p text:style-name="P4"/>
        </draw:connector>
        <draw:connector draw:style-name="gr3" draw:text-style-name="P3" draw:layer="layout" draw:type="line" svg:x1="15.256cm" svg:y1="27.189cm" svg:x2="16.377cm" svg:y2="26.573cm" draw:start-shape="id200" draw:start-glue-point="10" draw:end-shape="id190" draw:end-glue-point="6">
          <text:p text:style-name="P4"/>
        </draw:connector>
        <draw:connector draw:style-name="gr3" draw:text-style-name="P3" draw:layer="layout" draw:type="line" svg:x1="15.256cm" svg:y1="27.189cm" svg:x2="16.377cm" svg:y2="27.189cm" draw:start-shape="id200" draw:start-glue-point="10" draw:end-shape="id191" draw:end-glue-point="6">
          <text:p text:style-name="P4"/>
        </draw:connector>
        <draw:connector draw:style-name="gr3" draw:text-style-name="P3" draw:layer="layout" draw:type="line" svg:x1="15.256cm" svg:y1="28.104cm" svg:x2="16.377cm" svg:y2="27.189cm" draw:start-shape="id199" draw:start-glue-point="10" draw:end-shape="id191" draw:end-glue-point="6">
          <text:p text:style-name="P4"/>
        </draw:connector>
        <draw:connector draw:style-name="gr3" draw:text-style-name="P3" draw:layer="layout" draw:type="line" svg:x1="15.256cm" svg:y1="28.104cm" svg:x2="16.377cm" svg:y2="28.104cm" draw:start-shape="id199" draw:start-glue-point="10" draw:end-shape="id192" draw:end-glue-point="6">
          <text:p text:style-name="P4"/>
        </draw:connector>
        <draw:connector draw:style-name="gr3" draw:text-style-name="P3" draw:layer="layout" draw:type="line" svg:x1="15.256cm" svg:y1="29.045cm" svg:x2="16.377cm" svg:y2="28.104cm" draw:start-shape="id202" draw:start-glue-point="10" draw:end-shape="id192" draw:end-glue-point="6">
          <text:p text:style-name="P4"/>
        </draw:connector>
        <draw:connector draw:style-name="gr3" draw:text-style-name="P3" draw:layer="layout" draw:type="line" svg:x1="15.256cm" svg:y1="29.045cm" svg:x2="16.377cm" svg:y2="29.045cm" draw:start-shape="id202" draw:start-glue-point="10" draw:end-shape="id196" draw:end-glue-point="6">
          <text:p text:style-name="P4"/>
        </draw:connector>
        <draw:connector draw:style-name="gr3" draw:text-style-name="P3" draw:layer="layout" draw:type="line" svg:x1="14.726cm" svg:y1="24.995cm" svg:x2="16.431cm" svg:y2="28.91cm" draw:start-shape="id203" draw:start-glue-point="9" draw:end-shape="id196" draw:end-glue-point="5">
          <text:p text:style-name="P4"/>
        </draw:connector>
        <draw:custom-shape draw:style-name="gr16" draw:text-style-name="P3" draw:id="id117" draw:layer="layout" svg:width="0.38cm" svg:height="0.38cm" svg:x="19.676cm" svg:y="28.85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19" draw:layer="layout" svg:width="0.38cm" svg:height="0.38cm" svg:x="19.676cm" svg:y="27.91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21" draw:layer="layout" svg:width="0.38cm" svg:height="0.38cm" svg:x="19.676cm" svg:y="2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94" draw:layer="layout" svg:width="0.38cm" svg:height="0.38cm" svg:x="19.676cm" svg:y="26.38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svg:x1="21.366cm" svg:y1="29.236cm" svg:x2="21.366cm" svg:y2="29.672cm" draw:start-shape="id204" draw:start-glue-point="8" draw:end-shape="id189" draw:end-glue-point="4">
          <text:p text:style-name="P4"/>
        </draw:connector>
        <draw:custom-shape draw:style-name="gr17" draw:text-style-name="P3" draw:id="id189" draw:layer="layout" svg:width="0.38cm" svg:height="0.38cm" svg:x="21.177cm" svg:y="29.67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draw:line-skew="0.326cm 0.326cm" svg:x1="21.231cm" svg:y1="27.324cm" svg:x2="21.366cm" svg:y2="28.856cm" draw:start-shape="id120" draw:start-glue-point="7" draw:end-shape="id204" draw:end-glue-point="4">
          <text:p text:style-name="P4"/>
        </draw:connector>
        <draw:connector draw:style-name="gr4" draw:text-style-name="P3" draw:layer="layout" draw:type="curve" draw:line-skew="0.128cm 0.705cm" svg:x1="21.231cm" svg:y1="26.708cm" svg:x2="21.366cm" svg:y2="28.856cm" draw:start-shape="id122" draw:start-glue-point="7" draw:end-shape="id204" draw:end-glue-point="4">
          <text:p text:style-name="P4"/>
        </draw:connector>
        <draw:connector draw:style-name="gr4" draw:text-style-name="P3" draw:layer="layout" draw:type="curve" svg:x1="21.366cm" svg:y1="28.295cm" svg:x2="21.366cm" svg:y2="28.856cm" draw:start-shape="id118" draw:start-glue-point="8" draw:end-shape="id204" draw:end-glue-point="4">
          <text:p text:style-name="P4"/>
        </draw:connector>
        <draw:connector draw:style-name="gr5" draw:text-style-name="P3" draw:layer="layout" draw:type="curve" svg:x1="21.366cm" svg:y1="27.38cm" svg:x2="21.366cm" svg:y2="27.915cm" draw:start-shape="id120" draw:start-glue-point="8" draw:end-shape="id118" draw:end-glue-point="4">
          <text:p text:style-name="P4"/>
        </draw:connector>
        <draw:connector draw:style-name="gr5" draw:text-style-name="P3" draw:layer="layout" draw:type="curve" draw:line-skew="0.403cm 1.82cm" svg:x1="21.231cm" svg:y1="26.708cm" svg:x2="21.366cm" svg:y2="27.915cm" draw:start-shape="id122" draw:start-glue-point="7" draw:end-shape="id118" draw:end-glue-point="4">
          <text:p text:style-name="P4"/>
        </draw:connector>
        <draw:connector draw:style-name="gr3" draw:text-style-name="P3" draw:layer="layout" draw:type="line" svg:x1="19.526cm" svg:y1="24.995cm" svg:x2="21.231cm" svg:y2="27.969cm" draw:start-shape="id197" draw:start-glue-point="9" draw:end-shape="id118" draw:end-glue-point="5">
          <text:p text:style-name="P4"/>
        </draw:connector>
        <draw:connector draw:style-name="gr3" draw:text-style-name="P3" draw:layer="layout" draw:type="line" svg:x1="19.526cm" svg:y1="24.995cm" svg:x2="21.231cm" svg:y2="27.054cm" draw:start-shape="id197" draw:start-glue-point="9" draw:end-shape="id120" draw:end-glue-point="5">
          <text:p text:style-name="P4"/>
        </draw:connector>
        <draw:connector draw:style-name="gr3" draw:text-style-name="P3" draw:layer="layout" draw:type="line" svg:x1="19.526cm" svg:y1="24.995cm" svg:x2="21.231cm" svg:y2="26.438cm" draw:start-shape="id197" draw:start-glue-point="9" draw:end-shape="id122" draw:end-glue-point="5">
          <text:p text:style-name="P4"/>
        </draw:connector>
        <draw:connector draw:style-name="gr3" draw:text-style-name="P3" draw:layer="layout" draw:type="line" svg:x1="19.526cm" svg:y1="24.995cm" svg:x2="21.231cm" svg:y2="28.91cm" draw:start-shape="id197" draw:start-glue-point="9" draw:end-shape="id204" draw:end-glue-point="5">
          <text:p text:style-name="P4"/>
        </draw:connector>
        <draw:connector draw:style-name="gr3" draw:text-style-name="P3" draw:layer="layout" draw:type="line" svg:x1="16.757cm" svg:y1="27.189cm" svg:x2="19.676cm" svg:y2="27.189cm" draw:start-shape="id191" draw:start-glue-point="10" draw:end-shape="id121" draw:end-glue-point="6">
          <text:p text:style-name="P4"/>
        </draw:connector>
        <draw:custom-shape draw:style-name="gr16" draw:text-style-name="P3" draw:id="id196" draw:layer="layout" svg:width="0.38cm" svg:height="0.38cm" svg:x="16.377cm" svg:y="28.85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92" draw:layer="layout" svg:width="0.38cm" svg:height="0.38cm" svg:x="16.377cm" svg:y="27.91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91" draw:layer="layout" svg:width="0.38cm" svg:height="0.38cm" svg:x="16.377cm" svg:y="2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90" draw:layer="layout" svg:width="0.38cm" svg:height="0.38cm" svg:x="16.377cm" svg:y="26.38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197" draw:layer="layout" svg:width="0.38cm" svg:height="0.38cm" svg:x="19.202cm" svg:y="24.671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193" draw:layer="layout" svg:width="0.38cm" svg:height="0.38cm" svg:x="18.902cm" svg:y="25.771cm">
          <text:p text:style-name="P1"><text:span text:style-name="T6">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04" draw:layer="layout" svg:width="0.38cm" svg:height="0.38cm" svg:x="21.177cm" svg:y="28.85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18" draw:layer="layout" svg:width="0.38cm" svg:height="0.38cm" svg:x="21.177cm" svg:y="27.91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20" draw:layer="layout" svg:width="0.38cm" svg:height="0.38cm" svg:x="21.177cm" svg:y="2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22" draw:layer="layout" svg:width="0.38cm" svg:height="0.38cm" svg:x="21.177cm" svg:y="26.38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3" draw:layer="layout" draw:type="line" svg:x1="20.056cm" svg:y1="26.573cm" svg:x2="21.177cm" svg:y2="26.573cm" draw:start-shape="id194" draw:start-glue-point="10" draw:end-shape="id122" draw:end-glue-point="6">
          <text:p text:style-name="P4"/>
        </draw:connector>
        <draw:connector draw:style-name="gr3" draw:text-style-name="P3" draw:layer="layout" draw:type="line" svg:x1="20.056cm" svg:y1="27.189cm" svg:x2="21.177cm" svg:y2="27.189cm" draw:start-shape="id121" draw:start-glue-point="10" draw:end-shape="id120" draw:end-glue-point="6">
          <text:p text:style-name="P4"/>
        </draw:connector>
        <draw:connector draw:style-name="gr3" draw:text-style-name="P3" draw:layer="layout" draw:type="line" svg:x1="20.056cm" svg:y1="28.104cm" svg:x2="21.177cm" svg:y2="28.104cm" draw:start-shape="id119" draw:start-glue-point="10" draw:end-shape="id118" draw:end-glue-point="6">
          <text:p text:style-name="P4"/>
        </draw:connector>
        <draw:connector draw:style-name="gr3" draw:text-style-name="P3" draw:layer="layout" draw:type="line" svg:x1="20.056cm" svg:y1="29.045cm" svg:x2="21.177cm" svg:y2="29.045cm" draw:start-shape="id117" draw:start-glue-point="10" draw:end-shape="id204" draw:end-glue-point="6">
          <text:p text:style-name="P4"/>
        </draw:connector>
        <draw:custom-shape draw:style-name="gr1" draw:text-style-name="P2" draw:layer="layout" svg:width="4.15cm" svg:height="6.36cm" svg:x="13.76cm" svg:y="31.557cm">
          <text:p text:style-name="P1"><text:span text:style-name="T1">chunk</text:span><text:span text:style-name="T2">t-1</text:span></text:p>
          <draw:enhanced-geometry svg:viewBox="0 0 21600 21600" draw:path-stretchpoint-x="10800" draw:path-stretchpoint-y="10800" draw:text-areas="?f3 ?f4 ?f5 ?f6" draw:type="round-rectangle" draw:modifiers="3542.60869565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draw:line-skew="-0.215cm 0.358cm" svg:x1="21.558cm" svg:y1="35.705cm" svg:x2="21.367cm" svg:y2="37.273cm" draw:start-shape="id6" draw:start-glue-point="10" draw:end-shape="id205" draw:end-glue-point="4">
          <text:p text:style-name="P4"/>
        </draw:connector>
        <draw:connector draw:style-name="gr4" draw:text-style-name="P3" draw:layer="layout" draw:type="curve" draw:line-skew="0.012cm 0.858cm" svg:x1="21.558cm" svg:y1="34.79cm" svg:x2="21.367cm" svg:y2="37.273cm" draw:start-shape="id4" draw:start-glue-point="10" draw:end-shape="id205" draw:end-glue-point="4">
          <text:p text:style-name="P4"/>
        </draw:connector>
        <draw:connector draw:style-name="gr4" draw:text-style-name="P3" draw:layer="layout" draw:type="curve" draw:line-skew="0.17cm 1.215cm" svg:x1="21.558cm" svg:y1="34.174cm" svg:x2="21.367cm" svg:y2="37.273cm" draw:start-shape="id2" draw:start-glue-point="10" draw:end-shape="id205" draw:end-glue-point="4">
          <text:p text:style-name="P4"/>
        </draw:connector>
        <draw:connector draw:style-name="gr3" draw:text-style-name="P3" draw:layer="layout" draw:type="line" svg:x1="16.758cm" svg:y1="34.174cm" svg:x2="19.677cm" svg:y2="34.79cm" draw:start-shape="id206" draw:start-glue-point="10" draw:end-shape="id1" draw:end-glue-point="6">
          <text:p text:style-name="P4"/>
        </draw:connector>
        <draw:connector draw:style-name="gr3" draw:text-style-name="P3" draw:layer="layout" draw:type="line" svg:x1="16.758cm" svg:y1="34.174cm" svg:x2="19.677cm" svg:y2="35.705cm" draw:start-shape="id206" draw:start-glue-point="10" draw:end-shape="id3" draw:end-glue-point="6">
          <text:p text:style-name="P4"/>
        </draw:connector>
        <draw:connector draw:style-name="gr3" draw:text-style-name="P3" draw:layer="layout" draw:type="line" svg:x1="16.758cm" svg:y1="34.79cm" svg:x2="19.677cm" svg:y2="35.705cm" draw:start-shape="id207" draw:start-glue-point="10" draw:end-shape="id3" draw:end-glue-point="6">
          <text:p text:style-name="P4"/>
        </draw:connector>
        <draw:connector draw:style-name="gr3" draw:text-style-name="P3" draw:layer="layout" draw:type="line" svg:x1="16.758cm" svg:y1="34.174cm" svg:x2="19.677cm" svg:y2="36.646cm" draw:start-shape="id206" draw:start-glue-point="10" draw:end-shape="id5" draw:end-glue-point="6">
          <text:p text:style-name="P4"/>
        </draw:connector>
        <draw:connector draw:style-name="gr3" draw:text-style-name="P3" draw:layer="layout" draw:type="line" svg:x1="16.758cm" svg:y1="34.79cm" svg:x2="19.677cm" svg:y2="36.646cm" draw:start-shape="id207" draw:start-glue-point="10" draw:end-shape="id5" draw:end-glue-point="6">
          <text:p text:style-name="P4"/>
        </draw:connector>
        <draw:connector draw:style-name="gr3" draw:text-style-name="P3" draw:layer="layout" draw:type="line" svg:x1="16.758cm" svg:y1="35.705cm" svg:x2="19.677cm" svg:y2="36.646cm" draw:start-shape="id208" draw:start-glue-point="10" draw:end-shape="id5" draw:end-glue-point="6">
          <text:p text:style-name="P4"/>
        </draw:connector>
        <draw:connector draw:style-name="gr3" draw:text-style-name="P3" draw:layer="layout" draw:type="line" svg:x1="19.227cm" svg:y1="33.696cm" svg:x2="19.731cm" svg:y2="35.57cm" draw:start-shape="id209" draw:start-glue-point="9" draw:end-shape="id3" draw:end-glue-point="5">
          <text:p text:style-name="P4"/>
        </draw:connector>
        <draw:connector draw:style-name="gr3" draw:text-style-name="P3" draw:layer="layout" draw:type="line" svg:x1="19.227cm" svg:y1="33.696cm" svg:x2="19.731cm" svg:y2="34.655cm" draw:start-shape="id209" draw:start-glue-point="9" draw:end-shape="id1" draw:end-glue-point="5">
          <text:p text:style-name="P4"/>
        </draw:connector>
        <draw:connector draw:style-name="gr3" draw:text-style-name="P3" draw:layer="layout" draw:type="line" svg:x1="19.227cm" svg:y1="33.696cm" svg:x2="19.731cm" svg:y2="34.039cm" draw:start-shape="id209" draw:start-glue-point="9" draw:end-shape="id210" draw:end-glue-point="5">
          <text:p text:style-name="P4"/>
        </draw:connector>
        <draw:connector draw:style-name="gr3" draw:text-style-name="P3" draw:layer="layout" draw:type="line" svg:x1="19.227cm" svg:y1="33.696cm" svg:x2="19.731cm" svg:y2="36.511cm" draw:start-shape="id209" draw:start-glue-point="9" draw:end-shape="id5" draw:end-glue-point="5">
          <text:p text:style-name="P4"/>
        </draw:connector>
        <draw:connector draw:style-name="gr5" draw:text-style-name="P3" draw:layer="layout" draw:type="curve" draw:line-skew="-0.215cm 0.358cm" svg:x1="16.758cm" svg:y1="35.705cm" svg:x2="16.567cm" svg:y2="37.273cm" draw:start-shape="id208" draw:start-glue-point="10" draw:end-shape="id211" draw:end-glue-point="4">
          <text:p text:style-name="P4"/>
        </draw:connector>
        <draw:connector draw:style-name="gr5" draw:text-style-name="P3" draw:layer="layout" draw:type="curve" draw:line-skew="0.012cm 0.858cm" svg:x1="16.758cm" svg:y1="34.79cm" svg:x2="16.567cm" svg:y2="37.273cm" draw:start-shape="id207" draw:start-glue-point="10" draw:end-shape="id211" draw:end-glue-point="4">
          <text:p text:style-name="P4"/>
        </draw:connector>
        <draw:connector draw:style-name="gr5" draw:text-style-name="P3" draw:layer="layout" draw:type="curve" draw:line-skew="0.17cm 1.215cm" svg:x1="16.758cm" svg:y1="34.174cm" svg:x2="16.567cm" svg:y2="37.273cm" draw:start-shape="id206" draw:start-glue-point="10" draw:end-shape="id211" draw:end-glue-point="4">
          <text:p text:style-name="P4"/>
        </draw:connector>
        <draw:connector draw:style-name="gr6" draw:text-style-name="P3" draw:layer="layout" draw:type="line" svg:x1="16.702cm" svg:y1="34.039cm" svg:x2="18.957cm" svg:y2="33.696cm" draw:start-shape="id206" draw:start-glue-point="11" draw:end-shape="id209" draw:end-glue-point="7">
          <text:p text:style-name="P4"/>
        </draw:connector>
        <draw:connector draw:style-name="gr6" draw:text-style-name="P3" draw:layer="layout" draw:type="line" svg:x1="16.702cm" svg:y1="34.655cm" svg:x2="18.957cm" svg:y2="33.696cm" draw:start-shape="id207" draw:start-glue-point="11" draw:end-shape="id209" draw:end-glue-point="7">
          <text:p text:style-name="P4"/>
        </draw:connector>
        <draw:connector draw:style-name="gr6" draw:text-style-name="P3" draw:layer="layout" draw:type="line" svg:x1="16.702cm" svg:y1="35.57cm" svg:x2="18.957cm" svg:y2="33.696cm" draw:start-shape="id208" draw:start-glue-point="11" draw:end-shape="id209" draw:end-glue-point="7">
          <text:p text:style-name="P4"/>
        </draw:connector>
        <draw:connector draw:style-name="gr6" draw:text-style-name="P3" draw:layer="layout" draw:type="line" svg:x1="16.702cm" svg:y1="36.511cm" svg:x2="18.957cm" svg:y2="33.696cm" draw:start-shape="id212" draw:start-glue-point="11" draw:end-shape="id209" draw:end-glue-point="7">
          <text:p text:style-name="P4"/>
        </draw:connector>
        <draw:connector draw:style-name="gr6" draw:text-style-name="P3" draw:layer="layout" draw:type="line" svg:x1="16.702cm" svg:y1="34.039cm" svg:x2="19.257cm" svg:y2="32.596cm" draw:start-shape="id206" draw:start-glue-point="11" draw:end-shape="id213" draw:end-glue-point="7">
          <text:p text:style-name="P4"/>
        </draw:connector>
        <draw:connector draw:style-name="gr6" draw:text-style-name="P3" draw:layer="layout" draw:type="line" svg:x1="16.702cm" svg:y1="34.655cm" svg:x2="19.257cm" svg:y2="32.596cm" draw:start-shape="id207" draw:start-glue-point="11" draw:end-shape="id213" draw:end-glue-point="7">
          <text:p text:style-name="P4"/>
        </draw:connector>
        <draw:connector draw:style-name="gr6" draw:text-style-name="P3" draw:layer="layout" draw:type="line" svg:x1="16.702cm" svg:y1="35.57cm" svg:x2="19.257cm" svg:y2="32.596cm" draw:start-shape="id208" draw:start-glue-point="11" draw:end-shape="id213" draw:end-glue-point="7">
          <text:p text:style-name="P4"/>
        </draw:connector>
        <draw:connector draw:style-name="gr6" draw:text-style-name="P3" draw:layer="layout" draw:type="line" svg:x1="16.702cm" svg:y1="36.511cm" svg:x2="19.257cm" svg:y2="32.596cm" draw:start-shape="id212" draw:start-glue-point="11" draw:end-shape="id213" draw:end-glue-point="7">
          <text:p text:style-name="P4"/>
        </draw:connector>
        <draw:frame draw:style-name="gr7" draw:text-style-name="P5" draw:layer="layout" svg:width="0.756cm" svg:height="0.399cm" svg:x="12.454cm" svg:y="37.247cm">
          <draw:text-box>
            <text:p text:style-name="P4"><text:span text:style-name="T3"><text:s/></text:span><text:span text:style-name="T3">w </text:span></text:p>
          </draw:text-box>
        </draw:frame>
        <draw:frame draw:style-name="gr8" draw:text-style-name="P5" draw:layer="layout" svg:width="0.761cm" svg:height="0.502cm" svg:x="12.454cm" svg:y="36.457cm">
          <draw:text-box>
            <text:p text:style-name="P4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9" draw:text-style-name="P5" draw:layer="layout" svg:width="1.061cm" svg:height="0.399cm" svg:x="12.454cm" svg:y="33.363cm">
          <draw:text-box>
            <text:p text:style-name="P4"><text:span text:style-name="T3"><text:s/></text:span><text:span text:style-name="T3">pop </text:span></text:p>
          </draw:text-box>
        </draw:frame>
        <draw:frame draw:style-name="gr10" draw:text-style-name="P5" draw:layer="layout" svg:width="0.761cm" svg:height="0.502cm" svg:x="12.454cm" svg:y="35.516cm">
          <draw:text-box>
            <text:p text:style-name="P4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11" draw:text-style-name="P5" draw:layer="layout" svg:width="0.761cm" svg:height="0.502cm" svg:x="12.454cm" svg:y="34.601cm">
          <draw:text-box>
            <text:p text:style-name="P4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12" draw:text-style-name="P5" draw:layer="layout" svg:width="0.761cm" svg:height="0.502cm" svg:x="12.454cm" svg:y="33.985cm">
          <draw:text-box>
            <text:p text:style-name="P4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3" draw:text-style-name="P3" draw:layer="layout" draw:type="line" svg:x1="14.427cm" svg:y1="33.696cm" svg:x2="14.931cm" svg:y2="35.57cm" draw:start-shape="id214" draw:start-glue-point="9" draw:end-shape="id215" draw:end-glue-point="5">
          <text:p text:style-name="P4"/>
        </draw:connector>
        <draw:connector draw:style-name="gr3" draw:text-style-name="P3" draw:layer="layout" draw:type="line" svg:x1="14.427cm" svg:y1="33.696cm" svg:x2="14.931cm" svg:y2="34.655cm" draw:start-shape="id214" draw:start-glue-point="9" draw:end-shape="id216" draw:end-glue-point="5">
          <text:p text:style-name="P4"/>
        </draw:connector>
        <draw:frame draw:style-name="gr13" draw:text-style-name="P6" draw:layer="layout" svg:width="0.337cm" svg:height="0.502cm" svg:x="20.847cm" svg:y="38.177cm">
          <draw:text-box>
            <text:p text:style-name="P4"><text:span text:style-name="T5">w</text:span><text:span text:style-name="T2">t</text:span></text:p>
          </draw:text-box>
        </draw:frame>
        <draw:frame draw:style-name="gr13" draw:text-style-name="P7" draw:layer="layout" svg:width="0.582cm" svg:height="0.502cm" svg:x="16.029cm" svg:y="38.177cm">
          <draw:text-box>
            <text:p text:style-name="P4"><text:span text:style-name="T5">w</text:span><text:span text:style-name="T2">t-1</text:span></text:p>
          </draw:text-box>
        </draw:frame>
        <draw:connector draw:style-name="gr3" draw:text-style-name="P3" draw:layer="layout" draw:type="line" svg:x1="14.427cm" svg:y1="33.696cm" svg:x2="14.931cm" svg:y2="34.039cm" draw:start-shape="id214" draw:start-glue-point="9" draw:end-shape="id217" draw:end-glue-point="5">
          <text:p text:style-name="P4"/>
        </draw:connector>
        <draw:custom-shape draw:style-name="gr14" draw:text-style-name="P3" draw:id="id214" draw:layer="layout" svg:width="0.38cm" svg:height="0.38cm" svg:x="14.103cm" svg:y="33.37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218" draw:layer="layout" svg:width="0.38cm" svg:height="0.38cm" svg:x="14.877cm" svg:y="36.45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215" draw:layer="layout" svg:width="0.38cm" svg:height="0.38cm" svg:x="14.877cm" svg:y="35.5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216" draw:layer="layout" svg:width="0.38cm" svg:height="0.38cm" svg:x="14.877cm" svg:y="34.60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3" draw:id="id217" draw:layer="layout" svg:width="0.38cm" svg:height="0.38cm" svg:x="14.877cm" svg:y="33.98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3" draw:layer="layout" draw:type="line" svg:x1="16.758cm" svg:y1="34.174cm" svg:x2="19.677cm" svg:y2="34.174cm" draw:start-shape="id206" draw:start-glue-point="10" draw:end-shape="id210" draw:end-glue-point="6">
          <text:p text:style-name="P4"/>
        </draw:connector>
        <draw:connector draw:style-name="gr3" draw:text-style-name="P3" draw:layer="layout" draw:type="line" svg:x1="16.758cm" svg:y1="35.705cm" svg:x2="19.677cm" svg:y2="35.705cm" draw:start-shape="id208" draw:start-glue-point="10" draw:end-shape="id3" draw:end-glue-point="6">
          <text:p text:style-name="P4"/>
        </draw:connector>
        <draw:connector draw:style-name="gr3" draw:text-style-name="P3" draw:layer="layout" draw:type="line" svg:x1="16.758cm" svg:y1="36.646cm" svg:x2="19.677cm" svg:y2="36.646cm" draw:start-shape="id212" draw:start-glue-point="10" draw:end-shape="id5" draw:end-glue-point="6">
          <text:p text:style-name="P4"/>
        </draw:connector>
        <draw:frame draw:style-name="gr9" draw:text-style-name="P5" draw:layer="layout" svg:width="1.272cm" svg:height="0.399cm" svg:x="12.455cm" svg:y="32.263cm">
          <draw:text-box>
            <text:p text:style-name="P4"><text:span text:style-name="T3"><text:s/></text:span><text:span text:style-name="T3">push </text:span></text:p>
          </draw:text-box>
        </draw:frame>
        <draw:custom-shape draw:style-name="gr14" draw:text-style-name="P3" draw:id="id219" draw:layer="layout" svg:width="0.38cm" svg:height="0.38cm" svg:x="14.403cm" svg:y="32.27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svg:x1="16.567cm" svg:y1="36.837cm" svg:x2="16.567cm" svg:y2="37.273cm" draw:start-shape="id212" draw:start-glue-point="8" draw:end-shape="id211" draw:end-glue-point="4">
          <text:p text:style-name="P4"/>
        </draw:connector>
        <draw:custom-shape draw:style-name="gr15" draw:text-style-name="P3" draw:id="id211" draw:layer="layout" svg:width="0.38cm" svg:height="0.38cm" svg:x="16.378cm" svg:y="37.27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curve" draw:line-skew="0.326cm 0.326cm" svg:x1="16.432cm" svg:y1="34.925cm" svg:x2="16.567cm" svg:y2="36.457cm" draw:start-shape="id207" draw:start-glue-point="7" draw:end-shape="id212" draw:end-glue-point="4">
          <text:p text:style-name="P4"/>
        </draw:connector>
        <draw:connector draw:style-name="gr5" draw:text-style-name="P3" draw:layer="layout" draw:type="curve" draw:line-skew="0.128cm 0.705cm" svg:x1="16.432cm" svg:y1="34.309cm" svg:x2="16.567cm" svg:y2="36.457cm" draw:start-shape="id206" draw:start-glue-point="7" draw:end-shape="id212" draw:end-glue-point="4">
          <text:p text:style-name="P4"/>
        </draw:connector>
        <draw:connector draw:style-name="gr5" draw:text-style-name="P3" draw:layer="layout" draw:type="curve" svg:x1="16.567cm" svg:y1="35.896cm" svg:x2="16.567cm" svg:y2="36.457cm" draw:start-shape="id208" draw:start-glue-point="8" draw:end-shape="id212" draw:end-glue-point="4">
          <text:p text:style-name="P4"/>
        </draw:connector>
        <draw:connector draw:style-name="gr3" draw:text-style-name="P3" draw:layer="layout" draw:type="line" svg:x1="14.427cm" svg:y1="33.696cm" svg:x2="14.931cm" svg:y2="36.511cm" draw:start-shape="id214" draw:start-glue-point="9" draw:end-shape="id218" draw:end-glue-point="5">
          <text:p text:style-name="P4"/>
        </draw:connector>
        <draw:connector draw:style-name="gr5" draw:text-style-name="P3" draw:layer="layout" draw:type="curve" svg:x1="16.567cm" svg:y1="34.981cm" svg:x2="16.567cm" svg:y2="35.516cm" draw:start-shape="id207" draw:start-glue-point="8" draw:end-shape="id208" draw:end-glue-point="4">
          <text:p text:style-name="P4"/>
        </draw:connector>
        <draw:connector draw:style-name="gr5" draw:text-style-name="P3" draw:layer="layout" draw:type="curve" draw:line-skew="0.403cm 1.82cm" svg:x1="16.432cm" svg:y1="34.309cm" svg:x2="16.567cm" svg:y2="35.516cm" draw:start-shape="id206" draw:start-glue-point="7" draw:end-shape="id208" draw:end-glue-point="4">
          <text:p text:style-name="P4"/>
        </draw:connector>
        <draw:connector draw:style-name="gr3" draw:text-style-name="P3" draw:layer="layout" draw:type="line" svg:x1="14.727cm" svg:y1="32.596cm" svg:x2="16.432cm" svg:y2="35.57cm" draw:start-shape="id219" draw:start-glue-point="9" draw:end-shape="id208" draw:end-glue-point="5">
          <text:p text:style-name="P4"/>
        </draw:connector>
        <draw:connector draw:style-name="gr3" draw:text-style-name="P3" draw:layer="layout" draw:type="line" svg:x1="14.727cm" svg:y1="32.596cm" svg:x2="16.432cm" svg:y2="34.655cm" draw:start-shape="id219" draw:start-glue-point="9" draw:end-shape="id207" draw:end-glue-point="5">
          <text:p text:style-name="P4"/>
        </draw:connector>
        <draw:connector draw:style-name="gr3" draw:text-style-name="P3" draw:layer="layout" draw:type="line" svg:x1="14.727cm" svg:y1="32.596cm" svg:x2="16.432cm" svg:y2="34.039cm" draw:start-shape="id219" draw:start-glue-point="9" draw:end-shape="id206" draw:end-glue-point="5">
          <text:p text:style-name="P4"/>
        </draw:connector>
        <draw:connector draw:style-name="gr3" draw:text-style-name="P3" draw:layer="layout" draw:type="line" svg:x1="15.257cm" svg:y1="34.174cm" svg:x2="16.378cm" svg:y2="34.174cm" draw:start-shape="id217" draw:start-glue-point="10" draw:end-shape="id206" draw:end-glue-point="6">
          <text:p text:style-name="P4"/>
        </draw:connector>
        <draw:connector draw:style-name="gr3" draw:text-style-name="P3" draw:layer="layout" draw:type="line" svg:x1="15.257cm" svg:y1="34.79cm" svg:x2="16.378cm" svg:y2="34.174cm" draw:start-shape="id216" draw:start-glue-point="10" draw:end-shape="id206" draw:end-glue-point="6">
          <text:p text:style-name="P4"/>
        </draw:connector>
        <draw:connector draw:style-name="gr3" draw:text-style-name="P3" draw:layer="layout" draw:type="line" svg:x1="15.257cm" svg:y1="34.79cm" svg:x2="16.378cm" svg:y2="34.79cm" draw:start-shape="id216" draw:start-glue-point="10" draw:end-shape="id207" draw:end-glue-point="6">
          <text:p text:style-name="P4"/>
        </draw:connector>
        <draw:connector draw:style-name="gr3" draw:text-style-name="P3" draw:layer="layout" draw:type="line" svg:x1="15.257cm" svg:y1="35.705cm" svg:x2="16.378cm" svg:y2="34.79cm" draw:start-shape="id215" draw:start-glue-point="10" draw:end-shape="id207" draw:end-glue-point="6">
          <text:p text:style-name="P4"/>
        </draw:connector>
        <draw:connector draw:style-name="gr3" draw:text-style-name="P3" draw:layer="layout" draw:type="line" svg:x1="15.257cm" svg:y1="35.705cm" svg:x2="16.378cm" svg:y2="35.705cm" draw:start-shape="id215" draw:start-glue-point="10" draw:end-shape="id208" draw:end-glue-point="6">
          <text:p text:style-name="P4"/>
        </draw:connector>
        <draw:connector draw:style-name="gr3" draw:text-style-name="P3" draw:layer="layout" draw:type="line" svg:x1="15.257cm" svg:y1="36.646cm" svg:x2="16.378cm" svg:y2="35.705cm" draw:start-shape="id218" draw:start-glue-point="10" draw:end-shape="id208" draw:end-glue-point="6">
          <text:p text:style-name="P4"/>
        </draw:connector>
        <draw:connector draw:style-name="gr3" draw:text-style-name="P3" draw:layer="layout" draw:type="line" svg:x1="15.257cm" svg:y1="36.646cm" svg:x2="16.378cm" svg:y2="36.646cm" draw:start-shape="id218" draw:start-glue-point="10" draw:end-shape="id212" draw:end-glue-point="6">
          <text:p text:style-name="P4"/>
        </draw:connector>
        <draw:connector draw:style-name="gr3" draw:text-style-name="P3" draw:layer="layout" draw:type="line" svg:x1="14.727cm" svg:y1="32.596cm" svg:x2="16.432cm" svg:y2="36.511cm" draw:start-shape="id219" draw:start-glue-point="9" draw:end-shape="id212" draw:end-glue-point="5">
          <text:p text:style-name="P4"/>
        </draw:connector>
        <draw:custom-shape draw:style-name="gr16" draw:text-style-name="P3" draw:id="id5" draw:layer="layout" svg:width="0.38cm" svg:height="0.38cm" svg:x="19.677cm" svg:y="36.45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3" draw:layer="layout" svg:width="0.38cm" svg:height="0.38cm" svg:x="19.677cm" svg:y="35.5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1" draw:layer="layout" svg:width="0.38cm" svg:height="0.38cm" svg:x="19.677cm" svg:y="34.60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10" draw:layer="layout" svg:width="0.38cm" svg:height="0.38cm" svg:x="19.677cm" svg:y="33.98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svg:x1="21.367cm" svg:y1="36.837cm" svg:x2="21.367cm" svg:y2="37.273cm" draw:start-shape="id220" draw:start-glue-point="8" draw:end-shape="id205" draw:end-glue-point="4">
          <text:p text:style-name="P4"/>
        </draw:connector>
        <draw:custom-shape draw:style-name="gr17" draw:text-style-name="P3" draw:id="id205" draw:layer="layout" svg:width="0.38cm" svg:height="0.38cm" svg:x="21.178cm" svg:y="37.27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draw:type="curve" draw:line-skew="0.326cm 0.326cm" svg:x1="21.232cm" svg:y1="34.925cm" svg:x2="21.367cm" svg:y2="36.457cm" draw:start-shape="id4" draw:start-glue-point="7" draw:end-shape="id220" draw:end-glue-point="4">
          <text:p text:style-name="P4"/>
        </draw:connector>
        <draw:connector draw:style-name="gr4" draw:text-style-name="P3" draw:layer="layout" draw:type="curve" draw:line-skew="0.128cm 0.705cm" svg:x1="21.232cm" svg:y1="34.309cm" svg:x2="21.367cm" svg:y2="36.457cm" draw:start-shape="id2" draw:start-glue-point="7" draw:end-shape="id220" draw:end-glue-point="4">
          <text:p text:style-name="P4"/>
        </draw:connector>
        <draw:connector draw:style-name="gr4" draw:text-style-name="P3" draw:layer="layout" draw:type="curve" svg:x1="21.367cm" svg:y1="35.896cm" svg:x2="21.367cm" svg:y2="36.457cm" draw:start-shape="id6" draw:start-glue-point="8" draw:end-shape="id220" draw:end-glue-point="4">
          <text:p text:style-name="P4"/>
        </draw:connector>
        <draw:connector draw:style-name="gr5" draw:text-style-name="P3" draw:layer="layout" draw:type="curve" svg:x1="21.367cm" svg:y1="34.981cm" svg:x2="21.367cm" svg:y2="35.516cm" draw:start-shape="id4" draw:start-glue-point="8" draw:end-shape="id6" draw:end-glue-point="4">
          <text:p text:style-name="P4"/>
        </draw:connector>
        <draw:connector draw:style-name="gr5" draw:text-style-name="P3" draw:layer="layout" draw:type="curve" draw:line-skew="0.403cm 1.82cm" svg:x1="21.232cm" svg:y1="34.309cm" svg:x2="21.367cm" svg:y2="35.516cm" draw:start-shape="id2" draw:start-glue-point="7" draw:end-shape="id6" draw:end-glue-point="4">
          <text:p text:style-name="P4"/>
        </draw:connector>
        <draw:connector draw:style-name="gr3" draw:text-style-name="P3" draw:layer="layout" draw:type="line" svg:x1="19.527cm" svg:y1="32.596cm" svg:x2="21.232cm" svg:y2="35.57cm" draw:start-shape="id213" draw:start-glue-point="9" draw:end-shape="id6" draw:end-glue-point="5">
          <text:p text:style-name="P4"/>
        </draw:connector>
        <draw:connector draw:style-name="gr3" draw:text-style-name="P3" draw:layer="layout" draw:type="line" svg:x1="19.527cm" svg:y1="32.596cm" svg:x2="21.232cm" svg:y2="34.655cm" draw:start-shape="id213" draw:start-glue-point="9" draw:end-shape="id4" draw:end-glue-point="5">
          <text:p text:style-name="P4"/>
        </draw:connector>
        <draw:connector draw:style-name="gr3" draw:text-style-name="P3" draw:layer="layout" draw:type="line" svg:x1="19.527cm" svg:y1="32.596cm" svg:x2="21.232cm" svg:y2="34.039cm" draw:start-shape="id213" draw:start-glue-point="9" draw:end-shape="id2" draw:end-glue-point="5">
          <text:p text:style-name="P4"/>
        </draw:connector>
        <draw:connector draw:style-name="gr3" draw:text-style-name="P3" draw:layer="layout" draw:type="line" svg:x1="19.527cm" svg:y1="32.596cm" svg:x2="21.232cm" svg:y2="36.511cm" draw:start-shape="id213" draw:start-glue-point="9" draw:end-shape="id220" draw:end-glue-point="5">
          <text:p text:style-name="P4"/>
        </draw:connector>
        <draw:connector draw:style-name="gr3" draw:text-style-name="P3" draw:layer="layout" draw:type="line" svg:x1="16.758cm" svg:y1="34.79cm" svg:x2="19.677cm" svg:y2="34.79cm" draw:start-shape="id207" draw:start-glue-point="10" draw:end-shape="id1" draw:end-glue-point="6">
          <text:p text:style-name="P4"/>
        </draw:connector>
        <draw:custom-shape draw:style-name="gr16" draw:text-style-name="P3" draw:id="id212" draw:layer="layout" svg:width="0.38cm" svg:height="0.38cm" svg:x="16.378cm" svg:y="36.45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08" draw:layer="layout" svg:width="0.38cm" svg:height="0.38cm" svg:x="16.378cm" svg:y="35.5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07" draw:layer="layout" svg:width="0.38cm" svg:height="0.38cm" svg:x="16.378cm" svg:y="34.60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06" draw:layer="layout" svg:width="0.38cm" svg:height="0.38cm" svg:x="16.378cm" svg:y="33.98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213" draw:layer="layout" svg:width="0.38cm" svg:height="0.38cm" svg:x="19.203cm" svg:y="32.272cm">
          <text:p text:style-name="P1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8" draw:id="id209" draw:layer="layout" svg:width="0.38cm" svg:height="0.38cm" svg:x="18.903cm" svg:y="33.372cm">
          <text:p text:style-name="P1"><text:span text:style-name="T6">4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20" draw:layer="layout" svg:width="0.38cm" svg:height="0.38cm" svg:x="21.178cm" svg:y="36.45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6" draw:layer="layout" svg:width="0.38cm" svg:height="0.38cm" svg:x="21.178cm" svg:y="35.5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4" draw:layer="layout" svg:width="0.38cm" svg:height="0.38cm" svg:x="21.178cm" svg:y="34.60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" draw:layer="layout" svg:width="0.38cm" svg:height="0.38cm" svg:x="21.178cm" svg:y="33.98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3" draw:layer="layout" draw:type="line" svg:x1="20.057cm" svg:y1="34.174cm" svg:x2="21.178cm" svg:y2="34.174cm" draw:start-shape="id210" draw:start-glue-point="10" draw:end-shape="id2" draw:end-glue-point="6">
          <text:p text:style-name="P4"/>
        </draw:connector>
        <draw:connector draw:style-name="gr3" draw:text-style-name="P3" draw:layer="layout" draw:type="line" svg:x1="20.057cm" svg:y1="34.79cm" svg:x2="21.178cm" svg:y2="34.79cm" draw:start-shape="id1" draw:start-glue-point="10" draw:end-shape="id4" draw:end-glue-point="6">
          <text:p text:style-name="P4"/>
        </draw:connector>
        <draw:connector draw:style-name="gr3" draw:text-style-name="P3" draw:layer="layout" draw:type="line" svg:x1="20.057cm" svg:y1="35.705cm" svg:x2="21.178cm" svg:y2="35.705cm" draw:start-shape="id3" draw:start-glue-point="10" draw:end-shape="id6" draw:end-glue-point="6">
          <text:p text:style-name="P4"/>
        </draw:connector>
        <draw:connector draw:style-name="gr3" draw:text-style-name="P3" draw:layer="layout" draw:type="line" svg:x1="20.057cm" svg:y1="36.646cm" svg:x2="21.178cm" svg:y2="36.646cm" draw:start-shape="id5" draw:start-glue-point="10" draw:end-shape="id220" draw:end-glue-point="6">
          <text:p text:style-name="P4"/>
        </draw:connector>
        <draw:frame draw:style-name="gr9" draw:text-style-name="P10" draw:layer="layout" svg:width="2.119cm" svg:height="0.399cm" svg:x="6.853cm" svg:y="0.661cm">
          <draw:text-box>
            <text:p text:style-name="P9"><text:span text:style-name="T7"><text:s/></text:span><text:span text:style-name="T7">push = 0 </text:span></text:p>
          </draw:text-box>
        </draw:frame>
        <draw:frame draw:style-name="gr9" draw:text-style-name="P10" draw:layer="layout" svg:width="2.119cm" svg:height="0.399cm" svg:x="17.054cm" svg:y="0.661cm">
          <draw:text-box>
            <text:p text:style-name="P9"><text:span text:style-name="T7"><text:s/></text:span><text:span text:style-name="T7">push = 1 </text:span></text:p>
          </draw:text-box>
        </draw:frame>
        <draw:frame draw:style-name="gr9" draw:text-style-name="P10" draw:layer="layout" svg:width="1.907cm" svg:height="0.399cm" svg:x="0.153cm" svg:y="4.361cm">
          <draw:text-box>
            <text:p text:style-name="P9"><text:span text:style-name="T7"><text:s/></text:span><text:span text:style-name="T7">pop = 0 </text:span></text:p>
          </draw:text-box>
        </draw:frame>
        <draw:frame draw:style-name="gr9" draw:text-style-name="P10" draw:layer="layout" svg:width="1.907cm" svg:height="0.399cm" svg:x="0.154cm" svg:y="11.961cm">
          <draw:text-box>
            <text:p text:style-name="P9"><text:span text:style-name="T7"><text:s/></text:span><text:span text:style-name="T7">pop = 1 </text:span></text:p>
          </draw:text-box>
        </draw:frame>
        <draw:frame draw:style-name="gr9" draw:text-style-name="P10" draw:layer="layout" svg:width="1.907cm" svg:height="0.399cm" svg:x="0.155cm" svg:y="19.261cm">
          <draw:text-box>
            <text:p text:style-name="P9"><text:span text:style-name="T7"><text:s/></text:span><text:span text:style-name="T7">pop = 2 </text:span></text:p>
          </draw:text-box>
        </draw:frame>
        <draw:frame draw:style-name="gr9" draw:text-style-name="P10" draw:layer="layout" svg:width="1.907cm" svg:height="0.399cm" svg:x="0.156cm" svg:y="26.761cm">
          <draw:text-box>
            <text:p text:style-name="P9"><text:span text:style-name="T7"><text:s/></text:span><text:span text:style-name="T7">pop = 3 </text:span></text:p>
          </draw:text-box>
        </draw:frame>
        <draw:frame draw:style-name="gr9" draw:text-style-name="P10" draw:layer="layout" svg:width="1.907cm" svg:height="0.399cm" svg:x="0.157cm" svg:y="34.261cm">
          <draw:text-box>
            <text:p text:style-name="P9"><text:span text:style-name="T7"><text:s/></text:span><text:span text:style-name="T7">pop = 4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s" style:country-asian="ES" style:font-family-complex="Tahoma, Lucidasans, 'Lucida Sans', 'Arial Unicode MS'" style:font-pitch-complex="variable" style:font-size-complex="24pt" style:language-complex="es" style:country-complex="ES"/>
    </style:default-style>
    <style:style style:name="standard" style:family="graphic">
      <style:graphic-properties draw:stroke="dash" draw:stroke-dash="Ultrafine_20_Dashed" svg:stroke-width="0.025cm" svg:stroke-color="#000000" draw:marker-start-width="0.152cm" draw:marker-start-center="false" draw:marker-end="Arrow" draw:marker-end-width="0.05cm" draw:marker-end-center="false" draw:stroke-linejoin="round" draw:fill="solid" draw:fill-color="#c0c0c0" draw:fill-gradient-name="Gradient_20_7" draw:fill-hatch-name="Hatch_20_1" draw:fill-image-name="Bitmape_20_1" draw:fill-image-width="0cm" draw:fill-image-height="0cm" fo:wrap-option="no-wrap" draw:shadow="hidden" draw:shadow-offset-x="0.305cm" draw:shadow-offset-y="0.305cm" draw:shadow-color="#808080" draw:start-line-spacing-horizontal="0.6cm" draw:start-line-spacing-vertical="0.6cm" draw:end-line-spacing-horizontal="0.6cm" draw:end-line-spacing-vertical="0.6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39.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5-04-06T11:52:55</meta:creation-date>
    <dc:creator>Filip Jurcicek</dc:creator>
    <dc:date>2006-12-10T19:47:55</dc:date>
    <dc:language>en-US</dc:language>
    <meta:editing-cycles>61</meta:editing-cycles>
    <meta:editing-duration>PT12H44M46S</meta:editing-duration>
    <meta:user-defined meta:name="Info 1"/>
    <meta:user-defined meta:name="Info 2"/>
    <meta:user-defined meta:name="Info 3"/>
    <meta:user-defined meta:name="Info 4"/>
    <meta:document-statistic meta:object-count="988"/>
  </office:meta>
</office:document-meta>
</file>